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Arial1" svg:font-family="Arial" style:font-pitch="variable"/>
    <style:font-face style:name="MS Mincho" svg:font-family="'MS Mincho'" style:font-pitch="variable"/>
    <style:font-face style:name="Tahoma" svg:font-family="Tahoma" style:font-pitch="variable"/>
    <style:font-face style:name="宋体" svg:font-family="宋体, SimSu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Unicode" svg:font-family="'Lucida Sans Unicode'" style:font-family-generic="swiss" style:font-pitch="variable"/>
    <style:font-face style:name="Tahoma2" svg:font-family="Tahoma" style:font-family-generic="swiss" style:font-pitch="variable"/>
  </office:font-face-decls>
  <office:automatic-styles>
    <style:style style:name="P1" style:family="paragraph" style:parent-style-name="cjk">
      <style:text-properties fo:color="#000000" style:font-name="Arial" style:font-name-complex="Arial"/>
    </style:style>
    <style:style style:name="P2" style:family="paragraph" style:parent-style-name="Default_20_Text">
      <style:text-properties style:font-name="Arial" style:font-name-asian="Arial"/>
    </style:style>
    <style:style style:name="P3" style:family="paragraph" style:parent-style-name="Text_20_Body_20_Single">
      <style:text-properties fo:color="#000000"/>
    </style:style>
    <style:style style:name="P4" style:family="paragraph" style:parent-style-name="Text_20_Body_20_Single">
      <style:text-properties fo:color="#000000" style:font-name="Arial"/>
    </style:style>
    <style:style style:name="P5" style:family="paragraph" style:parent-style-name="Text_20_Body_20_Single">
      <style:text-properties fo:color="#000000" style:font-name="Arial" fo:background-color="#c0c0c0" style:font-name-complex="Arial"/>
    </style:style>
    <style:style style:name="P6" style:family="paragraph" style:parent-style-name="Text_20_Body_20_Single">
      <style:text-properties fo:color="#000000" style:font-name="Arial" style:font-name-complex="Arial"/>
    </style:style>
    <style:style style:name="P7" style:family="paragraph" style:parent-style-name="Text_20_Body_20_Single">
      <style:text-properties style:font-name="Arial"/>
    </style:style>
    <style:style style:name="P8" style:family="paragraph" style:parent-style-name="Text_20_Body_20_Single">
      <style:text-properties style:font-name="Arial" fo:font-weight="bold" style:font-weight-asian="bold"/>
    </style:style>
    <style:style style:name="P9" style:family="paragraph" style:parent-style-name="Text_20_Body_20_Single">
      <style:paragraph-properties fo:margin-top="0.0693in" fo:margin-bottom="0.0835in"/>
      <style:text-properties style:font-name="Arial"/>
    </style:style>
    <style:style style:name="P10" style:family="paragraph" style:parent-style-name="Text_20_Body_20_Single">
      <style:paragraph-properties fo:margin-left="0.1965in" fo:margin-right="0in" fo:margin-top="0.0693in" fo:margin-bottom="0in" fo:text-indent="0in" style:auto-text-indent="false"/>
    </style:style>
    <style:style style:name="P11" style:family="paragraph" style:parent-style-name="Text_20_Body_20_Single">
      <style:paragraph-properties fo:margin-left="0.1965in" fo:margin-right="0in" fo:text-indent="-0.1965in" style:auto-text-indent="false"/>
    </style:style>
    <style:style style:name="P12" style:family="paragraph" style:parent-style-name="Text_20_Body_20_Single">
      <style:paragraph-properties fo:margin-left="0.198in" fo:margin-right="0in" fo:text-indent="-0.198in" style:auto-text-indent="false"/>
    </style:style>
    <style:style style:name="P13" style:family="paragraph" style:parent-style-name="Text_20_Body_20_Single">
      <style:paragraph-properties fo:margin-left="0.1252in" fo:margin-right="0in" fo:text-indent="-0.1252in" style:auto-text-indent="false"/>
    </style:style>
    <style:style style:name="P14" style:family="paragraph" style:parent-style-name="cjk">
      <style:paragraph-properties fo:margin-left="0in" fo:margin-right="0in" fo:text-indent="0in" style:auto-text-indent="false"/>
    </style:style>
    <style:style style:name="P15" style:family="paragraph" style:parent-style-name="Heading_20_3" style:list-style-name="">
      <style:text-properties fo:font-size="13pt" style:font-size-asian="13pt"/>
    </style:style>
    <style:style style:name="P16" style:family="paragraph" style:parent-style-name="Heading_20_3" style:list-style-name=""/>
    <style:style style:name="P17" style:family="paragraph" style:parent-style-name="Heading_20_3" style:list-style-name="">
      <style:paragraph-properties fo:margin-left="0.0193in" fo:margin-right="0in" fo:text-indent="0in" style:auto-text-indent="false"/>
      <style:text-properties fo:font-size="13pt" style:font-size-asian="13pt"/>
    </style:style>
    <style:style style:name="P18" style:family="paragraph" style:parent-style-name="Text_20_Body_20_Single" style:list-style-name="WW8Num1">
      <style:paragraph-properties fo:margin-left="0.7382in" fo:margin-right="0in" fo:margin-top="0.0693in" fo:margin-bottom="0in" fo:text-indent="-0.1965in" style:auto-text-indent="false"/>
      <style:text-properties style:font-name="Arial"/>
    </style:style>
    <style:style style:name="P19" style:family="paragraph" style:parent-style-name="Text_20_Body_20_Single" style:list-style-name="WW8Num3">
      <style:paragraph-properties fo:margin-left="0.7382in" fo:margin-right="0in" fo:margin-top="0.0693in" fo:margin-bottom="0in" fo:text-indent="-0.1965in" style:auto-text-indent="false"/>
      <style:text-properties style:font-name="Arial"/>
    </style:style>
    <style:style style:name="P20" style:family="paragraph" style:parent-style-name="Text_20_Body_20_Single" style:list-style-name="WW8Num2">
      <style:paragraph-properties fo:margin-left="0.6965in" fo:margin-right="0in" fo:margin-top="0.0693in" fo:margin-bottom="0in" fo:text-indent="-0.1965in" style:auto-text-indent="false"/>
      <style:text-properties style:font-name="Arial"/>
    </style:style>
    <style:style style:name="P21" style:family="paragraph" style:parent-style-name="Heading_20_2" style:list-style-name=""/>
    <style:style style:name="T1" style:family="text">
      <style:text-properties fo:color="#000000"/>
    </style:style>
    <style:style style:name="T2" style:family="text">
      <style:text-properties fo:color="#000000" style:font-name="Arial"/>
    </style:style>
    <style:style style:name="T3" style:family="text">
      <style:text-properties fo:color="#000000" style:font-name="Arial" style:font-name-complex="Arial"/>
    </style:style>
    <style:style style:name="T4" style:family="text">
      <style:text-properties fo:color="#000000" style:font-name="Arial" style:font-name-asian="宋体" style:language-asian="zh" style:country-asian="CN" style:font-name-complex="Arial"/>
    </style:style>
    <style:style style:name="T5" style:family="text">
      <style:text-properties fo:color="#000000" style:font-name="Arial" fo:font-size="13pt" fo:font-weight="bold" style:font-size-asian="13pt" style:font-weight-asian="bold"/>
    </style:style>
    <style:style style:name="T6" style:family="text">
      <style:text-properties fo:color="#000000" fo:font-weight="bold" style:font-weight-asian="bold"/>
    </style:style>
    <style:style style:name="T7" style:family="text">
      <style:text-properties fo:color="#000000" fo:font-style="italic" fo:font-weight="bold" style:font-style-asian="italic" style:font-weight-asian="bold"/>
    </style:style>
    <style:style style:name="T8" style:family="text">
      <style:text-properties fo:color="#000000" style:font-name="Wingdings"/>
    </style:style>
    <style:style style:name="T9" style:family="text">
      <style:text-properties fo:color="#000000" style:font-name="Wingdings" fo:font-size="12pt" fo:font-weight="normal" style:font-size-asian="12pt" style:font-weight-asian="normal"/>
    </style:style>
    <style:style style:name="T10" style:family="text">
      <style:text-properties fo:color="#0000ff"/>
    </style:style>
    <style:style style:name="T11" style:family="text">
      <style:text-properties fo:color="#0000ff" fo:font-style="italic" style:font-style-asian="italic" style:font-style-complex="italic"/>
    </style:style>
    <style:style style:name="T12" style:family="text">
      <style:text-properties style:font-name="Arial"/>
    </style:style>
    <style:style style:name="T13" style:family="text">
      <style:text-properties style:font-name="Arial" fo:font-style="italic" fo:font-weight="bold" style:font-style-asian="italic" style:font-weight-asian="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3">Character Statistics is an improvement of the existing document statistics function, with which user can calculate the number of CJK (Chinese Japanese and Korean), Western and other words in a document separately. Another improved function is user can calculate the number of characters</text:span><text:span text:style-name="T4"> <text:s/></text:span><text:span text:style-name="T3"><text:s/>excluding separators such as space, tab as well. At the same time it keeps the features of the original tool such as table statistics, graphic statistics, and so on.</text:span></text:p>
      <text:p text:style-name="P1"/>
      <text:p text:style-name="Text_20_Body_20_Single">The official version of this document can be found in the OpenStorm Document Library Notes Database under the file name <text:span text:style-name="T11">SD(1).sxw. </text:span>Authorized users may access this database and view or print this document from there. </text:p>
      <text:p text:style-name="P2"/>
      <text:p text:style-name="Text_20_Body_20_Single">Users of this document are responsible for using the official version, and for continuously verifying that any copies of the document in whole or in part, are the official version. <text:s/>If this document is not a copy of the official version, it is obsolete.</text:p>
      <text:p text:style-name="P2"/>
      <text:p text:style-name="P5">For minor changes or updates, the author(s) can modify the contents of the Approved Version of this document without the need of re-approval by the designated approver(s). In other words, the author can approve his/her document by directly updating the Approver List and History and Summary Changes sections.</text:p>
      <text:p text:style-name="P6"/>
      <text:p text:style-name="Text_20_Body_20_Single"><text:span text:style-name="T1">This test plan will focus on FVT (Functional Verification Test) and NL-FVT (National Language - Functional Verification Test) of the feature </text:span><text:span text:style-name="T6">Header and Footer , Rehearse Timings, </text:span><text:span text:style-name="T5">Increase/Reduce Font Size and Toggle slide show mode </text:span><text:span text:style-name="T10">. <text:s/></text:span><text:span text:style-name="T1">All test cases cover the </text:span><text:span text:style-name="T6">Header and Footer</text:span><text:span text:style-name="T1"> , </text:span><text:span text:style-name="T6">Rehearse Timings, </text:span><text:span text:style-name="T5">Increase/Reduce Font Size and Toggle slide show mode </text:span><text:span text:style-name="T6"><text:s/></text:span><text:span text:style-name="T1"><text:s/>will be included in this plan. When performing FVT and NL-FVT test, this document should be the exclusive official version. </text:span></text:p>
      <text:h text:style-name="P21" text:outline-level="2"/>
      <text:p text:style-name="P8"/>
      <text:p text:style-name="Text_20_Body_20_Single"><text:span text:style-name="T12">Firstly, </text:span><text:span text:style-name="T13">Header&amp;Footer</text:span><text:span text:style-name="T12"> <text:s/>feature will provide a way for users to customize the masters of slide, handout and notes, and then provide a way to add, delete and modify Header&amp;Footer properties of OpenStorm Presentation Documents. Thus the information of OpenStorm Presentation Documents can be enriched greatly. </text:span></text:p>
      <text:p text:style-name="Text_20_Body_20_Single"><text:span text:style-name="T7">Headers and Footer</text:span><text:span text:style-name="T6">s</text:span><text:span text:style-name="T1"> are typically used in printed documents. You can create headers and footers that include text or graphics, There are </text:span><text:span text:style-name="T2">four areas--Date area, Footer area, Number area and Header area, which are belong to Header and Footer in the broad sense. </text:span><text:span text:style-name="T1">A header is printed in the top margin. A footer is printed in the bottom margin. </text:span><text:span text:style-name="T2">At <text:s/>the end, the value of the four areas can be customized as needed. </text:span></text:p>
      <text:p text:style-name="P4"/>
      <text:h text:style-name="P15" text:outline-level="3"/>
      <text:p text:style-name="P7">The current functions of Rehearse Timings provided by OpenOffice.org 1.0.1are:</text:p>
      <text:list xml:id="list29445486" text:style-name="WW8Num1">
        <text:list-item>
          <text:p text:style-name="P18">To set for your slides before you rehearse, or you can set them automatically while you rehearse. If you set them before you rehearse, you'll find it to work in slide. sorter view where you see miniatures of each slide in your presentation. You can set the timing for one or more selected slides. You can also set a different timing for each slide.</text:p>
        </text:list-item>
      </text:list>
      <text:list xml:id="list29433353" text:style-name="WW8Num2">
        <text:list-item>
          <text:p text:style-name="P20">To record the time escape of the current slide when you present. When you move the next slide, the timing will be reset to zero.</text:p>
        </text:list-item>
      </text:list>
      <text:p text:style-name="P9">In Open Storm, we will add/improve the following functions to the Rehearse Timings:</text:p>
      <text:list xml:id="list29453520" text:style-name="WW8Num3">
        <text:list-item>
          <text:p text:style-name="P19">Record the accumulated time escape of the whole presentation.</text:p>
        </text:list-item>
        <text:list-item>
          <text:p text:style-name="P19">Hide/unhide the Rehearse Timings button by a certain shortcut key. </text:p>
        </text:list-item>
      </text:list>
      <text:p text:style-name="P10"/>
      <text:h text:style-name="P17" text:outline-level="3"/>
      <text:p text:style-name="P7">This function provides a shortcut key to increase/reduce Font Size of the selected character objects. </text:p>
      <text:p text:style-name="Text_20_Body_20_Single"/>
      <text:h text:style-name="P16" text:outline-level="3"/>
      <text:p text:style-name="P7">This feature is for SD <text:s/>provide user a convenience way to begin slide show from current page. </text:p>
      <text:p text:style-name="Text_20_Body_20_Single"/>
      <text:h text:style-name="P21" text:outline-level="2"><text:span text:style-name="T9"></text:span><text:span text:style-name="T1"> Function of <text:s/>Add, Delete and Modify the Header&amp;Footer Properties .</text:span></text:h>
      <text:p text:style-name="P11"><text:span text:style-name="T8"></text:span><text:span text:style-name="T2"> Header&amp;Footer Dialog's Mode</text:span>.</text:p>
      <text:p text:style-name="P11"><text:span text:style-name="T8"></text:span><text:span text:style-name="T2"> The communication between Header&amp;Footer Properties with Document objects in OpenStorm</text:span><text:span text:style-name="T12">. </text:span></text:p>
      <text:p text:style-name="P12"><text:span text:style-name="T8"></text:span> The connection between Header&amp;Footer areas and Header&amp;Footer dialog.</text:p>
      <text:p text:style-name="Text_20_Body_20_Single"><text:span text:style-name="T8"></text:span><text:span text:style-name="T12"> Function of Undo/Redo. </text:span></text:p>
      <text:p text:style-name="P3"/>
      <text:h text:style-name="P15" text:outline-level="3"/>
      <text:p text:style-name="Text_20_Body_20_Single"><text:span text:style-name="T8"></text:span> Rehearse Timings dialog's Mode.</text:p>
      <text:p text:style-name="P13"><text:span text:style-name="T8"></text:span> The communication between Rehearse Timings dialog with Presentation Documents in OpenStorm.<text:span text:style-name="T3">Character Statistics is an improvement of the existing document statistics function, with which user can calculate the number of CJK (Chinese Japanese and Korean), Western and other words in a document separately. Another improved function is user can calculate the number of characters</text:span><text:span text:style-name="T4"> <text:s/></text:span><text:span text:style-name="T3"><text:s/>excluding separators such as space, tab as well. At the same time it keeps the features of the original tool such as table statistics, graphic statistics, and so on.</text:span></text:p>
      <text:p text:style-name="P1"/>
      <text:p text:style-name="Text_20_Body_20_Single">The official version of this document can be found in the OpenStorm Document Library Notes Database under the file name <text:span text:style-name="T11">SD(1).sxw. </text:span>Authorized users may access this database and view or print this document from there. </text:p>
      <text:p text:style-name="P2"/>
      <text:p text:style-name="Text_20_Body_20_Single">Users of this document are responsible for using the official version, and for continuously verifying that any copies of the document in whole or in part, are the official version. <text:s/>If this document is not a copy of the official version, it is obsolete.</text:p>
      <text:p text:style-name="P2"/>
      <text:p text:style-name="P6">For minor changes or updates, the author(s) can modify the contents of the Approved Version of this document without the need of re-approval by the designated approver(s). In other words, the author can approve his/her document by directly updating the Approver List and History and Summary Changes sections.</text:p>
      <text:p text:style-name="P6"/>
      <text:p text:style-name="Text_20_Body_20_Single"><text:span text:style-name="T1">This test plan will focus on FVT (Functional Verification Test) and NL-FVT (National Language - Functional Verification Test) of the feature </text:span><text:span text:style-name="T6">Header and Footer , Rehearse Timings, </text:span><text:span text:style-name="T5">Increase/Reduce Font Size and Toggle slide show mode </text:span><text:span text:style-name="T10">. <text:s/></text:span><text:span text:style-name="T1">All test cases cover the </text:span><text:span text:style-name="T6">Header and Footer</text:span><text:span text:style-name="T1"> , </text:span><text:span text:style-name="T6">Rehearse Timings, </text:span><text:span text:style-name="T5">Increase/Reduce Font Size and Toggle slide show mode </text:span><text:span text:style-name="T6"><text:s/></text:span><text:span text:style-name="T1"><text:s/>will be included in this plan. When performing FVT and NL-FVT test, this document should be the exclusive official version. </text:span></text:p>
      <text:h text:style-name="P21" text:outline-level="2"/>
      <text:p text:style-name="P8"/>
      <text:p text:style-name="Text_20_Body_20_Single"><text:span text:style-name="T12">Firstly, </text:span><text:span text:style-name="T13">Header&amp;Footer</text:span><text:span text:style-name="T12"> <text:s/>feature will provide a way for users to customize the masters of slide, handout and notes, and then provide a way to add, delete and modify Header&amp;Footer properties of OpenStorm Presentation Documents. Thus the information of OpenStorm Presentation Documents can be enriched greatly. </text:span></text:p>
      <text:p text:style-name="Text_20_Body_20_Single"><text:span text:style-name="T7">Headers and Footer</text:span><text:span text:style-name="T6">s</text:span><text:span text:style-name="T1"> are typically used in printed documents. You can create headers and footers that include text or graphics, There are </text:span><text:span text:style-name="T2">four areas--Date area, Footer area, Number area and Header area, which are belong to Header and Footer in the broad sense. </text:span><text:span text:style-name="T1">A header is printed in the top margin. A footer is printed in the bottom margin. </text:span><text:span text:style-name="T2">At <text:s/>the end, the value of </text:span><text:span text:style-name="T2">the four areas can be customized as needed. </text:span></text:p>
      <text:p text:style-name="P4"/>
      <text:h text:style-name="P15" text:outline-level="3"/>
      <text:p text:style-name="P7">The current functions of Rehearse Timings provided by OpenOffice.org 1.0.1are:</text:p>
      <text:list xml:id="list37325581" text:style-name="WW8Num1">
        <text:list-item>
          <text:p text:style-name="P18">To set for your slides before you rehearse, or you can set them automatically while you rehearse. If you set them before you rehearse, you'll find it to work in slide. sorter view where you see miniatures of each slide in your presentation. You can set the timing for one or more selected slides. You can also set a different timing for each slide.</text:p>
        </text:list-item>
      </text:list>
      <text:list xml:id="list37328853" text:style-name="WW8Num2">
        <text:list-item>
          <text:p text:style-name="P20">To record the time escape of the current slide when you present. When you move the next slide, the timing will be reset to zero.</text:p>
        </text:list-item>
      </text:list>
      <text:p text:style-name="P9">In Open Storm, we will add/improve the following functions to the Rehearse Timings:</text:p>
      <text:list xml:id="list37319572" text:style-name="WW8Num3">
        <text:list-item>
          <text:p text:style-name="P19">Record the accumulated time escape of the whole presentation.</text:p>
        </text:list-item>
        <text:list-item>
          <text:p text:style-name="P19">Hide/unhide the Rehearse Timings button by a certain shortcut key. </text:p>
        </text:list-item>
      </text:list>
      <text:p text:style-name="P10"/>
      <text:h text:style-name="P17" text:outline-level="3"/>
      <text:p text:style-name="P7">This function provides a shortcut key to increase/reduce Font Size of the selected character objects. </text:p>
      <text:p text:style-name="Text_20_Body_20_Single"/>
      <text:h text:style-name="P16" text:outline-level="3"/>
      <text:p text:style-name="P7">This feature is for SD <text:s/>provide user a convenience way to begin slide show from current page. </text:p>
      <text:p text:style-name="Text_20_Body_20_Single"/>
      <text:h text:style-name="P21" text:outline-level="2"><text:span text:style-name="T9"></text:span><text:span text:style-name="T1"> Function of <text:s/>Add, Delete and Modify the Header&amp;Footer Properties .</text:span></text:h>
      <text:p text:style-name="P11"><text:span text:style-name="T8"></text:span><text:span text:style-name="T2"> Header&amp;Footer Dialog's Mode</text:span>.</text:p>
      <text:p text:style-name="P11"><text:span text:style-name="T8"></text:span><text:span text:style-name="T2"> The communication between Header&amp;Footer Properties with Document objects in OpenStorm</text:span><text:span text:style-name="T12">. </text:span></text:p>
      <text:p text:style-name="P12"><text:span text:style-name="T8"></text:span> The connection between Header&amp;Footer areas and Header&amp;Footer dialog.</text:p>
      <text:p text:style-name="Text_20_Body_20_Single"><text:span text:style-name="T8"></text:span><text:span text:style-name="T12"> Function of Undo/Redo. </text:span></text:p>
      <text:p text:style-name="P3"/>
      <text:h text:style-name="P15" text:outline-level="3"/>
      <text:p text:style-name="Text_20_Body_20_Single"><text:span text:style-name="T8"></text:span> Rehearse Timings dialog's Mode.</text:p>
      <text:p text:style-name="P13"><text:span text:style-name="T8"></text:span> The communication between Rehearse Timings dialog with Presentation Documents in OpenStorm.<text:span text:style-name="T3">Character Statistics is an improvement of the existing document statistics function, with which user can calculate the number of CJK (Chinese Japanese and Korean), Western and other words in a document separately. Another improved function is user can calculate the number of characters</text:span><text:span text:style-name="T4"> <text:s/></text:span><text:span text:style-name="T3"><text:s/>excluding separators such as space, tab as well. At the same time it keeps the features of the original tool such as table statistics, graphic statistics, and so on.</text:span></text:p>
      <text:p text:style-name="P1"/>
      <text:p text:style-name="Text_20_Body_20_Single">The official version of this document can be found in the OpenStorm Document Library Notes Database under the file name <text:span text:style-name="T11">SD(1).sxw. </text:span>Authorized users may access this database and view or print this document from there. </text:p>
      <text:p text:style-name="P2"/>
      <text:p text:style-name="Text_20_Body_20_Single">Users of this document are responsible for using the official version, and for continuously verifying that any copies of the document in whole or in part, are the official version. <text:s/>If this document is not a copy of the official version, it is obsolete.</text:p>
      <text:p text:style-name="P2"/>
      <text:p text:style-name="P6">For minor changes or updates, the author(s) can modify the contents of the Approved Version of this document without the need of re-approval by the designated approver(s). In other words, the author can approve his/her document by directly updating the Approver List and History and Summary Changes sections.</text:p>
      <text:p text:style-name="P6"/>
      <text:p text:style-name="Text_20_Body_20_Single"><text:span text:style-name="T1">This test plan will focus on FVT (Functional Verification Test) and NL-FVT (National Language - Functional Verification Test) of the feature </text:span><text:span text:style-name="T6">Header and Footer , Rehearse Timings, </text:span><text:span text:style-name="T5">Increase/Reduce Font Size and Toggle slide show mode </text:span><text:span text:style-name="T10">. <text:s/></text:span><text:span text:style-name="T1">All test cases cover the </text:span><text:span text:style-name="T6">Header and Footer</text:span><text:span text:style-name="T1"> , </text:span><text:span text:style-name="T6">Rehearse Timings, </text:span><text:span text:style-name="T5">Increase/Reduce Font Size and Toggle slide show mode </text:span><text:span text:style-name="T6"><text:s/></text:span><text:span text:style-name="T1"><text:s/>will be included in this plan. When performing FVT and NL-FVT test, this document should be the exclusive official version. </text:span></text:p>
      <text:h text:style-name="P21" text:outline-level="2"/>
      <text:p text:style-name="P8"/>
      <text:p text:style-name="Text_20_Body_20_Single"><text:span text:style-name="T12">Firstly, </text:span><text:span text:style-name="T13">Header&amp;Footer</text:span><text:span text:style-name="T12"> <text:s/>feature will provide a way for users to customize the masters of slide, handout and notes, and then provide a way to add, delete and modify Header&amp;Footer properties of OpenStorm Presentation Documents. Thus the information of OpenStorm Presentation Documents can be enriched greatly. </text:span></text:p>
      <text:p text:style-name="Text_20_Body_20_Single"><text:span text:style-name="T7">Headers and Footer</text:span><text:span text:style-name="T6">s</text:span><text:span text:style-name="T1"> are typically used in printed documents. You can create headers and footers that include text or graphics, There are </text:span><text:span text:style-name="T2">four </text:span><text:span text:style-name="T2">areas--Date area, Footer area, Number area and Header area, which are belong to Header and Footer in the broad sense. </text:span><text:span text:style-name="T1">A header is printed in the top margin. A footer is printed in the bottom margin. </text:span><text:span text:style-name="T2">At <text:s/>the end, the value of the four areas can be customized as needed. </text:span></text:p>
      <text:p text:style-name="P4"/>
      <text:h text:style-name="P15" text:outline-level="3"/>
      <text:p text:style-name="P7">The current functions of Rehearse Timings provided by OpenOffice.org 1.0.1are:</text:p>
      <text:list xml:id="list37303518" text:style-name="WW8Num1">
        <text:list-item>
          <text:p text:style-name="P18">To set for your slides before you rehearse, or you can set them automatically while you rehearse. If you set them before you rehearse, you'll find it to work in slide. sorter view where you see miniatures of each slide in your presentation. You can set the timing for one or more selected slides. You can also set a different timing for each slide.</text:p>
        </text:list-item>
      </text:list>
      <text:list xml:id="list37302182" text:style-name="WW8Num2">
        <text:list-item>
          <text:p text:style-name="P20">To record the time escape of the current slide when you present. When you move the next slide, the timing will be reset to zero.</text:p>
        </text:list-item>
      </text:list>
      <text:p text:style-name="P9">In Open Storm, we will add/improve the following functions to the Rehearse Timings:</text:p>
      <text:list xml:id="list37303480" text:style-name="WW8Num3">
        <text:list-item>
          <text:p text:style-name="P19">Record the accumulated time escape of the whole presentation.</text:p>
        </text:list-item>
        <text:list-item>
          <text:p text:style-name="P19">Hide/unhide the Rehearse Timings button by a certain shortcut key. </text:p>
        </text:list-item>
      </text:list>
      <text:p text:style-name="P10"/>
      <text:h text:style-name="P17" text:outline-level="3"/>
      <text:p text:style-name="P7">This function provides a shortcut key to increase/reduce Font Size of the selected character objects. </text:p>
      <text:p text:style-name="Text_20_Body_20_Single"/>
      <text:h text:style-name="P16" text:outline-level="3"/>
      <text:p text:style-name="P7">This feature is for SD <text:s/>provide user a convenience way to begin slide show from current page. </text:p>
      <text:p text:style-name="Text_20_Body_20_Single"/>
      <text:h text:style-name="P21" text:outline-level="2"><text:span text:style-name="T9"></text:span><text:span text:style-name="T1"> Function of <text:s/>Add, Delete and Modify the Header&amp;Footer Properties .</text:span></text:h>
      <text:p text:style-name="P11"><text:span text:style-name="T8"></text:span><text:span text:style-name="T2"> Header&amp;Footer Dialog's Mode</text:span>.</text:p>
      <text:p text:style-name="P11"><text:span text:style-name="T8"></text:span><text:span text:style-name="T2"> The communication between Header&amp;Footer Properties with Document objects in OpenStorm</text:span><text:span text:style-name="T12">. </text:span></text:p>
      <text:p text:style-name="P12"><text:span text:style-name="T8"></text:span> The connection between Header&amp;Footer areas and Header&amp;Footer dialog.</text:p>
      <text:p text:style-name="Text_20_Body_20_Single"><text:span text:style-name="T8"></text:span><text:span text:style-name="T12"> Function of Undo/Redo. </text:span></text:p>
      <text:p text:style-name="P3"/>
      <text:h text:style-name="P15" text:outline-level="3"/>
      <text:p text:style-name="Text_20_Body_20_Single"><text:span text:style-name="T8"></text:span> Rehearse Timings dialog's Mode.</text:p>
      <text:p text:style-name="P13"><text:span text:style-name="T8"></text:span> The communication between Rehearse Timings dialog with Presentation Documents in OpenStorm.<text:span text:style-name="T3">Character Statistics is an improvement of the existing document statistics function, with which user can calculate the number of CJK (Chinese Japanese and Korean), Western and other words in a document separately. Another improved function is user can calculate the number of characters</text:span><text:span text:style-name="T4"> <text:s/></text:span><text:span text:style-name="T3"><text:s/>excluding separators such as space, tab as well. At the same time it keeps the features of the original tool such as table statistics, graphic statistics, and so on.</text:span></text:p>
      <text:p text:style-name="P1"/>
      <text:p text:style-name="Text_20_Body_20_Single">The official version of this document can be found in the OpenStorm Document Library Notes Database under the file name <text:span text:style-name="T11">SD(1).sxw. </text:span>Authorized users may access this database and view or print this document from there. </text:p>
      <text:p text:style-name="P2"/>
      <text:p text:style-name="Text_20_Body_20_Single">Users of this document are responsible for using the official version, and for continuously verifying that any copies of the document in whole or in part, are the official version. <text:s/>If this document is not a copy of the official version, it is obsolete.</text:p>
      <text:p text:style-name="P2"/>
      <text:p text:style-name="P6">For minor changes or updates, the author(s) can modify the contents of the Approved Version of this document without the need of re-approval by the designated approver(s). In other words, the author can approve his/her document by directly updating the Approver List and History and Summary Changes sections.</text:p>
      <text:p text:style-name="P6"/>
      <text:p text:style-name="Text_20_Body_20_Single"><text:span text:style-name="T1">This test plan will focus on FVT (Functional Verification Test) and NL-FVT (National Language - Functional Verification Test) of the feature </text:span><text:span text:style-name="T6">Header and Footer , Rehearse Timings, </text:span><text:span text:style-name="T5">Increase/Reduce Font Size and Toggle slide show mode </text:span><text:span text:style-name="T10">. <text:s/></text:span><text:span text:style-name="T1">All test cases cover the </text:span><text:span text:style-name="T6">Header and Footer</text:span><text:span text:style-name="T1"> , </text:span><text:span text:style-name="T6">Rehearse Timings, </text:span><text:span text:style-name="T5">Increase/Reduce Font Size and Toggle slide show mode </text:span><text:span text:style-name="T6"><text:s/></text:span><text:span text:style-name="T1"><text:s/>will be included in this plan. When performing FVT and NL-FVT test, this document should be the exclusive official version. </text:span></text:p>
      <text:h text:style-name="P21" text:outline-level="2"/>
      <text:p text:style-name="P8"/>
      <text:p text:style-name="Text_20_Body_20_Single"><text:span text:style-name="T12">Firstly, </text:span><text:span text:style-name="T13">Header&amp;Footer</text:span><text:span text:style-name="T12"> <text:s/>feature will provide a way for users to customize the masters of slide, handout and notes, and then provide a way to add, delete and modify Header&amp;Footer properties of OpenStorm Presentation Documents. Thus the information of OpenStorm Presentation Documents can be enriched greatly. </text:span></text:p>
      <text:p text:style-name="Text_20_Body_20_Single"><text:span text:style-name="T7">Headers and Footer</text:span><text:span text:style-name="T6">s</text:span><text:span text:style-name="T1"> are typically used in printed documents. You can create headers and footers that include text or graphics, There are </text:span><text:span text:style-name="T2">four </text:span><text:span text:style-name="T2">areas--Date area, Footer area, Number area and Header area, which are belong to Header and Footer in the broad sense. </text:span><text:span text:style-name="T1">A header is printed in the top margin. A footer is printed in the bottom margin. </text:span><text:span text:style-name="T2">At <text:s/>the end, the value of the four areas can be customized as needed. </text:span></text:p>
      <text:p text:style-name="P4"/>
      <text:h text:style-name="P15" text:outline-level="3"/>
      <text:p text:style-name="P7">The current functions of Rehearse Timings provided by OpenOffice.org 1.0.1are:</text:p>
      <text:list xml:id="list37328689" text:style-name="WW8Num1">
        <text:list-item>
          <text:p text:style-name="P18">To set for your slides before you rehearse, or you can set them automatically while you rehearse. If you set them before you rehearse, you'll find it to work in slide. sorter view where you see miniatures of each slide in your presentation. You can set the timing for one or more selected slides. You can also set a different timing for each slide.</text:p>
        </text:list-item>
      </text:list>
      <text:list xml:id="list37315831" text:style-name="WW8Num2">
        <text:list-item>
          <text:p text:style-name="P20">To record the time escape of the current slide when you present. When you move the next slide, the timing will be reset to zero.</text:p>
        </text:list-item>
      </text:list>
      <text:p text:style-name="P9">In Open Storm, we will add/improve the following functions to the Rehearse Timings:</text:p>
      <text:list xml:id="list37322137" text:style-name="WW8Num3">
        <text:list-item>
          <text:p text:style-name="P19">Record the accumulated time escape of the whole presentation.</text:p>
        </text:list-item>
        <text:list-item>
          <text:p text:style-name="P19">Hide/unhide the Rehearse Timings button by a certain shortcut key. </text:p>
        </text:list-item>
      </text:list>
      <text:p text:style-name="P10"/>
      <text:h text:style-name="P17" text:outline-level="3"/>
      <text:p text:style-name="P7">This function provides a shortcut key to increase/reduce Font Size of the selected character objects. </text:p>
      <text:p text:style-name="Text_20_Body_20_Single"/>
      <text:h text:style-name="P16" text:outline-level="3"/>
      <text:p text:style-name="P7">This feature is for SD <text:s/>provide user a convenience way to begin slide show from current page. </text:p>
      <text:p text:style-name="Text_20_Body_20_Single"/>
      <text:h text:style-name="P21" text:outline-level="2"><text:span text:style-name="T9"></text:span><text:span text:style-name="T1"> Function of <text:s/>Add, Delete and Modify the Header&amp;Footer Properties .</text:span></text:h>
      <text:p text:style-name="P11"><text:span text:style-name="T8"></text:span><text:span text:style-name="T2"> Header&amp;Footer Dialog's Mode</text:span>.</text:p>
      <text:p text:style-name="P11"><text:span text:style-name="T8"></text:span><text:span text:style-name="T2"> The communication between Header&amp;Footer Properties with Document objects in OpenStorm</text:span><text:span text:style-name="T12">. </text:span></text:p>
      <text:p text:style-name="P12"><text:span text:style-name="T8"></text:span> The connection between Header&amp;Footer areas and Header&amp;Footer dialog.</text:p>
      <text:p text:style-name="Text_20_Body_20_Single"><text:span text:style-name="T8"></text:span><text:span text:style-name="T12"> Function of Undo/Redo. </text:span></text:p>
      <text:p text:style-name="P3"/>
      <text:h text:style-name="P15" text:outline-level="3"/>
      <text:p text:style-name="Text_20_Body_20_Single"><text:span text:style-name="T8"></text:span> Rehearse Timings dialog's Mode.</text:p>
      <text:p text:style-name="P13"><text:span text:style-name="T8"></text:span> The communication between Rehearse Timings dialog with Presentation Documents in OpenStorm.<text:span text:style-name="T3">Character Statistics is an improvement of the existing document statistics function, with which user can calculate the number of CJK (Chinese Japanese and Korean), Western and other words in a document separately. Another improved function is user can calculate the number of characters</text:span><text:span text:style-name="T4"> <text:s/></text:span><text:span text:style-name="T3"><text:s/>excluding separators such as space, tab as well. At the same time it keeps the features of the original tool such as table statistics, graphic statistics, and so on.</text:span></text:p>
      <text:p text:style-name="P1"/>
      <text:p text:style-name="Text_20_Body_20_Single">The official version of this document can be found in the OpenStorm Document Library Notes Database under the file name <text:span text:style-name="T11">SD(1).sxw. </text:span>Authorized users may access this database and view or print this document from there. </text:p>
      <text:p text:style-name="P2"/>
      <text:p text:style-name="Text_20_Body_20_Single">Users of this document are responsible for using the official version, and for continuously verifying that any copies of the document in whole or in part, are the official version. <text:s/>If this document is not a copy of the official version, it is obsolete.</text:p>
      <text:p text:style-name="P2"/>
      <text:p text:style-name="P6">For minor changes or updates, the author(s) can modify the contents of the Approved Version of this document without the need of re-approval by the designated approver(s). In other words, the author can approve his/her document by directly updating the Approver List and History and Summary Changes sections.</text:p>
      <text:p text:style-name="P6"/>
      <text:p text:style-name="Text_20_Body_20_Single"><text:span text:style-name="T1">This test plan will focus on FVT (Functional Verification Test) and NL-FVT (National Language - Functional Verification Test) of the feature </text:span><text:span text:style-name="T6">Header and Footer , Rehearse Timings, </text:span><text:span text:style-name="T5">Increase/Reduce Font Size and Toggle slide show mode </text:span><text:span text:style-name="T10">. <text:s/></text:span><text:span text:style-name="T1">All test cases cover the </text:span><text:span text:style-name="T6">Header and Footer</text:span><text:span text:style-name="T1"> , </text:span><text:span text:style-name="T6">Rehearse Timings, </text:span><text:span text:style-name="T5">Increase/Reduce Font Size and Toggle slide show mode </text:span><text:span text:style-name="T6"><text:s/></text:span><text:span text:style-name="T1"><text:s/>will be included in this plan. When performing FVT and NL-FVT test, this document should be the exclusive official version. </text:span></text:p>
      <text:h text:style-name="P21" text:outline-level="2"/>
      <text:p text:style-name="P8"/>
      <text:p text:style-name="Text_20_Body_20_Single"><text:span text:style-name="T12">Firstly, </text:span><text:span text:style-name="T13">Header&amp;Footer</text:span><text:span text:style-name="T12"> <text:s/>feature will provide a way for users to customize the masters of slide, handout and notes, and then provide a way to add, delete and modify Header&amp;Footer properties of OpenStorm Presentation Documents. Thus the information of OpenStorm Presentation Documents can be enriched greatly. </text:span></text:p>
      <text:p text:style-name="Text_20_Body_20_Single"><text:span text:style-name="T7">Headers and Footer</text:span><text:span text:style-name="T6">s</text:span><text:span text:style-name="T1"> are typically used in printed documents. You can create headers and footers that include text or graphics, There are </text:span><text:span text:style-name="T2">four </text:span><text:span text:style-name="T2">areas--Date area, Footer area, Number area and Header area, which are belong to Header and Footer in the broad sense. </text:span><text:span text:style-name="T1">A header is printed in the top margin. A footer is printed in the bottom margin. </text:span><text:span text:style-name="T2">At <text:s/>the end, the value of the four areas can be customized as needed. </text:span></text:p>
      <text:p text:style-name="P4"/>
      <text:h text:style-name="P15" text:outline-level="3"/>
      <text:p text:style-name="P7">The current functions of Rehearse Timings provided by OpenOffice.org 1.0.1are:</text:p>
      <text:list xml:id="list37308810" text:style-name="WW8Num1">
        <text:list-item>
          <text:p text:style-name="P18">To set for your slides before you rehearse, or you can set them automatically while you rehearse. If you set them before you rehearse, you'll find it to work in slide. sorter view where you see miniatures of each slide in your presentation. You can set the timing for one or more selected slides. You can also set a different timing for each slide.</text:p>
        </text:list-item>
      </text:list>
      <text:list xml:id="list37327142" text:style-name="WW8Num2">
        <text:list-item>
          <text:p text:style-name="P20">To record the time escape of the current slide when you present. When you move the next slide, the timing will be reset to zero.</text:p>
        </text:list-item>
      </text:list>
      <text:p text:style-name="P9">In Open Storm, we will add/improve the following functions to the Rehearse Timings:</text:p>
      <text:list xml:id="list37302587" text:style-name="WW8Num3">
        <text:list-item>
          <text:p text:style-name="P19">Record the accumulated time escape of the whole presentation.</text:p>
        </text:list-item>
        <text:list-item>
          <text:p text:style-name="P19">Hide/unhide the Rehearse Timings button by a certain shortcut key. </text:p>
        </text:list-item>
      </text:list>
      <text:p text:style-name="P10"/>
      <text:h text:style-name="P17" text:outline-level="3"/>
      <text:p text:style-name="P7">This function provides a shortcut key to increase/reduce Font Size of the selected character objects. </text:p>
      <text:p text:style-name="Text_20_Body_20_Single"/>
      <text:h text:style-name="P16" text:outline-level="3"/>
      <text:p text:style-name="P7">This feature is for SD <text:s/>provide user a convenience way to begin slide show from current page. </text:p>
      <text:p text:style-name="Text_20_Body_20_Single"/>
      <text:h text:style-name="P21" text:outline-level="2"><text:span text:style-name="T9"></text:span><text:span text:style-name="T1"> Function of <text:s/>Add, Delete and Modify the Header&amp;Footer Properties .</text:span></text:h>
      <text:p text:style-name="P11"><text:span text:style-name="T8"></text:span><text:span text:style-name="T2"> Header&amp;Footer Dialog's Mode</text:span>.</text:p>
      <text:p text:style-name="P11"><text:span text:style-name="T8"></text:span><text:span text:style-name="T2"> The communication between Header&amp;Footer Properties with Document objects in OpenStorm</text:span><text:span text:style-name="T12">. </text:span></text:p>
      <text:p text:style-name="P12"><text:span text:style-name="T8"></text:span> The connection between Header&amp;Footer areas and Header&amp;Footer dialog.</text:p>
      <text:p text:style-name="Text_20_Body_20_Single"><text:span text:style-name="T8"></text:span><text:span text:style-name="T12"> Function of Undo/Redo. </text:span></text:p>
      <text:p text:style-name="P3"/>
      <text:h text:style-name="P15" text:outline-level="3"/>
      <text:p text:style-name="Text_20_Body_20_Single"><text:span text:style-name="T8"></text:span> Rehearse Timings dialog's Mode.</text:p>
      <text:p text:style-name="P13"><text:span text:style-name="T8"></text:span> The communication between Rehearse Timings dialog with Presentation Documents in OpenStorm.<text:span text:style-name="T3">Character Statistics is an improvement of the existing document statistics function, with which user can calculate the number of CJK (Chinese Japanese and Korean), Western and other words in a document separately. Another improved function is user can calculate the number of characters</text:span><text:span text:style-name="T4"> <text:s/></text:span><text:span text:style-name="T3"><text:s/>excluding separators such as space, tab as well. At the same time it keeps the features of the original tool such as table statistics, graphic statistics, and so on.</text:span></text:p>
      <text:p text:style-name="P1"/>
      <text:p text:style-name="Text_20_Body_20_Single">The official version of this document can be found in the OpenStorm Document Library Notes Database under the file name <text:span text:style-name="T11">SD(1).sxw. </text:span>Authorized users may access this database and view or print this document from there. </text:p>
      <text:p text:style-name="P2"/>
      <text:p text:style-name="Text_20_Body_20_Single">Users of this document are responsible for using the official version, and for continuously verifying that any copies of the document in whole or in part, are the official version. <text:s/>If this document is not a copy of the official version, it is obsolete.</text:p>
      <text:p text:style-name="P2"/>
      <text:p text:style-name="P6">For minor changes or updates, the author(s) can modify the contents of the Approved Version of this document without the need of re-approval by the designated approver(s). In other words, the author can approve his/her document by directly updating the Approver List and History and Summary Changes sections.</text:p>
      <text:p text:style-name="P6"/>
      <text:p text:style-name="Text_20_Body_20_Single"><text:span text:style-name="T1">This test plan will focus on FVT (Functional Verification Test) and NL-FVT (National Language - Functional Verification Test) of the feature </text:span><text:span text:style-name="T6">Header and Footer , Rehearse Timings, </text:span><text:span text:style-name="T5">Increase/Reduce Font Size and Toggle slide show mode </text:span><text:span text:style-name="T10">. <text:s/></text:span><text:span text:style-name="T1">All test cases cover the </text:span><text:span text:style-name="T6">Header and Footer</text:span><text:span text:style-name="T1"> , </text:span><text:span text:style-name="T6">Rehearse Timings, </text:span><text:span text:style-name="T5">Increase/Reduce Font Size and Toggle slide show mode </text:span><text:span text:style-name="T6"><text:s/></text:span><text:span text:style-name="T1"><text:s/>will be included in this plan. When performing FVT and NL-FVT test, this document should be the exclusive official version. </text:span></text:p>
      <text:h text:style-name="P21" text:outline-level="2"/>
      <text:p text:style-name="P8"/>
      <text:p text:style-name="Text_20_Body_20_Single"><text:span text:style-name="T12">Firstly, </text:span><text:span text:style-name="T13">Header&amp;Footer</text:span><text:span text:style-name="T12"> <text:s/>feature will provide a way for users to customize the masters of slide, handout and notes, and then provide a way to add, delete and modify Header&amp;Footer properties of OpenStorm Presentation Documents. Thus the information of OpenStorm Presentation Documents can be enriched greatly. </text:span></text:p>
      <text:p text:style-name="Text_20_Body_20_Single"><text:span text:style-name="T7">Headers and Footer</text:span><text:span text:style-name="T6">s</text:span><text:span text:style-name="T1"> are typically used in printed documents. You can create headers and footers that include text or graphics, There are </text:span><text:span text:style-name="T2">four </text:span><text:span text:style-name="T2">areas--Date area, Footer area, Number area and Header area, which are belong to Header and Footer in the broad sense. </text:span><text:span text:style-name="T1">A header is printed in the top margin. A footer is printed in the bottom margin. </text:span><text:span text:style-name="T2">At <text:s/>the end, the value of the four areas can be customized as needed. </text:span></text:p>
      <text:p text:style-name="P4"/>
      <text:h text:style-name="P15" text:outline-level="3"/>
      <text:p text:style-name="P7">The current functions of Rehearse Timings provided by OpenOffice.org 1.0.1are:</text:p>
      <text:list xml:id="list37306544" text:style-name="WW8Num1">
        <text:list-item>
          <text:p text:style-name="P18">To set for your slides before you rehearse, or you can set them automatically while you rehearse. If you set them before you rehearse, you'll find it to work in slide. sorter view where you see miniatures of each slide in your presentation. You can set the timing for one or more selected slides. You can also set a different timing for each slide.</text:p>
        </text:list-item>
      </text:list>
      <text:list xml:id="list37324275" text:style-name="WW8Num2">
        <text:list-item>
          <text:p text:style-name="P20">To record the time escape of the current slide when you present. When you move the next slide, the timing will be reset to zero.</text:p>
        </text:list-item>
      </text:list>
      <text:p text:style-name="P9">In Open Storm, we will add/improve the following functions to the Rehearse Timings:</text:p>
      <text:list xml:id="list37311299" text:style-name="WW8Num3">
        <text:list-item>
          <text:p text:style-name="P19">Record the accumulated time escape of the whole presentation.</text:p>
        </text:list-item>
        <text:list-item>
          <text:p text:style-name="P19">Hide/unhide the Rehearse Timings button by a certain shortcut key. </text:p>
        </text:list-item>
      </text:list>
      <text:p text:style-name="P10"/>
      <text:h text:style-name="P17" text:outline-level="3"/>
      <text:p text:style-name="P7">This function provides a shortcut key to increase/reduce Font Size of the selected character objects. </text:p>
      <text:p text:style-name="Text_20_Body_20_Single"/>
      <text:h text:style-name="P16" text:outline-level="3"/>
      <text:p text:style-name="P7">This feature is for SD <text:s/>provide user a convenience way to begin slide show from current page. </text:p>
      <text:p text:style-name="Text_20_Body_20_Single"/>
      <text:h text:style-name="P21" text:outline-level="2"><text:span text:style-name="T9"></text:span><text:span text:style-name="T1"> Function of <text:s/>Add, Delete and Modify the Header&amp;Footer Properties .</text:span></text:h>
      <text:p text:style-name="P11"><text:span text:style-name="T8"></text:span><text:span text:style-name="T2"> Header&amp;Footer Dialog's Mode</text:span>.</text:p>
      <text:p text:style-name="P11"><text:span text:style-name="T8"></text:span><text:span text:style-name="T2"> The communication between Header&amp;Footer Properties with Document objects in OpenStorm</text:span><text:span text:style-name="T12">. </text:span></text:p>
      <text:p text:style-name="P12"><text:span text:style-name="T8"></text:span> The connection between Header&amp;Footer areas and Header&amp;Footer dialog.</text:p>
      <text:p text:style-name="Text_20_Body_20_Single"><text:span text:style-name="T8"></text:span><text:span text:style-name="T12"> Function of Undo/Redo. </text:span></text:p>
      <text:p text:style-name="P3"/>
      <text:h text:style-name="P15" text:outline-level="3"/>
      <text:p text:style-name="Text_20_Body_20_Single"><text:span text:style-name="T8"></text:span> Rehearse Timings dialog's Mode.</text:p>
      <text:p text:style-name="P13"><text:span text:style-name="T8"></text:span> The communication between Rehearse Timings dialog with Presentation Documents in OpenStorm.<text:span text:style-name="T3">Character Statistics is an improvement of the existing document statistics function, with which user can calculate the number of CJK (Chinese Japanese and Korean), Western and other words in a document separately. Another improved function is user can calculate the number of characters</text:span><text:span text:style-name="T4"> <text:s/></text:span><text:span text:style-name="T3"><text:s/>excluding separators such as space, tab as well. At the same time it keeps the features of the original tool such as table statistics, graphic statistics, and so on.</text:span></text:p>
      <text:p text:style-name="P1"/>
      <text:p text:style-name="Text_20_Body_20_Single">The official version of this document can be found in the OpenStorm Document Library Notes Database under the file name <text:span text:style-name="T11">SD(1).sxw. </text:span>Authorized users may access this database and view or print this document from there. </text:p>
      <text:p text:style-name="P2"/>
      <text:p text:style-name="Text_20_Body_20_Single">Users of this document are responsible for using the official version, and for continuously verifying that any copies of the document in whole or in part, are the official version. <text:s/>If this document is not a copy of the official version, it is obsolete.</text:p>
      <text:p text:style-name="P2"/>
      <text:p text:style-name="P6">For minor changes or updates, the author(s) can modify the contents of the Approved Version of this document without the need of re-approval by the designated approver(s). In other words, the author can approve his/her document by directly updating the Approver List and History and Summary Changes sections.</text:p>
      <text:p text:style-name="P6"/>
      <text:p text:style-name="Text_20_Body_20_Single"><text:span text:style-name="T1">This test plan will focus on FVT (Functional Verification Test) and NL-FVT (National Language - Functional Verification Test) of the feature </text:span><text:span text:style-name="T6">Header and Footer , Rehearse Timings, </text:span><text:span text:style-name="T5">Increase/Reduce Font Size and Toggle slide show mode </text:span><text:span text:style-name="T10">. <text:s/></text:span><text:span text:style-name="T1">All test cases cover the </text:span><text:span text:style-name="T6">Header and Footer</text:span><text:span text:style-name="T1"> , </text:span><text:span text:style-name="T6">Rehearse Timings, </text:span><text:span text:style-name="T5">Increase/Reduce Font Size and Toggle slide show mode </text:span><text:span text:style-name="T6"><text:s/></text:span><text:span text:style-name="T1"><text:s/>will be included in this plan. When performing FVT and NL-FVT test, this document should be the exclusive official version. </text:span></text:p>
      <text:h text:style-name="P21" text:outline-level="2"/>
      <text:p text:style-name="P8"/>
      <text:p text:style-name="Text_20_Body_20_Single"><text:span text:style-name="T12">Firstly, </text:span><text:span text:style-name="T13">Header&amp;Footer</text:span><text:span text:style-name="T12"> <text:s/>feature will provide a way for users to customize the masters of slide, handout and notes, and then provide a way to add, delete and modify Header&amp;Footer properties of OpenStorm Presentation Documents. Thus the information of OpenStorm Presentation Documents can be enriched greatly. </text:span></text:p>
      <text:p text:style-name="Text_20_Body_20_Single"><text:span text:style-name="T7">Headers and Footer</text:span><text:span text:style-name="T6">s</text:span><text:span text:style-name="T1"> are typically used in printed documents. You can create headers and footers that include text or graphics, There are </text:span><text:span text:style-name="T2">four </text:span><text:span text:style-name="T2">areas--Date area, Footer area, Number area and Header area, which are belong to Header and Footer in the broad sense. </text:span><text:span text:style-name="T1">A header is printed in the top margin. A footer is printed in the bottom margin. </text:span><text:span text:style-name="T2">At <text:s/>the end, the value of the four areas can be customized as needed. </text:span></text:p>
      <text:p text:style-name="P4"/>
      <text:h text:style-name="P15" text:outline-level="3"/>
      <text:p text:style-name="P7">The current functions of Rehearse Timings provided by OpenOffice.org 1.0.1are:</text:p>
      <text:list xml:id="list37317692" text:style-name="WW8Num1">
        <text:list-item>
          <text:p text:style-name="P18">To set for your slides before you rehearse, or you can set them automatically while you rehearse. If you set them before you rehearse, you'll find it to work in slide. sorter view where you see miniatures of each slide in your presentation. You can set the timing for one or more selected slides. You can also set a different timing for each slide.</text:p>
        </text:list-item>
      </text:list>
      <text:list xml:id="list37312013" text:style-name="WW8Num2">
        <text:list-item>
          <text:p text:style-name="P20">To record the time escape of the current slide when you present. When you move the next slide, the timing will be reset to zero.</text:p>
        </text:list-item>
      </text:list>
      <text:p text:style-name="P9">In Open Storm, we will add/improve the following functions to the Rehearse Timings:</text:p>
      <text:list xml:id="list37327899" text:style-name="WW8Num3">
        <text:list-item>
          <text:p text:style-name="P19">Record the accumulated time escape of the whole presentation.</text:p>
        </text:list-item>
        <text:list-item>
          <text:p text:style-name="P19">Hide/unhide the Rehearse Timings button by a certain shortcut key. </text:p>
        </text:list-item>
      </text:list>
      <text:p text:style-name="P10"/>
      <text:h text:style-name="P17" text:outline-level="3"/>
      <text:p text:style-name="P7">This function provides a shortcut key to increase/reduce Font Size of the selected character objects. </text:p>
      <text:p text:style-name="Text_20_Body_20_Single"/>
      <text:h text:style-name="P16" text:outline-level="3"/>
      <text:p text:style-name="P7">This feature is for SD <text:s/>provide user a convenience way to begin slide show from current page. </text:p>
      <text:p text:style-name="Text_20_Body_20_Single"/>
      <text:h text:style-name="P21" text:outline-level="2"><text:span text:style-name="T9"></text:span><text:span text:style-name="T1"> Function of <text:s/>Add, Delete and Modify the Header&amp;Footer Properties .</text:span></text:h>
      <text:p text:style-name="P11"><text:span text:style-name="T8"></text:span><text:span text:style-name="T2"> Header&amp;Footer Dialog's Mode</text:span>.</text:p>
      <text:p text:style-name="P11"><text:span text:style-name="T8"></text:span><text:span text:style-name="T2"> The communication between Header&amp;Footer Properties with Document objects in OpenStorm</text:span><text:span text:style-name="T12">. </text:span></text:p>
      <text:p text:style-name="P12"><text:span text:style-name="T8"></text:span> The connection between Header&amp;Footer areas and Header&amp;Footer dialog.</text:p>
      <text:p text:style-name="Text_20_Body_20_Single"><text:span text:style-name="T8"></text:span><text:span text:style-name="T12"> Function of Undo/Redo. </text:span></text:p>
      <text:p text:style-name="P3"/>
      <text:h text:style-name="P15" text:outline-level="3"/>
      <text:p text:style-name="Text_20_Body_20_Single"><text:span text:style-name="T8"></text:span> Rehearse Timings dialog's Mode.</text:p>
      <text:p text:style-name="P13"><text:span text:style-name="T8"></text:span> The communication between Rehearse Timings dialog with Presentation Documents in OpenStorm.<text:span text:style-name="T3">Character Statistics is an improvement of the existing document statistics function, with which user can calculate the number of CJK (Chinese Japanese and Korean), Western and other words in a document separately. Another improved function is user can calculate the number of characters</text:span><text:span text:style-name="T4"> <text:s/></text:span><text:span text:style-name="T3"><text:s/>excluding separators such as space, tab as well. At the same time it keeps the features of the original tool such as table statistics, graphic statistics, and so on.</text:span></text:p>
      <text:p text:style-name="P1"/>
      <text:p text:style-name="Text_20_Body_20_Single">The official version of this document can be found in the OpenStorm Document Library Notes Database under the file name <text:span text:style-name="T11">SD(1).sxw. </text:span>Authorized users may access this database and view or print this document from there. </text:p>
      <text:p text:style-name="P2"/>
      <text:p text:style-name="Text_20_Body_20_Single">Users of this document are responsible for using the official version, and for continuously verifying that any copies of the document in whole or in part, are the official version. <text:s/>If this document is not a copy of the official version, it is obsolete.</text:p>
      <text:p text:style-name="P2"/>
      <text:p text:style-name="P6">For minor changes or updates, the author(s) can modify the contents of the Approved Version of this document without the need of re-approval by the designated approver(s). In other words, the author can approve his/her document by directly updating the Approver List and History and Summary Changes sections.</text:p>
      <text:p text:style-name="P6"/>
      <text:p text:style-name="Text_20_Body_20_Single"><text:span text:style-name="T1">This test plan will focus on FVT (Functional Verification Test) and NL-FVT (National Language - Functional Verification Test) of the feature </text:span><text:span text:style-name="T6">Header and Footer , Rehearse Timings, </text:span><text:span text:style-name="T5">Increase/Reduce Font Size and Toggle slide show mode </text:span><text:span text:style-name="T10">. <text:s/></text:span><text:span text:style-name="T1">All test cases cover the </text:span><text:span text:style-name="T6">Header and Footer</text:span><text:span text:style-name="T1"> , </text:span><text:span text:style-name="T6">Rehearse Timings, </text:span><text:span text:style-name="T5">Increase/Reduce Font Size and Toggle slide show mode </text:span><text:span text:style-name="T6"><text:s/></text:span><text:span text:style-name="T1"><text:s/>will be included in this plan. When performing FVT and NL-FVT test, this document should be the exclusive official version. </text:span></text:p>
      <text:h text:style-name="P21" text:outline-level="2"/>
      <text:p text:style-name="P8"/>
      <text:p text:style-name="Text_20_Body_20_Single"><text:span text:style-name="T12">Firstly, </text:span><text:span text:style-name="T13">Header&amp;Footer</text:span><text:span text:style-name="T12"> <text:s/>feature will provide a way for users to customize the masters of slide, handout and notes, and then provide a way to add, delete and modify Header&amp;Footer properties of OpenStorm Presentation Documents. Thus the information of OpenStorm Presentation Documents can be enriched greatly. </text:span></text:p>
      <text:p text:style-name="Text_20_Body_20_Single"><text:span text:style-name="T7">Headers and Footer</text:span><text:span text:style-name="T6">s</text:span><text:span text:style-name="T1"> are typically used in printed documents. You can create headers and footers that include text or graphics, There are </text:span><text:span text:style-name="T2">four </text:span><text:span text:style-name="T2">areas--Date area, Footer area, Number area and Header area, which are belong to Header and Footer in the broad sense. </text:span><text:span text:style-name="T1">A header is printed in the top margin. A footer is printed in the bottom margin. </text:span><text:span text:style-name="T2">At <text:s/>the end, the value of the four areas can be customized as needed. </text:span></text:p>
      <text:p text:style-name="P4"/>
      <text:h text:style-name="P15" text:outline-level="3"/>
      <text:p text:style-name="P7">The current functions of Rehearse Timings provided by OpenOffice.org 1.0.1are:</text:p>
      <text:list xml:id="list37313122" text:style-name="WW8Num1">
        <text:list-item>
          <text:p text:style-name="P18">To set for your slides before you rehearse, or you can set them automatically while you rehearse. If you set them before you rehearse, you'll find it to work in slide. sorter view where you see miniatures of each slide in your presentation. You can set the timing for one or more selected slides. You can also set a different timing for each slide.</text:p>
        </text:list-item>
      </text:list>
      <text:list xml:id="list37318003" text:style-name="WW8Num2">
        <text:list-item>
          <text:p text:style-name="P20">To record the time escape of the current slide when you present. When you move the next slide, the timing will be reset to zero.</text:p>
        </text:list-item>
      </text:list>
      <text:p text:style-name="P9">In Open Storm, we will add/improve the following functions to the Rehearse Timings:</text:p>
      <text:list xml:id="list37326096" text:style-name="WW8Num3">
        <text:list-item>
          <text:p text:style-name="P19">Record the accumulated time escape of the whole presentation.</text:p>
        </text:list-item>
        <text:list-item>
          <text:p text:style-name="P19">Hide/unhide the Rehearse Timings button by a certain shortcut key. </text:p>
        </text:list-item>
      </text:list>
      <text:p text:style-name="P10"/>
      <text:h text:style-name="P17" text:outline-level="3"/>
      <text:p text:style-name="P7">This function provides a shortcut key to increase/reduce Font Size of the selected character objects. </text:p>
      <text:p text:style-name="Text_20_Body_20_Single"/>
      <text:h text:style-name="P16" text:outline-level="3"/>
      <text:p text:style-name="P7">This feature is for SD <text:s/>provide user a convenience way to begin slide show from current page. </text:p>
      <text:p text:style-name="Text_20_Body_20_Single"/>
      <text:h text:style-name="P21" text:outline-level="2"><text:span text:style-name="T9"></text:span><text:span text:style-name="T1"> Function of <text:s/>Add, Delete and Modify the Header&amp;Footer Properties .</text:span></text:h>
      <text:p text:style-name="P11"><text:span text:style-name="T8"></text:span><text:span text:style-name="T2"> Header&amp;Footer Dialog's Mode</text:span>.</text:p>
      <text:p text:style-name="P11"><text:span text:style-name="T8"></text:span><text:span text:style-name="T2"> The communication between Header&amp;Footer Properties with Document objects in OpenStorm</text:span><text:span text:style-name="T12">. </text:span></text:p>
      <text:p text:style-name="P12"><text:span text:style-name="T8"></text:span> The connection between Header&amp;Footer areas and Header&amp;Footer dialog.</text:p>
      <text:p text:style-name="Text_20_Body_20_Single"><text:span text:style-name="T8"></text:span><text:span text:style-name="T12"> Function of Undo/Redo. </text:span></text:p>
      <text:p text:style-name="P3"/>
      <text:h text:style-name="P15" text:outline-level="3"/>
      <text:p text:style-name="Text_20_Body_20_Single"><text:span text:style-name="T8"></text:span> Rehearse Timings dialog's Mode.</text:p>
      <text:p text:style-name="P13"><text:span text:style-name="T8"></text:span> The communication between Rehearse Timings dialog with Presentation Documents in OpenStorm.<text:span text:style-name="T3">Character Statistics is an improvement of the existing document statistics function, with which user can calculate the number of CJK (Chinese Japanese and Korean), Western and other words in a document separately. Another improved function is user can calculate the number of characters</text:span><text:span text:style-name="T4"> <text:s/></text:span><text:span text:style-name="T3"><text:s/>excluding separators such as space, tab as well. At the same time it keeps the features of the original tool such as table statistics, graphic statistics, and so on.</text:span></text:p>
      <text:p text:style-name="P1"/>
      <text:p text:style-name="Text_20_Body_20_Single">The official version of this document can be found in the OpenStorm Document Library Notes Database under the file name <text:span text:style-name="T11">SD(1).sxw. </text:span>Authorized users may access this database and view or print this document from there. </text:p>
      <text:p text:style-name="P2"/>
      <text:p text:style-name="Text_20_Body_20_Single">Users of this document are responsible for using the official version, and for continuously verifying that any copies of the document in whole or in part, are the official version. <text:s/>If this document is not a copy of the official version, it is obsolete.</text:p>
      <text:p text:style-name="P2"/>
      <text:p text:style-name="P6">For minor changes or updates, the author(s) can modify the contents of the Approved Version of this document without the need of re-approval by the designated approver(s). In other words, the author can approve his/her document by directly updating the Approver List and History and Summary Changes sections.</text:p>
      <text:p text:style-name="P6"/>
      <text:p text:style-name="Text_20_Body_20_Single"><text:span text:style-name="T1">This test plan will focus on FVT (Functional Verification Test) and NL-FVT (National Language - Functional Verification Test) of the feature </text:span><text:span text:style-name="T6">Header and Footer , Rehearse Timings, </text:span><text:span text:style-name="T5">Increase/Reduce Font Size and Toggle slide show mode </text:span><text:span text:style-name="T10">. <text:s/></text:span><text:span text:style-name="T1">All test cases cover the </text:span><text:span text:style-name="T6">Header and Footer</text:span><text:span text:style-name="T1"> , </text:span><text:span text:style-name="T6">Rehearse Timings, </text:span><text:span text:style-name="T5">Increase/Reduce Font Size and Toggle slide show mode </text:span><text:span text:style-name="T6"><text:s/></text:span><text:span text:style-name="T1"><text:s/>will be included in this plan. When performing FVT and NL-FVT test, this document should be the exclusive official version. </text:span></text:p>
      <text:h text:style-name="P21" text:outline-level="2"/>
      <text:p text:style-name="P8"/>
      <text:p text:style-name="Text_20_Body_20_Single"><text:span text:style-name="T12">Firstly, </text:span><text:span text:style-name="T13">Header&amp;Footer</text:span><text:span text:style-name="T12"> <text:s/>feature will provide a way for users to customize the masters of slide, handout and notes, and then provide a way to add, delete and modify Header&amp;Footer properties of OpenStorm Presentation Documents. Thus the information of OpenStorm Presentation Documents can be enriched greatly. </text:span></text:p>
      <text:p text:style-name="Text_20_Body_20_Single"><text:span text:style-name="T7">Headers and Footer</text:span><text:span text:style-name="T6">s</text:span><text:span text:style-name="T1"> are typically used in printed documents. You can create headers and footers that include text or graphics, There are </text:span><text:span text:style-name="T2">four </text:span><text:span text:style-name="T2">areas--Date area, Footer area, Number area and Header area, which are belong to Header and Footer in the broad sense. </text:span><text:span text:style-name="T1">A header is printed in the top margin. A footer is printed in the bottom margin. </text:span><text:span text:style-name="T2">At <text:s/>the end, the value of the four areas can be customized as needed. </text:span></text:p>
      <text:p text:style-name="P4"/>
      <text:h text:style-name="P15" text:outline-level="3"/>
      <text:p text:style-name="P7">The current functions of Rehearse Timings provided by OpenOffice.org 1.0.1are:</text:p>
      <text:list xml:id="list37307514" text:style-name="WW8Num1">
        <text:list-item>
          <text:p text:style-name="P18">To set for your slides before you rehearse, or you can set them automatically while you rehearse. If you set them before you rehearse, you'll find it to work in slide. sorter view where you see miniatures of each slide in your presentation. You can set the timing for one or more selected slides. You can also set a different timing for each slide.</text:p>
        </text:list-item>
      </text:list>
      <text:list xml:id="list37304691" text:style-name="WW8Num2">
        <text:list-item>
          <text:p text:style-name="P20">To record the time escape of the current slide when you present. When you move the next slide, the timing will be reset to zero.</text:p>
        </text:list-item>
      </text:list>
      <text:p text:style-name="P9">In Open Storm, we will add/improve the following functions to the Rehearse Timings:</text:p>
      <text:list xml:id="list37302044" text:style-name="WW8Num3">
        <text:list-item>
          <text:p text:style-name="P19">Record the accumulated time escape of the whole presentation.</text:p>
        </text:list-item>
        <text:list-item>
          <text:p text:style-name="P19">Hide/unhide the Rehearse Timings button by a certain shortcut key. </text:p>
        </text:list-item>
      </text:list>
      <text:p text:style-name="P10"/>
      <text:h text:style-name="P17" text:outline-level="3"/>
      <text:p text:style-name="P7">This function provides a shortcut key to increase/reduce Font Size of the selected character objects. </text:p>
      <text:p text:style-name="Text_20_Body_20_Single"/>
      <text:h text:style-name="P16" text:outline-level="3"/>
      <text:p text:style-name="P7">This feature is for SD <text:s/>provide user a convenience way to begin slide show from current page. </text:p>
      <text:p text:style-name="Text_20_Body_20_Single"/>
      <text:h text:style-name="P21" text:outline-level="2"><text:span text:style-name="T9"></text:span><text:span text:style-name="T1"> Function of <text:s/>Add, Delete and Modify the Header&amp;Footer Properties .</text:span></text:h>
      <text:p text:style-name="P11"><text:span text:style-name="T8"></text:span><text:span text:style-name="T2"> Header&amp;Footer Dialog's Mode</text:span>.</text:p>
      <text:p text:style-name="P11"><text:span text:style-name="T8"></text:span><text:span text:style-name="T2"> The communication between Header&amp;Footer Properties with Document objects in OpenStorm</text:span><text:span text:style-name="T12">. </text:span></text:p>
      <text:p text:style-name="P12"><text:span text:style-name="T8"></text:span> The connection between Header&amp;Footer areas and Header&amp;Footer dialog.</text:p>
      <text:p text:style-name="Text_20_Body_20_Single"><text:span text:style-name="T8"></text:span><text:span text:style-name="T12"> Function of Undo/Redo. </text:span></text:p>
      <text:p text:style-name="P3"/>
      <text:h text:style-name="P15" text:outline-level="3"/>
      <text:p text:style-name="Text_20_Body_20_Single"><text:span text:style-name="T8"></text:span> Rehearse Timings dialog's Mode.</text:p>
      <text:p text:style-name="P13"><text:span text:style-name="T8"></text:span> The communication between Rehearse Timings dialog with Presentation Documents in OpenStorm.<text:span text:style-name="T3">Character Statistics is an improvement of the existing document statistics function, with which user can calculate the number of CJK (Chinese Japanese and Korean), Western and other words in a document separately. Another improved function is user can calculate the number of characters</text:span><text:span text:style-name="T4"> <text:s/></text:span><text:span text:style-name="T3"><text:s/>excluding separators such as space, tab as well. At the same time it keeps the features of the original tool such as table statistics, graphic statistics, and so on.</text:span></text:p>
      <text:p text:style-name="P1"/>
      <text:p text:style-name="Text_20_Body_20_Single">The official version of this document can be found in the OpenStorm Document Library Notes Database under the file name <text:span text:style-name="T11">SD(1).sxw. </text:span>Authorized users may access this database and view or print this document from there. </text:p>
      <text:p text:style-name="P2"/>
      <text:p text:style-name="Text_20_Body_20_Single">Users of this document are responsible for using the official version, and for continuously verifying that any copies of the document in whole or in part, are the official version. <text:s/>If this document is not a copy of the official version, it is obsolete.</text:p>
      <text:p text:style-name="P2"/>
      <text:p text:style-name="P6">For minor changes or updates, the author(s) can modify the contents of the Approved Version of this document without the need of re-approval by the designated approver(s). In other words, the author can approve his/her document by directly updating the Approver List and History and Summary Changes sections.</text:p>
      <text:p text:style-name="P6"/>
      <text:p text:style-name="Text_20_Body_20_Single"><text:span text:style-name="T1">This test plan will focus on FVT (Functional Verification Test) and NL-FVT (National Language - Functional Verification Test) of the feature </text:span><text:span text:style-name="T6">Header and Footer , Rehearse Timings, </text:span><text:span text:style-name="T5">Increase/Reduce Font Size and Toggle slide show mode </text:span><text:span text:style-name="T10">. <text:s/></text:span><text:span text:style-name="T1">All test cases cover the </text:span><text:span text:style-name="T6">Header and Footer</text:span><text:span text:style-name="T1"> , </text:span><text:span text:style-name="T6">Rehearse Timings, </text:span><text:span text:style-name="T5">Increase/Reduce Font Size and Toggle slide show mode </text:span><text:span text:style-name="T6"><text:s/></text:span><text:span text:style-name="T1"><text:s/>will be included in this plan. When performing FVT and NL-FVT test, this document should be the exclusive official version. </text:span></text:p>
      <text:h text:style-name="P21" text:outline-level="2"/>
      <text:p text:style-name="P8"/>
      <text:p text:style-name="Text_20_Body_20_Single"><text:span text:style-name="T12">Firstly, </text:span><text:span text:style-name="T13">Header&amp;Footer</text:span><text:span text:style-name="T12"> <text:s/>feature will provide a way for users to customize the masters of slide, handout and notes, and then provide a way to add, delete and modify Header&amp;Footer properties of OpenStorm Presentation Documents. Thus the information of OpenStorm Presentation Documents can be enriched greatly. </text:span></text:p>
      <text:p text:style-name="Text_20_Body_20_Single"><text:span text:style-name="T7">Headers and Footer</text:span><text:span text:style-name="T6">s</text:span><text:span text:style-name="T1"> are typically used in printed documents. You can create headers and footers that include text or graphics, There are </text:span><text:span text:style-name="T2">four </text:span><text:span text:style-name="T2">areas--Date area, Footer area, Number area and Header area, which are belong to Header and Footer in the broad sense. </text:span><text:span text:style-name="T1">A header is printed in the top margin. A footer is printed in the bottom margin. </text:span><text:span text:style-name="T2">At <text:s/>the end, the value of the four areas can be customized as needed. </text:span></text:p>
      <text:p text:style-name="P4"/>
      <text:h text:style-name="P15" text:outline-level="3"/>
      <text:p text:style-name="P7">The current functions of Rehearse Timings provided by OpenOffice.org 1.0.1are:</text:p>
      <text:list xml:id="list37330391" text:style-name="WW8Num1">
        <text:list-item>
          <text:p text:style-name="P18">To set for your slides before you rehearse, or you can set them automatically while you rehearse. If you set them before you rehearse, you'll find it to work in slide. sorter view where you see miniatures of each slide in your presentation. You can set the timing for one or more selected slides. You can also set a different timing for each slide.</text:p>
        </text:list-item>
      </text:list>
      <text:list xml:id="list37304899" text:style-name="WW8Num2">
        <text:list-item>
          <text:p text:style-name="P20">To record the time escape of the current slide when you present. When you move the next slide, the timing will be reset to zero.</text:p>
        </text:list-item>
      </text:list>
      <text:p text:style-name="P9">In Open Storm, we will add/improve the following functions to the Rehearse Timings:</text:p>
      <text:list xml:id="list37315620" text:style-name="WW8Num3">
        <text:list-item>
          <text:p text:style-name="P19">Record the accumulated time escape of the whole presentation.</text:p>
        </text:list-item>
        <text:list-item>
          <text:p text:style-name="P19">Hide/unhide the Rehearse Timings button by a certain shortcut key. </text:p>
        </text:list-item>
      </text:list>
      <text:p text:style-name="P10"/>
      <text:h text:style-name="P17" text:outline-level="3"/>
      <text:p text:style-name="P7">This function provides a shortcut key to increase/reduce Font Size of the selected character objects. </text:p>
      <text:p text:style-name="Text_20_Body_20_Single"/>
      <text:h text:style-name="P16" text:outline-level="3"/>
      <text:p text:style-name="P7">This feature is for SD <text:s/>provide user a convenience way to begin slide show from current page. </text:p>
      <text:p text:style-name="Text_20_Body_20_Single"/>
      <text:h text:style-name="P21" text:outline-level="2"><text:span text:style-name="T9"></text:span><text:span text:style-name="T1"> Function of <text:s/>Add, Delete and Modify the Header&amp;Footer Properties .</text:span></text:h>
      <text:p text:style-name="P11"><text:span text:style-name="T8"></text:span><text:span text:style-name="T2"> Header&amp;Footer Dialog's Mode</text:span>.</text:p>
      <text:p text:style-name="P11"><text:span text:style-name="T8"></text:span><text:span text:style-name="T2"> The communication between Header&amp;Footer Properties with Document objects in OpenStorm</text:span><text:span text:style-name="T12">. </text:span></text:p>
      <text:p text:style-name="P12"><text:span text:style-name="T8"></text:span> The connection between Header&amp;Footer areas and Header&amp;Footer dialog.</text:p>
      <text:p text:style-name="Text_20_Body_20_Single"><text:span text:style-name="T8"></text:span><text:span text:style-name="T12"> Function of Undo/Redo. </text:span></text:p>
      <text:p text:style-name="P3"/>
      <text:h text:style-name="P15" text:outline-level="3"/>
      <text:p text:style-name="Text_20_Body_20_Single"><text:span text:style-name="T8"></text:span> Rehearse Timings dialog's Mode.</text:p>
      <text:p text:style-name="P13"><text:span text:style-name="T8"></text:span> The communication between Rehearse Timings dialog with Presentation Documents in OpenStorm.<text:span text:style-name="T3">Character Statistics is an improvement of the existing document statistics function, with which user can calculate the number of CJK (Chinese Japanese and Korean), Western and other words in a document separately. Another improved function is user can calculate the number of characters</text:span><text:span text:style-name="T4"> <text:s/></text:span><text:span text:style-name="T3"><text:s/>excluding separators such as space, tab as well. At the same time it keeps the features of the original tool such as table statistics, graphic statistics, and so on.</text:span></text:p>
      <text:p text:style-name="P1"/>
      <text:p text:style-name="Text_20_Body_20_Single">The official version of this document can be found in the OpenStorm Document Library Notes Database under the file name <text:span text:style-name="T11">SD(1).sxw. </text:span>Authorized users may access this database and view or print this document from there. </text:p>
      <text:p text:style-name="P2"/>
      <text:p text:style-name="Text_20_Body_20_Single">Users of this document are responsible for using the official version, and for continuously verifying that any copies of the document in whole or in part, are the official version. <text:s/>If this document is not a copy of the official version, it is obsolete.</text:p>
      <text:p text:style-name="P2"/>
      <text:p text:style-name="P6">For minor changes or updates, the author(s) can modify the contents of the Approved Version of this document without the need of re-approval by the designated approver(s). In other words, the author can approve his/her document by directly updating the Approver List and History and Summary Changes sections.</text:p>
      <text:p text:style-name="P6"/>
      <text:p text:style-name="Text_20_Body_20_Single"><text:span text:style-name="T1">This test plan will focus on FVT (Functional Verification Test) and NL-FVT (National Language - Functional Verification Test) of the feature </text:span><text:span text:style-name="T6">Header and Footer , Rehearse Timings, </text:span><text:span text:style-name="T5">Increase/Reduce Font Size and Toggle slide show mode </text:span><text:span text:style-name="T10">. <text:s/></text:span><text:span text:style-name="T1">All test cases cover the </text:span><text:span text:style-name="T6">Header and Footer</text:span><text:span text:style-name="T1"> , </text:span><text:span text:style-name="T6">Rehearse Timings, </text:span><text:span text:style-name="T5">Increase/Reduce Font Size and Toggle slide show mode </text:span><text:span text:style-name="T6"><text:s/></text:span><text:span text:style-name="T1"><text:s/>will be included in this plan. When performing FVT and NL-FVT test, this document should be the exclusive official version. </text:span></text:p>
      <text:h text:style-name="P21" text:outline-level="2"/>
      <text:p text:style-name="P8"/>
      <text:p text:style-name="Text_20_Body_20_Single"><text:span text:style-name="T12">Firstly, </text:span><text:span text:style-name="T13">Header&amp;Footer</text:span><text:span text:style-name="T12"> <text:s/>feature will provide a way for users to customize the masters of slide, handout and notes, and then provide a way to add, delete and modify Header&amp;Footer properties of OpenStorm Presentation Documents. Thus the information of OpenStorm Presentation Documents can be enriched greatly. </text:span></text:p>
      <text:p text:style-name="Text_20_Body_20_Single"><text:span text:style-name="T7">Headers and Footer</text:span><text:span text:style-name="T6">s</text:span><text:span text:style-name="T1"> are typically used in printed documents. You can create headers and footers that include text or graphics, There are </text:span><text:span text:style-name="T2">four </text:span><text:span text:style-name="T2">areas--Date area, Footer area, Number area and Header area, which are belong to Header and Footer in the broad sense. </text:span><text:span text:style-name="T1">A header is printed in the top margin. A footer is printed in the bottom margin. </text:span><text:span text:style-name="T2">At <text:s/>the end, the value of the four areas can be customized as needed. </text:span></text:p>
      <text:p text:style-name="P4"/>
      <text:h text:style-name="P15" text:outline-level="3"/>
      <text:p text:style-name="P7">The current functions of Rehearse Timings provided by OpenOffice.org 1.0.1are:</text:p>
      <text:list xml:id="list37322312" text:style-name="WW8Num1">
        <text:list-item>
          <text:p text:style-name="P18">To set for your slides before you rehearse, or you can set them automatically while you rehearse. If you set them before you rehearse, you'll find it to work in slide. sorter view where you see miniatures of each slide in your presentation. You can set the timing for one or more selected slides. You can also set a different timing for each slide.</text:p>
        </text:list-item>
      </text:list>
      <text:list xml:id="list37316866" text:style-name="WW8Num2">
        <text:list-item>
          <text:p text:style-name="P20">To record the time escape of the current slide when you present. When you move the next slide, the timing will be reset to zero.</text:p>
        </text:list-item>
      </text:list>
      <text:p text:style-name="P9">In Open Storm, we will add/improve the following functions to the Rehearse Timings:</text:p>
      <text:list xml:id="list37305381" text:style-name="WW8Num3">
        <text:list-item>
          <text:p text:style-name="P19">Record the accumulated time escape of the whole presentation.</text:p>
        </text:list-item>
        <text:list-item>
          <text:p text:style-name="P19">Hide/unhide the Rehearse Timings button by a certain shortcut key. </text:p>
        </text:list-item>
      </text:list>
      <text:p text:style-name="P10"/>
      <text:h text:style-name="P17" text:outline-level="3"/>
      <text:p text:style-name="P7">This function provides a shortcut key to increase/reduce Font Size of the selected character objects. </text:p>
      <text:p text:style-name="Text_20_Body_20_Single"/>
      <text:h text:style-name="P16" text:outline-level="3"/>
      <text:p text:style-name="P7">This feature is for SD <text:s/>provide user a convenience way to begin slide show from current page. </text:p>
      <text:p text:style-name="Text_20_Body_20_Single"/>
      <text:h text:style-name="P21" text:outline-level="2"><text:span text:style-name="T9"></text:span><text:span text:style-name="T1"> Function of <text:s/>Add, Delete and Modify the Header&amp;Footer Properties .</text:span></text:h>
      <text:p text:style-name="P11"><text:span text:style-name="T8"></text:span><text:span text:style-name="T2"> Header&amp;Footer Dialog's Mode</text:span>.</text:p>
      <text:p text:style-name="P11"><text:span text:style-name="T8"></text:span><text:span text:style-name="T2"> The communication between Header&amp;Footer Properties with Document objects in OpenStorm</text:span><text:span text:style-name="T12">. </text:span></text:p>
      <text:p text:style-name="P12"><text:span text:style-name="T8"></text:span> The connection between Header&amp;Footer areas and Header&amp;Footer dialog.</text:p>
      <text:p text:style-name="Text_20_Body_20_Single"><text:span text:style-name="T8"></text:span><text:span text:style-name="T12"> Function of Undo/Redo. </text:span></text:p>
      <text:p text:style-name="P3"/>
      <text:h text:style-name="P15" text:outline-level="3"/>
      <text:p text:style-name="Text_20_Body_20_Single"><text:span text:style-name="T8"></text:span> Rehearse Timings dialog's Mode.</text:p>
      <text:p text:style-name="P13"><text:span text:style-name="T8"></text:span> The communication between Rehearse Timings dialog with Presentation Documents in OpenStorm.<text:span text:style-name="T3">Character Statistics is an improvement of the existing document statistics function, with which user can calculate the number of CJK (Chinese Japanese and Korean), Western and other words in a document separately. Another improved function is user can calculate the number of characters</text:span><text:span text:style-name="T4"> <text:s/></text:span><text:span text:style-name="T3"><text:s/>excluding separators such as space, tab as well. At the same time it keeps the features of the original tool such as table statistics, graphic statistics, and so on.</text:span></text:p>
      <text:p text:style-name="P1"/>
      <text:p text:style-name="Text_20_Body_20_Single">The official version of this document can be found in the OpenStorm Document Library Notes Database under the file name <text:span text:style-name="T11">SD(1).sxw. </text:span>Authorized users may access this database and view or print this document from there. </text:p>
      <text:p text:style-name="P2"/>
      <text:p text:style-name="Text_20_Body_20_Single">Users of this document are responsible for using the official version, and for continuously verifying that any copies of the document in whole or in part, are the official version. <text:s/>If this document is not a copy of the official version, it is obsolete.</text:p>
      <text:p text:style-name="P2"/>
      <text:p text:style-name="P6">For minor changes or updates, the author(s) can modify the contents of the Approved Version of this document without the need of re-approval by the designated approver(s). In other words, the author can approve his/her document by directly updating the Approver List and History and Summary Changes sections.</text:p>
      <text:p text:style-name="P6"/>
      <text:p text:style-name="Text_20_Body_20_Single"><text:span text:style-name="T1">This test plan will focus on FVT (Functional Verification Test) and NL-FVT (National Language - Functional Verification Test) of the feature </text:span><text:span text:style-name="T6">Header and Footer , Rehearse Timings, </text:span><text:span text:style-name="T5">Increase/Reduce Font Size and Toggle slide show mode </text:span><text:span text:style-name="T10">. <text:s/></text:span><text:span text:style-name="T1">All test cases cover the </text:span><text:span text:style-name="T6">Header and Footer</text:span><text:span text:style-name="T1"> , </text:span><text:span text:style-name="T6">Rehearse Timings, </text:span><text:span text:style-name="T5">Increase/Reduce Font Size and Toggle slide show mode </text:span><text:span text:style-name="T6"><text:s/></text:span><text:span text:style-name="T1"><text:s/>will be included in this plan. When performing FVT and NL-FVT test, this document should be the exclusive official version. </text:span></text:p>
      <text:h text:style-name="P21" text:outline-level="2"/>
      <text:p text:style-name="P8"/>
      <text:p text:style-name="Text_20_Body_20_Single"><text:span text:style-name="T12">Firstly, </text:span><text:span text:style-name="T13">Header&amp;Footer</text:span><text:span text:style-name="T12"> <text:s/>feature will provide a way for users to customize the masters of slide, handout and notes, and then provide a way to add, delete and modify Header&amp;Footer properties of OpenStorm Presentation Documents. Thus the information of OpenStorm Presentation Documents can be enriched greatly. </text:span></text:p>
      <text:p text:style-name="Text_20_Body_20_Single"><text:span text:style-name="T7">Headers and Footer</text:span><text:span text:style-name="T6">s</text:span><text:span text:style-name="T1"> are typically used in printed documents. You can create headers and footers that include text or graphics, There are </text:span><text:span text:style-name="T2">four </text:span><text:span text:style-name="T2">areas--Date area, Footer area, Number area and Header area, which are belong to Header and Footer in the broad sense. </text:span><text:span text:style-name="T1">A header is printed in the top margin. A footer is printed in the bottom margin. </text:span><text:span text:style-name="T2">At <text:s/>the end, the value of the four areas can be customized as needed. </text:span></text:p>
      <text:p text:style-name="P4"/>
      <text:h text:style-name="P15" text:outline-level="3"/>
      <text:p text:style-name="P7">The current functions of Rehearse Timings provided by OpenOffice.org 1.0.1are:</text:p>
      <text:list xml:id="list37326013" text:style-name="WW8Num1">
        <text:list-item>
          <text:p text:style-name="P18">To set for your slides before you rehearse, or you can set them automatically while you rehearse. If you set them before you rehearse, you'll find it to work in slide. sorter view where you see miniatures of each slide in your presentation. You can set the timing for one or more selected slides. You can also set a different timing for each slide.</text:p>
        </text:list-item>
      </text:list>
      <text:list xml:id="list37318956" text:style-name="WW8Num2">
        <text:list-item>
          <text:p text:style-name="P20">To record the time escape of the current slide when you present. When you move the next slide, the timing will be reset to zero.</text:p>
        </text:list-item>
      </text:list>
      <text:p text:style-name="P9">In Open Storm, we will add/improve the following functions to the Rehearse Timings:</text:p>
      <text:list xml:id="list37315768" text:style-name="WW8Num3">
        <text:list-item>
          <text:p text:style-name="P19">Record the accumulated time escape of the whole presentation.</text:p>
        </text:list-item>
        <text:list-item>
          <text:p text:style-name="P19">Hide/unhide the Rehearse Timings button by a certain shortcut key. </text:p>
        </text:list-item>
      </text:list>
      <text:p text:style-name="P10"/>
      <text:h text:style-name="P17" text:outline-level="3"/>
      <text:p text:style-name="P7">This function provides a shortcut key to increase/reduce Font Size of the selected character objects. </text:p>
      <text:p text:style-name="Text_20_Body_20_Single"/>
      <text:h text:style-name="P16" text:outline-level="3"/>
      <text:p text:style-name="P7">This feature is for SD <text:s/>provide user a convenience way to begin slide show from current page. </text:p>
      <text:p text:style-name="Text_20_Body_20_Single"/>
      <text:h text:style-name="P21" text:outline-level="2"><text:span text:style-name="T9"></text:span><text:span text:style-name="T1"> Function of <text:s/>Add, Delete and Modify the Header&amp;Footer Properties .</text:span></text:h>
      <text:p text:style-name="P11"><text:span text:style-name="T8"></text:span><text:span text:style-name="T2"> Header&amp;Footer Dialog's Mode</text:span>.</text:p>
      <text:p text:style-name="P11"><text:span text:style-name="T8"></text:span><text:span text:style-name="T2"> The communication between Header&amp;Footer Properties with Document objects in OpenStorm</text:span><text:span text:style-name="T12">. </text:span></text:p>
      <text:p text:style-name="P12"><text:span text:style-name="T8"></text:span> The connection between Header&amp;Footer areas and Header&amp;Footer dialog.</text:p>
      <text:p text:style-name="Text_20_Body_20_Single"><text:span text:style-name="T8"></text:span><text:span text:style-name="T12"> Function of Undo/Redo. </text:span></text:p>
      <text:p text:style-name="P3"/>
      <text:h text:style-name="P15" text:outline-level="3"/>
      <text:p text:style-name="Text_20_Body_20_Single"><text:span text:style-name="T8"></text:span> Rehearse Timings dialog's Mode.</text:p>
      <text:p text:style-name="P13"><text:span text:style-name="T8"></text:span> The communication between Rehearse Timings dialog with Presentation Documents in OpenStorm.<text:span text:style-name="T3">Character Statistics is an improvement of the existing document statistics function, with which user can calculate the number of CJK (Chinese Japanese and Korean), Western and other words in a document separately. Another improved function is user can calculate the number of characters</text:span><text:span text:style-name="T4"> <text:s/></text:span><text:span text:style-name="T3"><text:s/>excluding separators such as space, tab as well. At the same time it keeps the features of the original tool such as table statistics, graphic statistics, and so on.</text:span></text:p>
      <text:p text:style-name="P1"/>
      <text:p text:style-name="Text_20_Body_20_Single">The official version of this document can be found in the OpenStorm Document Library Notes Database under the file name <text:span text:style-name="T11">SD(1).sxw. </text:span>Authorized users may access this database and view or print this document from there. </text:p>
      <text:p text:style-name="P2"/>
      <text:p text:style-name="Text_20_Body_20_Single">Users of this document are responsible for using the official version, and for continuously verifying that any copies of the document in whole or in part, are the official version. <text:s/>If this document is not a copy of the official version, it is obsolete.</text:p>
      <text:p text:style-name="P2"/>
      <text:p text:style-name="P6">For minor changes or updates, the author(s) can modify the contents of the Approved Version of this document without the need of re-approval by the designated approver(s). In other words, the author can approve his/her document by directly updating the Approver List and History and Summary Changes sections.</text:p>
      <text:p text:style-name="P6"/>
      <text:p text:style-name="Text_20_Body_20_Single"><text:span text:style-name="T1">This test plan will focus on FVT (Functional Verification Test) and NL-FVT (National Language - Functional Verification Test) of the feature </text:span><text:span text:style-name="T6">Header and Footer , Rehearse Timings, </text:span><text:span text:style-name="T5">Increase/Reduce Font Size and Toggle slide show mode </text:span><text:span text:style-name="T10">. <text:s/></text:span><text:span text:style-name="T1">All test cases cover the </text:span><text:span text:style-name="T6">Header and Footer</text:span><text:span text:style-name="T1"> , </text:span><text:span text:style-name="T6">Rehearse Timings, </text:span><text:span text:style-name="T5">Increase/Reduce Font Size and Toggle slide show mode </text:span><text:span text:style-name="T6"><text:s/></text:span><text:span text:style-name="T1"><text:s/>will be included in this plan. When performing FVT and NL-FVT test, this document should be the exclusive official version. </text:span></text:p>
      <text:h text:style-name="P21" text:outline-level="2"/>
      <text:p text:style-name="P8"/>
      <text:p text:style-name="Text_20_Body_20_Single"><text:span text:style-name="T12">Firstly, </text:span><text:span text:style-name="T13">Header&amp;Footer</text:span><text:span text:style-name="T12"> <text:s/>feature will provide a way for users to customize the masters of slide, handout and notes, and then provide a way to add, delete and modify Header&amp;Footer properties of OpenStorm Presentation Documents. Thus the information of OpenStorm Presentation Documents can be enriched greatly. </text:span></text:p>
      <text:p text:style-name="Text_20_Body_20_Single"><text:span text:style-name="T7">Headers and Footer</text:span><text:span text:style-name="T6">s</text:span><text:span text:style-name="T1"> are typically used in printed documents. You can create headers and footers that include text or graphics, There are </text:span><text:span text:style-name="T2">four </text:span><text:span text:style-name="T2">areas--Date area, Footer area, Number area and Header area, which are belong to Header and Footer in the broad sense. </text:span><text:span text:style-name="T1">A header is printed in the top margin. A footer is printed in the bottom margin. </text:span><text:span text:style-name="T2">At <text:s/>the end, the value of the four areas can be customized as needed. </text:span></text:p>
      <text:p text:style-name="P4"/>
      <text:h text:style-name="P15" text:outline-level="3"/>
      <text:p text:style-name="P7">The current functions of Rehearse Timings provided by OpenOffice.org 1.0.1are:</text:p>
      <text:list xml:id="list37322040" text:style-name="WW8Num1">
        <text:list-item>
          <text:p text:style-name="P18">To set for your slides before you rehearse, or you can set them automatically while you rehearse. If you set them before you rehearse, you'll find it to work in slide. sorter view where you see miniatures of each slide in your presentation. You can set the timing for one or more selected slides. You can also set a different timing for each slide.</text:p>
        </text:list-item>
      </text:list>
      <text:list xml:id="list37329220" text:style-name="WW8Num2">
        <text:list-item>
          <text:p text:style-name="P20">To record the time escape of the current slide when you present. When you move the next slide, the timing will be reset to zero.</text:p>
        </text:list-item>
      </text:list>
      <text:p text:style-name="P9">In Open Storm, we will add/improve the following functions to the Rehearse Timings:</text:p>
      <text:list xml:id="list37328830" text:style-name="WW8Num3">
        <text:list-item>
          <text:p text:style-name="P19">Record the accumulated time escape of the whole presentation.</text:p>
        </text:list-item>
        <text:list-item>
          <text:p text:style-name="P19">Hide/unhide the Rehearse Timings button by a certain shortcut key. </text:p>
        </text:list-item>
      </text:list>
      <text:p text:style-name="P10"/>
      <text:h text:style-name="P17" text:outline-level="3"/>
      <text:p text:style-name="P7">This function provides a shortcut key to increase/reduce Font Size of the selected character objects. </text:p>
      <text:p text:style-name="Text_20_Body_20_Single"/>
      <text:h text:style-name="P16" text:outline-level="3"/>
      <text:p text:style-name="P7">This feature is for SD <text:s/>provide user a convenience way to begin slide show from current page. </text:p>
      <text:p text:style-name="Text_20_Body_20_Single"/>
      <text:h text:style-name="P21" text:outline-level="2"><text:span text:style-name="T9"></text:span><text:span text:style-name="T1"> Function of <text:s/>Add, Delete and Modify the Header&amp;Footer Properties .</text:span></text:h>
      <text:p text:style-name="P11"><text:span text:style-name="T8"></text:span><text:span text:style-name="T2"> Header&amp;Footer Dialog's Mode</text:span>.</text:p>
      <text:p text:style-name="P11"><text:span text:style-name="T8"></text:span><text:span text:style-name="T2"> The communication between Header&amp;Footer Properties with Document objects in OpenStorm</text:span><text:span text:style-name="T12">. </text:span></text:p>
      <text:p text:style-name="P12"><text:span text:style-name="T8"></text:span> The connection between Header&amp;Footer areas and Header&amp;Footer dialog.</text:p>
      <text:p text:style-name="Text_20_Body_20_Single"><text:span text:style-name="T8"></text:span><text:span text:style-name="T12"> Function of Undo/Redo. </text:span></text:p>
      <text:p text:style-name="P3"/>
      <text:h text:style-name="P15" text:outline-level="3"/>
      <text:p text:style-name="Text_20_Body_20_Single"><text:span text:style-name="T8"></text:span> Rehearse Timings dialog's Mode.</text:p>
      <text:p text:style-name="P13"><text:span text:style-name="T8"></text:span> The communication between Rehearse Timings dialog with Presentation Documents in OpenStorm.<text:span text:style-name="T3">Character Statistics is an improvement of the existing document statistics function, with which user can calculate the number of CJK (Chinese Japanese and Korean), Western and other words in a document separately. Another improved function is user can calculate the number of characters</text:span><text:span text:style-name="T4"> <text:s/></text:span><text:span text:style-name="T3"><text:s/>excluding separators such as space, tab as well. At the same time it keeps the features of the original tool such as table statistics, graphic statistics, and so on.</text:span></text:p>
      <text:p text:style-name="P1"/>
      <text:p text:style-name="Text_20_Body_20_Single">The official version of this document can be found in the OpenStorm Document Library Notes Database under the file name <text:span text:style-name="T11">SD(1).sxw. </text:span>Authorized users may access this database and view or print this document from there. </text:p>
      <text:p text:style-name="P2"/>
      <text:p text:style-name="Text_20_Body_20_Single">Users of this document are responsible for using the official version, and for continuously verifying that any copies of the document in whole or in part, are the official version. <text:s/>If this document is not a copy of the official version, it is obsolete.</text:p>
      <text:p text:style-name="P2"/>
      <text:p text:style-name="P6">For minor changes or updates, the author(s) can modify the contents of the Approved Version of this document without the need of re-approval by the designated approver(s). In other words, the author can approve his/her document by directly updating the Approver List and History and Summary Changes sections.</text:p>
      <text:p text:style-name="P6"/>
      <text:p text:style-name="Text_20_Body_20_Single"><text:span text:style-name="T1">This test plan will focus on FVT (Functional Verification Test) and NL-FVT (National Language - Functional Verification Test) of the feature </text:span><text:span text:style-name="T6">Header and Footer , Rehearse Timings, </text:span><text:span text:style-name="T5">Increase/Reduce Font Size and Toggle slide show mode </text:span><text:span text:style-name="T10">. <text:s/></text:span><text:span text:style-name="T1">All test cases cover the </text:span><text:span text:style-name="T6">Header and Footer</text:span><text:span text:style-name="T1"> , </text:span><text:span text:style-name="T6">Rehearse Timings, </text:span><text:span text:style-name="T5">Increase/Reduce Font Size and Toggle slide show mode </text:span><text:span text:style-name="T6"><text:s/></text:span><text:span text:style-name="T1"><text:s/>will be included in this plan. When performing FVT and NL-FVT test, this document should be the exclusive official version. </text:span></text:p>
      <text:h text:style-name="P21" text:outline-level="2"/>
      <text:p text:style-name="P8"/>
      <text:p text:style-name="Text_20_Body_20_Single"><text:span text:style-name="T12">Firstly, </text:span><text:span text:style-name="T13">Header&amp;Footer</text:span><text:span text:style-name="T12"> <text:s/>feature will provide a way for users to customize the masters of slide, handout and notes, and then provide a way to add, delete and modify Header&amp;Footer properties of OpenStorm Presentation Documents. Thus the information of OpenStorm Presentation Documents can be enriched greatly. </text:span></text:p>
      <text:p text:style-name="Text_20_Body_20_Single"><text:span text:style-name="T7">Headers and Footer</text:span><text:span text:style-name="T6">s</text:span><text:span text:style-name="T1"> are typically used in printed documents. You can create headers and footers that include text or graphics, There are </text:span><text:span text:style-name="T2">four </text:span><text:span text:style-name="T2">areas--Date area, Footer area, Number area and Header area, which are belong to Header and Footer in the broad sense. </text:span><text:span text:style-name="T1">A header is printed in the top margin. A footer is printed in the bottom margin. </text:span><text:span text:style-name="T2">At <text:s/>the end, the value of the four areas can be customized as needed. </text:span></text:p>
      <text:p text:style-name="P4"/>
      <text:h text:style-name="P15" text:outline-level="3"/>
      <text:p text:style-name="P7">The current functions of Rehearse Timings provided by OpenOffice.org 1.0.1are:</text:p>
      <text:list xml:id="list37313263" text:style-name="WW8Num1">
        <text:list-item>
          <text:p text:style-name="P18">To set for your slides before you rehearse, or you can set them automatically while you rehearse. If you set them before you rehearse, you'll find it to work in slide. sorter view where you see miniatures of each slide in your presentation. You can set the timing for one or more selected slides. You can also set a different timing for each slide.</text:p>
        </text:list-item>
      </text:list>
      <text:list xml:id="list37319218" text:style-name="WW8Num2">
        <text:list-item>
          <text:p text:style-name="P20">To record the time escape of the current slide when you present. When you move the next slide, the timing will be reset to zero.</text:p>
        </text:list-item>
      </text:list>
      <text:p text:style-name="P9">In Open Storm, we will add/improve the following functions to the Rehearse Timings:</text:p>
      <text:list xml:id="list37319657" text:style-name="WW8Num3">
        <text:list-item>
          <text:p text:style-name="P19">Record the accumulated time escape of the whole presentation.</text:p>
        </text:list-item>
        <text:list-item>
          <text:p text:style-name="P19">Hide/unhide the Rehearse Timings button by a certain shortcut key. </text:p>
        </text:list-item>
      </text:list>
      <text:p text:style-name="P10"/>
      <text:h text:style-name="P17" text:outline-level="3"/>
      <text:p text:style-name="P7">This function provides a shortcut key to increase/reduce Font Size of the selected character objects. </text:p>
      <text:p text:style-name="Text_20_Body_20_Single"/>
      <text:h text:style-name="P16" text:outline-level="3"/>
      <text:p text:style-name="P7">This feature is for SD <text:s/>provide user a convenience way to begin slide show from current page. </text:p>
      <text:p text:style-name="Text_20_Body_20_Single"/>
      <text:h text:style-name="P21" text:outline-level="2"><text:span text:style-name="T9"></text:span><text:span text:style-name="T1"> Function of <text:s/>Add, Delete and Modify the Header&amp;Footer Properties .</text:span></text:h>
      <text:p text:style-name="P11"><text:span text:style-name="T8"></text:span><text:span text:style-name="T2"> Header&amp;Footer Dialog's Mode</text:span>.</text:p>
      <text:p text:style-name="P11"><text:span text:style-name="T8"></text:span><text:span text:style-name="T2"> The communication between Header&amp;Footer Properties with Document objects in OpenStorm</text:span><text:span text:style-name="T12">. </text:span></text:p>
      <text:p text:style-name="P12"><text:span text:style-name="T8"></text:span> The connection between Header&amp;Footer areas and Header&amp;Footer dialog.</text:p>
      <text:p text:style-name="Text_20_Body_20_Single"><text:span text:style-name="T8"></text:span><text:span text:style-name="T12"> Function of Undo/Redo. </text:span></text:p>
      <text:p text:style-name="P3"/>
      <text:h text:style-name="P15" text:outline-level="3"/>
      <text:p text:style-name="Text_20_Body_20_Single"><text:span text:style-name="T8"></text:span> Rehearse Timings dialog's Mode.</text:p>
      <text:p text:style-name="P13"><text:span text:style-name="T8"></text:span> The communication between Rehearse Timings dialog with Presentation Documents in OpenStorm.<text:span text:style-name="T3">Character Statistics is an improvement of the existing document statistics function, with which user can calculate the number of CJK (Chinese Japanese and Korean), Western and other words in a document separately. Another improved function is user can calculate the number of characters</text:span><text:span text:style-name="T4"> <text:s/></text:span><text:span text:style-name="T3"><text:s/>excluding separators such as space, tab as well. At the same time it keeps the features of the original tool such as table statistics, graphic statistics, and so on.</text:span></text:p>
      <text:p text:style-name="P1"/>
      <text:p text:style-name="Text_20_Body_20_Single">The official version of this document can be found in the OpenStorm Document Library Notes Database under the file name <text:span text:style-name="T11">SD(1).sxw. </text:span>Authorized users may access this database and view or print this document from there. </text:p>
      <text:p text:style-name="P2"/>
      <text:p text:style-name="Text_20_Body_20_Single">Users of this document are responsible for using the official version, and for continuously verifying that any copies of the document in whole or in part, are the official version. <text:s/>If this document is not a copy of the official version, it is obsolete.</text:p>
      <text:p text:style-name="P2"/>
      <text:p text:style-name="P6">For minor changes or updates, the author(s) can modify the contents of the Approved Version of this document without the need of re-approval by the designated approver(s). In other words, the author can approve his/her document by directly updating the Approver List and History and Summary Changes sections.</text:p>
      <text:p text:style-name="P6"/>
      <text:p text:style-name="Text_20_Body_20_Single"><text:span text:style-name="T1">This test plan will focus on FVT (Functional Verification Test) and NL-FVT (National Language - Functional Verification Test) of the feature </text:span><text:span text:style-name="T6">Header and Footer , Rehearse Timings, </text:span><text:span text:style-name="T5">Increase/Reduce Font Size and Toggle slide show mode </text:span><text:span text:style-name="T10">. <text:s/></text:span><text:span text:style-name="T1">All test cases cover the </text:span><text:span text:style-name="T6">Header and Footer</text:span><text:span text:style-name="T1"> , </text:span><text:span text:style-name="T6">Rehearse Timings, </text:span><text:span text:style-name="T5">Increase/Reduce Font Size and Toggle slide show mode </text:span><text:span text:style-name="T6"><text:s/></text:span><text:span text:style-name="T1"><text:s/>will be included in this plan. When performing FVT and NL-FVT test, this document should be the exclusive official version. </text:span></text:p>
      <text:h text:style-name="P21" text:outline-level="2"/>
      <text:p text:style-name="P8"/>
      <text:p text:style-name="Text_20_Body_20_Single"><text:span text:style-name="T12">Firstly, </text:span><text:span text:style-name="T13">Header&amp;Footer</text:span><text:span text:style-name="T12"> <text:s/>feature will provide a way for users to customize the masters of slide, handout and notes, and then provide a way to add, delete and modify Header&amp;Footer properties of OpenStorm Presentation Documents. Thus the information of OpenStorm Presentation Documents can be enriched greatly. </text:span></text:p>
      <text:p text:style-name="Text_20_Body_20_Single"><text:span text:style-name="T7">Headers and Footer</text:span><text:span text:style-name="T6">s</text:span><text:span text:style-name="T1"> are typically used in printed documents. You can create headers and footers that include text or graphics, There are </text:span><text:span text:style-name="T2">four </text:span><text:span text:style-name="T2">areas--Date area, Footer area, Number area and Header area, which are belong to Header and Footer in the broad sense. </text:span><text:span text:style-name="T1">A header is printed in the top margin. A footer is printed in the bottom margin. </text:span><text:span text:style-name="T2">At <text:s/>the end, the value of the four areas can be customized as needed. </text:span></text:p>
      <text:p text:style-name="P4"/>
      <text:h text:style-name="P15" text:outline-level="3"/>
      <text:p text:style-name="P7">The current functions of Rehearse Timings provided by OpenOffice.org 1.0.1are:</text:p>
      <text:list xml:id="list37329540" text:style-name="WW8Num1">
        <text:list-item>
          <text:p text:style-name="P18">To set for your slides before you rehearse, or you can set them automatically while you rehearse. If you set them before you rehearse, you'll find it to work in slide. sorter view where you see miniatures of each slide in your presentation. You can set the timing for one or more selected slides. You can also set a different timing for each slide.</text:p>
        </text:list-item>
      </text:list>
      <text:list xml:id="list37313768" text:style-name="WW8Num2">
        <text:list-item>
          <text:p text:style-name="P20">To record the time escape of the current slide when you present. When you move the next slide, the timing will be reset to zero.</text:p>
        </text:list-item>
      </text:list>
      <text:p text:style-name="P9">In Open Storm, we will add/improve the following functions to the Rehearse Timings:</text:p>
      <text:list xml:id="list37324504" text:style-name="WW8Num3">
        <text:list-item>
          <text:p text:style-name="P19">Record the accumulated time escape of the whole presentation.</text:p>
        </text:list-item>
        <text:list-item>
          <text:p text:style-name="P19">Hide/unhide the Rehearse Timings button by a certain shortcut key. </text:p>
        </text:list-item>
      </text:list>
      <text:p text:style-name="P10"/>
      <text:h text:style-name="P17" text:outline-level="3"/>
      <text:p text:style-name="P7">This function provides a shortcut key to increase/reduce Font Size of the selected character objects. </text:p>
      <text:p text:style-name="Text_20_Body_20_Single"/>
      <text:h text:style-name="P16" text:outline-level="3"/>
      <text:p text:style-name="P7">This feature is for SD <text:s/>provide user a convenience way to begin slide show from current page. </text:p>
      <text:p text:style-name="Text_20_Body_20_Single"/>
      <text:h text:style-name="P21" text:outline-level="2"><text:span text:style-name="T9"></text:span><text:span text:style-name="T1"> Function of <text:s/>Add, Delete and Modify the Header&amp;Footer Properties .</text:span></text:h>
      <text:p text:style-name="P11"><text:span text:style-name="T8"></text:span><text:span text:style-name="T2"> Header&amp;Footer Dialog's Mode</text:span>.</text:p>
      <text:p text:style-name="P11"><text:span text:style-name="T8"></text:span><text:span text:style-name="T2"> The communication between Header&amp;Footer Properties with Document objects in OpenStorm</text:span><text:span text:style-name="T12">. </text:span></text:p>
      <text:p text:style-name="P12"><text:span text:style-name="T8"></text:span> The connection between Header&amp;Footer areas and Header&amp;Footer dialog.</text:p>
      <text:p text:style-name="Text_20_Body_20_Single"><text:span text:style-name="T8"></text:span><text:span text:style-name="T12"> Function of Undo/Redo. </text:span></text:p>
      <text:p text:style-name="P3"/>
      <text:h text:style-name="P15" text:outline-level="3"/>
      <text:p text:style-name="Text_20_Body_20_Single"><text:span text:style-name="T8"></text:span> Rehearse Timings dialog's Mode.</text:p>
      <text:p text:style-name="P13"><text:span text:style-name="T8"></text:span> The communication between Rehearse Timings dialog with Presentation Documents in OpenStorm.<text:span text:style-name="T3">Character Statistics is an improvement of the existing document statistics function, with which user can calculate the number of CJK (Chinese Japanese and Korean), Western and other words in a document separately. Another improved function is user can calculate the number of characters</text:span><text:span text:style-name="T4"> <text:s/></text:span><text:span text:style-name="T3"><text:s/>excluding separators such as space, tab as well. At the same time it keeps the features of the original tool such as table statistics, graphic statistics, and so on.</text:span></text:p>
      <text:p text:style-name="P1"/>
      <text:p text:style-name="Text_20_Body_20_Single">The official version of this document can be found in the OpenStorm Document Library Notes Database under the file name <text:span text:style-name="T11">SD(1).sxw. </text:span>Authorized users may access this database and view or print this document from there. </text:p>
      <text:p text:style-name="P2"/>
      <text:p text:style-name="Text_20_Body_20_Single">Users of this document are responsible for using the official version, and for continuously verifying that any copies of the document in whole or in part, are the official version. <text:s/>If this document is not a copy of the official version, it is obsolete.</text:p>
      <text:p text:style-name="P2"/>
      <text:p text:style-name="P6">For minor changes or updates, the author(s) can modify the contents of the Approved Version of this document without the need of re-approval by the designated approver(s). In other words, the author can approve his/her document by directly updating the Approver List and History and Summary Changes sections.</text:p>
      <text:p text:style-name="P6"/>
      <text:p text:style-name="Text_20_Body_20_Single"><text:span text:style-name="T1">This test plan will focus on FVT (Functional Verification Test) and NL-FVT (National Language - Functional Verification Test) of the feature </text:span><text:span text:style-name="T6">Header and Footer , Rehearse Timings, </text:span><text:span text:style-name="T5">Increase/Reduce Font Size and Toggle slide show mode </text:span><text:span text:style-name="T10">. <text:s/></text:span><text:span text:style-name="T1">All test cases cover the </text:span><text:span text:style-name="T6">Header and Footer</text:span><text:span text:style-name="T1"> , </text:span><text:span text:style-name="T6">Rehearse Timings, </text:span><text:span text:style-name="T5">Increase/Reduce Font Size and Toggle slide show mode </text:span><text:span text:style-name="T6"><text:s/></text:span><text:span text:style-name="T1"><text:s/>will be included in this plan. When performing FVT and NL-FVT test, this document should be the exclusive official version. </text:span></text:p>
      <text:h text:style-name="P21" text:outline-level="2"/>
      <text:p text:style-name="P8"/>
      <text:p text:style-name="Text_20_Body_20_Single"><text:span text:style-name="T12">Firstly, </text:span><text:span text:style-name="T13">Header&amp;Footer</text:span><text:span text:style-name="T12"> <text:s/>feature will provide a way for users to customize the masters of slide, handout and notes, and then provide a way to add, delete and modify Header&amp;Footer properties of OpenStorm Presentation Documents. Thus the information of OpenStorm Presentation Documents can be enriched greatly. </text:span></text:p>
      <text:p text:style-name="Text_20_Body_20_Single"><text:span text:style-name="T7">Headers and Footer</text:span><text:span text:style-name="T6">s</text:span><text:span text:style-name="T1"> are typically used in printed documents. You can create headers and footers that include text or graphics, There are </text:span><text:span text:style-name="T2">four </text:span><text:span text:style-name="T2">areas--Date area, Footer area, Number area and Header area, which are belong to Header and Footer in the broad sense. </text:span><text:span text:style-name="T1">A header is printed in the top margin. A footer is printed in the bottom margin. </text:span><text:span text:style-name="T2">At <text:s/>the end, the value of the four areas can be customized as needed. </text:span></text:p>
      <text:p text:style-name="P4"/>
      <text:h text:style-name="P15" text:outline-level="3"/>
      <text:p text:style-name="P7">The current functions of Rehearse Timings provided by OpenOffice.org 1.0.1are:</text:p>
      <text:list xml:id="list37304997" text:style-name="WW8Num1">
        <text:list-item>
          <text:p text:style-name="P18">To set for your slides before you rehearse, or you can set them automatically while you rehearse. If you set them before you rehearse, you'll find it to work in slide. sorter view where you see miniatures of each slide in your presentation. You can set the timing for one or more selected slides. You can also set a different timing for each slide.</text:p>
        </text:list-item>
      </text:list>
      <text:list xml:id="list37305251" text:style-name="WW8Num2">
        <text:list-item>
          <text:p text:style-name="P20">To record the time escape of the current slide when you present. When you move the next slide, the timing will be reset to zero.</text:p>
        </text:list-item>
      </text:list>
      <text:p text:style-name="P9">In Open Storm, we will add/improve the following functions to the Rehearse Timings:</text:p>
      <text:list xml:id="list37326840" text:style-name="WW8Num3">
        <text:list-item>
          <text:p text:style-name="P19">Record the accumulated time escape of the whole presentation.</text:p>
        </text:list-item>
        <text:list-item>
          <text:p text:style-name="P19">Hide/unhide the Rehearse Timings button by a certain shortcut key. </text:p>
        </text:list-item>
      </text:list>
      <text:p text:style-name="P10"/>
      <text:h text:style-name="P17" text:outline-level="3"/>
      <text:p text:style-name="P7">This function provides a shortcut key to increase/reduce Font Size of the selected character objects. </text:p>
      <text:p text:style-name="Text_20_Body_20_Single"/>
      <text:h text:style-name="P16" text:outline-level="3"/>
      <text:p text:style-name="P7">This feature is for SD <text:s/>provide user a convenience way to begin slide show from current page. </text:p>
      <text:p text:style-name="Text_20_Body_20_Single"/>
      <text:h text:style-name="P21" text:outline-level="2"><text:span text:style-name="T9"></text:span><text:span text:style-name="T1"> Function of <text:s/>Add, Delete and Modify the Header&amp;Footer Properties .</text:span></text:h>
      <text:p text:style-name="P11"><text:span text:style-name="T8"></text:span><text:span text:style-name="T2"> Header&amp;Footer Dialog's Mode</text:span>.</text:p>
      <text:p text:style-name="P11"><text:span text:style-name="T8"></text:span><text:span text:style-name="T2"> The communication between Header&amp;Footer Properties with Document objects in OpenStorm</text:span><text:span text:style-name="T12">. </text:span></text:p>
      <text:p text:style-name="P12"><text:span text:style-name="T8"></text:span> The connection between Header&amp;Footer areas and Header&amp;Footer dialog.</text:p>
      <text:p text:style-name="Text_20_Body_20_Single"><text:span text:style-name="T8"></text:span><text:span text:style-name="T12"> Function of Undo/Redo. </text:span></text:p>
      <text:p text:style-name="P3"/>
      <text:h text:style-name="P15" text:outline-level="3"/>
      <text:p text:style-name="Text_20_Body_20_Single"><text:span text:style-name="T8"></text:span> Rehearse Timings dialog's Mode.</text:p>
      <text:p text:style-name="P13"><text:span text:style-name="T8"></text:span> The communication between Rehearse Timings dialog with Presentation Documents in OpenStorm.<text:span text:style-name="T3">Character Statistics is an improvement of the existing document statistics function, with which user can calculate the number of CJK (Chinese Japanese and Korean), Western and other words in a document separately. Another improved function is user can calculate the number of characters</text:span><text:span text:style-name="T4"> <text:s/></text:span><text:span text:style-name="T3"><text:s/>excluding separators such as space, tab as well. At the same time it keeps the features of the original tool such as table statistics, graphic statistics, and so on.</text:span></text:p>
      <text:p text:style-name="P1"/>
      <text:p text:style-name="Text_20_Body_20_Single">The official version of this document can be found in the OpenStorm Document Library Notes Database under the file name <text:span text:style-name="T11">SD(1).sxw. </text:span>Authorized users may access this database and view or print this document from there. </text:p>
      <text:p text:style-name="P2"/>
      <text:p text:style-name="Text_20_Body_20_Single">Users of this document are responsible for using the official version, and for continuously verifying that any copies of the document in whole or in part, are the official version. <text:s/>If this document is not a copy of the official version, it is obsolete.</text:p>
      <text:p text:style-name="P2"/>
      <text:p text:style-name="P6">For minor changes or updates, the author(s) can modify the contents of the Approved Version of this document without the need of re-approval by the designated approver(s). In other words, the author can approve his/her document by directly updating the Approver List and History and Summary Changes sections.</text:p>
      <text:p text:style-name="P6"/>
      <text:p text:style-name="Text_20_Body_20_Single"><text:span text:style-name="T1">This test plan will focus on FVT (Functional Verification Test) and NL-FVT (National Language - Functional Verification Test) of the feature </text:span><text:span text:style-name="T6">Header and Footer , Rehearse Timings, </text:span><text:span text:style-name="T5">Increase/Reduce Font Size and Toggle slide show mode </text:span><text:span text:style-name="T10">. <text:s/></text:span><text:span text:style-name="T1">All test cases cover the </text:span><text:span text:style-name="T6">Header and Footer</text:span><text:span text:style-name="T1"> , </text:span><text:span text:style-name="T6">Rehearse Timings, </text:span><text:span text:style-name="T5">Increase/Reduce Font Size and Toggle slide show mode </text:span><text:span text:style-name="T6"><text:s/></text:span><text:span text:style-name="T1"><text:s/>will be included in this plan. When performing FVT and NL-FVT test, this document should be the exclusive official version. </text:span></text:p>
      <text:h text:style-name="P21" text:outline-level="2"/>
      <text:p text:style-name="P8"/>
      <text:p text:style-name="Text_20_Body_20_Single"><text:span text:style-name="T12">Firstly, </text:span><text:span text:style-name="T13">Header&amp;Footer</text:span><text:span text:style-name="T12"> <text:s/>feature will provide a way for users to customize the masters of slide, handout and notes, and then provide a way to add, delete and modify Header&amp;Footer properties of OpenStorm Presentation Documents. Thus the information of OpenStorm Presentation Documents can be enriched greatly. </text:span></text:p>
      <text:p text:style-name="Text_20_Body_20_Single"><text:span text:style-name="T7">Headers and Footer</text:span><text:span text:style-name="T6">s</text:span><text:span text:style-name="T1"> are typically used in printed documents. You can create headers and footers that include text or graphics, There are </text:span><text:span text:style-name="T2">four </text:span><text:span text:style-name="T2">areas--Date area, Footer area, Number area and Header area, which are belong to Header and Footer in the broad sense. </text:span><text:span text:style-name="T1">A header is printed in the top margin. A footer is printed in the bottom margin. </text:span><text:span text:style-name="T2">At <text:s/>the end, the value of the four areas can be customized as needed. </text:span></text:p>
      <text:p text:style-name="P4"/>
      <text:h text:style-name="P15" text:outline-level="3"/>
      <text:p text:style-name="P7">The current functions of Rehearse Timings provided by OpenOffice.org 1.0.1are:</text:p>
      <text:list xml:id="list37308349" text:style-name="WW8Num1">
        <text:list-item>
          <text:p text:style-name="P18">To set for your slides before you rehearse, or you can set them automatically while you rehearse. If you set them before you rehearse, you'll find it to work in slide. sorter view where you see miniatures of each slide in your presentation. You can set the timing for one or more selected slides. You can also set a different timing for each slide.</text:p>
        </text:list-item>
      </text:list>
      <text:list xml:id="list37327387" text:style-name="WW8Num2">
        <text:list-item>
          <text:p text:style-name="P20">To record the time escape of the current slide when you present. When you move the next slide, the timing will be reset to zero.</text:p>
        </text:list-item>
      </text:list>
      <text:p text:style-name="P9">In Open Storm, we will add/improve the following functions to the Rehearse Timings:</text:p>
      <text:list xml:id="list37318206" text:style-name="WW8Num3">
        <text:list-item>
          <text:p text:style-name="P19">Record the accumulated time escape of the whole presentation.</text:p>
        </text:list-item>
        <text:list-item>
          <text:p text:style-name="P19">Hide/unhide the Rehearse Timings button by a certain shortcut key. </text:p>
        </text:list-item>
      </text:list>
      <text:p text:style-name="P10"/>
      <text:h text:style-name="P17" text:outline-level="3"/>
      <text:p text:style-name="P7">This function provides a shortcut key to increase/reduce Font Size of the selected character objects. </text:p>
      <text:p text:style-name="Text_20_Body_20_Single"/>
      <text:h text:style-name="P16" text:outline-level="3"/>
      <text:p text:style-name="P7">This feature is for SD <text:s/>provide user a convenience way to begin slide show from current page. </text:p>
      <text:p text:style-name="Text_20_Body_20_Single"/>
      <text:h text:style-name="P21" text:outline-level="2"><text:span text:style-name="T9"></text:span><text:span text:style-name="T1"> Function of <text:s/>Add, Delete and Modify the Header&amp;Footer Properties .</text:span></text:h>
      <text:p text:style-name="P11"><text:span text:style-name="T8"></text:span><text:span text:style-name="T2"> Header&amp;Footer Dialog's Mode</text:span>.</text:p>
      <text:p text:style-name="P11"><text:span text:style-name="T8"></text:span><text:span text:style-name="T2"> The communication between Header&amp;Footer Properties with Document objects in OpenStorm</text:span><text:span text:style-name="T12">. </text:span></text:p>
      <text:p text:style-name="P12"><text:span text:style-name="T8"></text:span> The connection between Header&amp;Footer areas and Header&amp;Footer dialog.</text:p>
      <text:p text:style-name="Text_20_Body_20_Single"><text:span text:style-name="T8"></text:span><text:span text:style-name="T12"> Function of Undo/Redo. </text:span></text:p>
      <text:p text:style-name="P3"/>
      <text:h text:style-name="P15" text:outline-level="3"/>
      <text:p text:style-name="Text_20_Body_20_Single"><text:span text:style-name="T8"></text:span> Rehearse Timings dialog's Mode.</text:p>
      <text:p text:style-name="P13"><text:span text:style-name="T8"></text:span> The communication between Rehearse Timings dialog with Presentation Documents in OpenStorm.<text:span text:style-name="T3">Character Statistics is an improvement of the existing document statistics function, with which user can calculate the number of CJK (Chinese Japanese and Korean), Western and other words in a document separately. Another improved function is user can calculate the number of characters</text:span><text:span text:style-name="T4"> <text:s/></text:span><text:span text:style-name="T3"><text:s/>excluding separators such as space, tab as well. At the same time it keeps the features of the original tool such as table statistics, graphic statistics, and so on.</text:span></text:p>
      <text:p text:style-name="P1"/>
      <text:p text:style-name="Text_20_Body_20_Single">The official version of this document can be found in the OpenStorm Document Library Notes Database under the file name <text:span text:style-name="T11">SD(1).sxw. </text:span>Authorized users may access this database and view or print this document from there. </text:p>
      <text:p text:style-name="P2"/>
      <text:p text:style-name="Text_20_Body_20_Single">Users of this document are responsible for using the official version, and for continuously verifying that any copies of the document in whole or in part, are the official version. <text:s/>If this document is not a copy of the official version, it is obsolete.</text:p>
      <text:p text:style-name="P2"/>
      <text:p text:style-name="P6">For minor changes or updates, the author(s) can modify the contents of the Approved Version of this document without the need of re-approval by the designated approver(s). In other words, the author can approve his/her document by directly updating the Approver List and History and Summary Changes sections.</text:p>
      <text:p text:style-name="P6"/>
      <text:p text:style-name="Text_20_Body_20_Single"><text:span text:style-name="T1">This test plan will focus on FVT (Functional Verification Test) and NL-FVT (National Language - Functional Verification Test) of the feature </text:span><text:span text:style-name="T6">Header and Footer , Rehearse Timings, </text:span><text:span text:style-name="T5">Increase/Reduce Font Size and Toggle slide show mode </text:span><text:span text:style-name="T10">. <text:s/></text:span><text:span text:style-name="T1">All test cases cover the </text:span><text:span text:style-name="T6">Header and Footer</text:span><text:span text:style-name="T1"> , </text:span><text:span text:style-name="T6">Rehearse Timings, </text:span><text:span text:style-name="T5">Increase/Reduce Font Size and Toggle slide show mode </text:span><text:span text:style-name="T6"><text:s/></text:span><text:span text:style-name="T1"><text:s/>will be included in this plan. When performing FVT and NL-FVT test, this document should be the exclusive official version. </text:span></text:p>
      <text:h text:style-name="P21" text:outline-level="2"/>
      <text:p text:style-name="P8"/>
      <text:p text:style-name="Text_20_Body_20_Single"><text:span text:style-name="T12">Firstly, </text:span><text:span text:style-name="T13">Header&amp;Footer</text:span><text:span text:style-name="T12"> <text:s/>feature will provide a way for users to customize the masters of slide, handout and notes, and then provide a way to add, delete and modify Header&amp;Footer properties of OpenStorm Presentation Documents. Thus the information of OpenStorm Presentation Documents can be enriched greatly. </text:span></text:p>
      <text:p text:style-name="Text_20_Body_20_Single"><text:span text:style-name="T7">Headers and Footer</text:span><text:span text:style-name="T6">s</text:span><text:span text:style-name="T1"> are typically used in printed documents. You can create headers and footers that include text or graphics, There are </text:span><text:span text:style-name="T2">four </text:span><text:span text:style-name="T2">areas--Date area, Footer area, Number area and Header area, which are belong to Header and Footer in the broad sense. </text:span><text:span text:style-name="T1">A header is printed in the top margin. A footer is printed in the bottom margin. </text:span><text:span text:style-name="T2">At <text:s/>the end, the value of the four areas can be customized as needed. </text:span></text:p>
      <text:p text:style-name="P4"/>
      <text:h text:style-name="P15" text:outline-level="3"/>
      <text:p text:style-name="P7">The current functions of Rehearse Timings provided by OpenOffice.org 1.0.1are:</text:p>
      <text:list xml:id="list37304207" text:style-name="WW8Num1">
        <text:list-item>
          <text:p text:style-name="P18">To set for your slides before you rehearse, or you can set them automatically while you rehearse. If you set them before you rehearse, you'll find it to work in slide. sorter view where you see miniatures of each slide in your presentation. You can set the timing for one or more selected slides. You can also set a different timing for each slide.</text:p>
        </text:list-item>
      </text:list>
      <text:list xml:id="list37311525" text:style-name="WW8Num2">
        <text:list-item>
          <text:p text:style-name="P20">To record the time escape of the current slide when you present. When you move the next slide, the timing will be reset to zero.</text:p>
        </text:list-item>
      </text:list>
      <text:p text:style-name="P9">In Open Storm, we will add/improve the following functions to the Rehearse Timings:</text:p>
      <text:list xml:id="list37330882" text:style-name="WW8Num3">
        <text:list-item>
          <text:p text:style-name="P19">Record the accumulated time escape of the whole presentation.</text:p>
        </text:list-item>
        <text:list-item>
          <text:p text:style-name="P19">Hide/unhide the Rehearse Timings button by a certain shortcut key. </text:p>
        </text:list-item>
      </text:list>
      <text:p text:style-name="P10"/>
      <text:h text:style-name="P17" text:outline-level="3"/>
      <text:p text:style-name="P7">This function provides a shortcut key to increase/reduce Font Size of the selected character objects. </text:p>
      <text:p text:style-name="Text_20_Body_20_Single"/>
      <text:h text:style-name="P16" text:outline-level="3"/>
      <text:p text:style-name="P7">This feature is for SD <text:s/>provide user a convenience way to begin slide show from current page. </text:p>
      <text:p text:style-name="Text_20_Body_20_Single"/>
      <text:h text:style-name="P21" text:outline-level="2"><text:span text:style-name="T9"></text:span><text:span text:style-name="T1"> Function of <text:s/>Add, Delete and Modify the Header&amp;Footer Properties .</text:span></text:h>
      <text:p text:style-name="P11"><text:span text:style-name="T8"></text:span><text:span text:style-name="T2"> Header&amp;Footer Dialog's Mode</text:span>.</text:p>
      <text:p text:style-name="P11"><text:span text:style-name="T8"></text:span><text:span text:style-name="T2"> The communication between Header&amp;Footer Properties with Document objects in OpenStorm</text:span><text:span text:style-name="T12">. </text:span></text:p>
      <text:p text:style-name="P12"><text:span text:style-name="T8"></text:span> The connection between Header&amp;Footer areas and Header&amp;Footer dialog.</text:p>
      <text:p text:style-name="Text_20_Body_20_Single"><text:span text:style-name="T8"></text:span><text:span text:style-name="T12"> Function of Undo/Redo. </text:span></text:p>
      <text:p text:style-name="P3"/>
      <text:h text:style-name="P15" text:outline-level="3"/>
      <text:p text:style-name="Text_20_Body_20_Single"><text:span text:style-name="T8"></text:span> Rehearse Timings dialog's Mode.</text:p>
      <text:p text:style-name="P13"><text:span text:style-name="T8"></text:span> The communication between Rehearse Timings dialog with Presentation Documents in OpenStorm.<text:span text:style-name="T3">Character Statistics is an improvement of the existing document statistics function, with which user can calculate the number of CJK (Chinese Japanese and Korean), Western and other words in a document separately. Another improved function is user can calculate the number of characters</text:span><text:span text:style-name="T4"> <text:s/></text:span><text:span text:style-name="T3"><text:s/>excluding separators such as space, tab as well. At the same time it keeps the features of the original tool such as table statistics, graphic statistics, and so on.</text:span></text:p>
      <text:p text:style-name="P1"/>
      <text:p text:style-name="Text_20_Body_20_Single">The official version of this document can be found in the OpenStorm Document Library Notes Database under the file name <text:span text:style-name="T11">SD(1).sxw. </text:span>Authorized users may access this database and view or print this document from there. </text:p>
      <text:p text:style-name="P2"/>
      <text:p text:style-name="Text_20_Body_20_Single">Users of this document are responsible for using the official version, and for continuously verifying that any copies of the document in whole or in part, are the official version. <text:s/>If this document is not a copy of the official version, it is obsolete.</text:p>
      <text:p text:style-name="P2"/>
      <text:p text:style-name="P6">For minor changes or updates, the author(s) can modify the contents of the Approved Version of this document without the need of re-approval by the designated approver(s). In other words, the author can approve his/her document by directly updating the Approver List and History and Summary Changes sections.</text:p>
      <text:p text:style-name="P6"/>
      <text:p text:style-name="Text_20_Body_20_Single"><text:span text:style-name="T1">This test plan will focus on FVT (Functional Verification Test) and NL-FVT (National Language - Functional Verification Test) of the feature </text:span><text:span text:style-name="T6">Header and Footer , Rehearse Timings, </text:span><text:span text:style-name="T5">Increase/Reduce Font Size and Toggle slide show mode </text:span><text:span text:style-name="T10">. <text:s/></text:span><text:span text:style-name="T1">All test cases cover the </text:span><text:span text:style-name="T6">Header and Footer</text:span><text:span text:style-name="T1"> , </text:span><text:span text:style-name="T6">Rehearse Timings, </text:span><text:span text:style-name="T5">Increase/Reduce Font Size and Toggle slide show mode </text:span><text:span text:style-name="T6"><text:s/></text:span><text:span text:style-name="T1"><text:s/>will be included in this plan. When performing FVT and NL-FVT test, this document should be the exclusive official version. </text:span></text:p>
      <text:h text:style-name="P21" text:outline-level="2"/>
      <text:p text:style-name="P8"/>
      <text:p text:style-name="Text_20_Body_20_Single"><text:span text:style-name="T12">Firstly, </text:span><text:span text:style-name="T13">Header&amp;Footer</text:span><text:span text:style-name="T12"> <text:s/>feature will provide a way for users to customize the masters of slide, handout and notes, and then provide a way to add, delete and modify Header&amp;Footer properties of OpenStorm Presentation Documents. Thus the information of OpenStorm Presentation Documents can be enriched greatly. </text:span></text:p>
      <text:p text:style-name="Text_20_Body_20_Single"><text:span text:style-name="T7">Headers and Footer</text:span><text:span text:style-name="T6">s</text:span><text:span text:style-name="T1"> are typically used in printed documents. You can create headers and footers that include text or graphics, There are </text:span><text:span text:style-name="T2">four </text:span><text:span text:style-name="T2">areas--Date area, Footer area, Number area and Header area, which are belong to Header and Footer in the broad sense. </text:span><text:span text:style-name="T1">A header is printed in the top margin. A footer is printed in the bottom margin. </text:span><text:span text:style-name="T2">At <text:s/>the end, the value of the four areas can be customized as needed. </text:span></text:p>
      <text:p text:style-name="P4"/>
      <text:h text:style-name="P15" text:outline-level="3"/>
      <text:p text:style-name="P7">The current functions of Rehearse Timings provided by OpenOffice.org 1.0.1are:</text:p>
      <text:list xml:id="list37320707" text:style-name="WW8Num1">
        <text:list-item>
          <text:p text:style-name="P18">To set for your slides before you rehearse, or you can set them automatically while you rehearse. If you set them before you rehearse, you'll find it to work in slide. sorter view where you see miniatures of each slide in your presentation. You can set the timing for one or more selected slides. You can also set a different timing for each slide.</text:p>
        </text:list-item>
      </text:list>
      <text:list xml:id="list37331059" text:style-name="WW8Num2">
        <text:list-item>
          <text:p text:style-name="P20">To record the time escape of the current slide when you present. When you move the next slide, the timing will be reset to zero.</text:p>
        </text:list-item>
      </text:list>
      <text:p text:style-name="P9">In Open Storm, we will add/improve the following functions to the Rehearse Timings:</text:p>
      <text:list xml:id="list37301322" text:style-name="WW8Num3">
        <text:list-item>
          <text:p text:style-name="P19">Record the accumulated time escape of the whole presentation.</text:p>
        </text:list-item>
        <text:list-item>
          <text:p text:style-name="P19">Hide/unhide the Rehearse Timings button by a certain shortcut key. </text:p>
        </text:list-item>
      </text:list>
      <text:p text:style-name="P10"/>
      <text:h text:style-name="P17" text:outline-level="3"/>
      <text:p text:style-name="P7">This function provides a shortcut key to increase/reduce Font Size of the selected character objects. </text:p>
      <text:p text:style-name="Text_20_Body_20_Single"/>
      <text:h text:style-name="P16" text:outline-level="3"/>
      <text:p text:style-name="P7">This feature is for SD <text:s/>provide user a convenience way to begin slide show from current page. </text:p>
      <text:p text:style-name="Text_20_Body_20_Single"/>
      <text:h text:style-name="P21" text:outline-level="2"><text:span text:style-name="T9"></text:span><text:span text:style-name="T1"> Function of <text:s/>Add, Delete and Modify the Header&amp;Footer Properties .</text:span></text:h>
      <text:p text:style-name="P11"><text:span text:style-name="T8"></text:span><text:span text:style-name="T2"> Header&amp;Footer Dialog's Mode</text:span>.</text:p>
      <text:p text:style-name="P11"><text:span text:style-name="T8"></text:span><text:span text:style-name="T2"> The communication between Header&amp;Footer Properties with Document objects in OpenStorm</text:span><text:span text:style-name="T12">. </text:span></text:p>
      <text:p text:style-name="P12"><text:span text:style-name="T8"></text:span> The connection between Header&amp;Footer areas and Header&amp;Footer dialog.</text:p>
      <text:p text:style-name="Text_20_Body_20_Single"><text:span text:style-name="T8"></text:span><text:span text:style-name="T12"> Function of Undo/Redo. </text:span></text:p>
      <text:p text:style-name="P3"/>
      <text:h text:style-name="P15" text:outline-level="3"/>
      <text:p text:style-name="Text_20_Body_20_Single"><text:span text:style-name="T8"></text:span> Rehearse Timings dialog's Mode.</text:p>
      <text:p text:style-name="P13"><text:span text:style-name="T8"></text:span> The communication between Rehearse Timings dialog with Presentation Documents in OpenStorm.<text:span text:style-name="T3">Character Statistics is an improvement of the existing document statistics function, with which user can calculate the number of CJK (Chinese Japanese and Korean), Western and other words in a document separately. Another improved function is user can calculate the number of characters</text:span><text:span text:style-name="T4"> <text:s/></text:span><text:span text:style-name="T3"><text:s/>excluding separators such as space, tab as well. At the same time it keeps the features of the original tool such as table statistics, graphic statistics, and so on.</text:span></text:p>
      <text:p text:style-name="P1"/>
      <text:p text:style-name="Text_20_Body_20_Single">The official version of this document can be found in the OpenStorm Document Library Notes Database under the file name <text:span text:style-name="T11">SD(1).sxw. </text:span>Authorized users may access this database and view or print this document from there. </text:p>
      <text:p text:style-name="P2"/>
      <text:p text:style-name="Text_20_Body_20_Single">Users of this document are responsible for using the official version, and for continuously verifying that any copies of the document in whole or in part, are the official version. <text:s/>If this document is not a copy of the official version, it is obsolete.</text:p>
      <text:p text:style-name="P2"/>
      <text:p text:style-name="P6">For minor changes or updates, the author(s) can modify the contents of the Approved Version of this document without the need of re-approval by the designated approver(s). In other words, the author can approve his/her document by directly updating the Approver List and History and Summary Changes sections.</text:p>
      <text:p text:style-name="P6"/>
      <text:p text:style-name="Text_20_Body_20_Single"><text:span text:style-name="T1">This test plan will focus on FVT (Functional Verification Test) and NL-FVT (National Language - Functional Verification Test) of the feature </text:span><text:span text:style-name="T6">Header and Footer , Rehearse Timings, </text:span><text:span text:style-name="T5">Increase/Reduce Font Size and Toggle slide show mode </text:span><text:span text:style-name="T10">. <text:s/></text:span><text:span text:style-name="T1">All test cases cover the </text:span><text:span text:style-name="T6">Header and Footer</text:span><text:span text:style-name="T1"> , </text:span><text:span text:style-name="T6">Rehearse Timings, </text:span><text:span text:style-name="T5">Increase/Reduce Font Size and Toggle slide show mode </text:span><text:span text:style-name="T6"><text:s/></text:span><text:span text:style-name="T1"><text:s/>will be included in this plan. When performing FVT and NL-FVT test, this document should be the exclusive official version. </text:span></text:p>
      <text:h text:style-name="P21" text:outline-level="2"/>
      <text:p text:style-name="P8"/>
      <text:p text:style-name="Text_20_Body_20_Single"><text:span text:style-name="T12">Firstly, </text:span><text:span text:style-name="T13">Header&amp;Footer</text:span><text:span text:style-name="T12"> <text:s/>feature will provide a way for users to customize the masters of slide, handout and notes, and then provide a way to add, delete and modify Header&amp;Footer properties of OpenStorm Presentation Documents. Thus the information of OpenStorm Presentation Documents can be enriched greatly. </text:span></text:p>
      <text:p text:style-name="Text_20_Body_20_Single"><text:span text:style-name="T7">Headers and Footer</text:span><text:span text:style-name="T6">s</text:span><text:span text:style-name="T1"> are typically used in printed documents. You can create headers and footers that include text or graphics, There are </text:span><text:span text:style-name="T2">four </text:span><text:span text:style-name="T2">areas--Date area, Footer area, Number area and Header area, which are belong to Header and Footer in the broad sense. </text:span><text:span text:style-name="T1">A header is printed in the top margin. A footer is printed in the bottom margin. </text:span><text:span text:style-name="T2">At <text:s/>the end, the value of the four areas can be customized as needed. </text:span></text:p>
      <text:p text:style-name="P4"/>
      <text:h text:style-name="P15" text:outline-level="3"/>
      <text:p text:style-name="P7">The current functions of Rehearse Timings provided by OpenOffice.org 1.0.1are:</text:p>
      <text:list xml:id="list37318471" text:style-name="WW8Num1">
        <text:list-item>
          <text:p text:style-name="P18">To set for your slides before you rehearse, or you can set them automatically while you rehearse. If you set them before you rehearse, you'll find it to work in slide. sorter view where you see miniatures of each slide in your presentation. You can set the timing for one or more selected slides. You can also set a different timing for each slide.</text:p>
        </text:list-item>
      </text:list>
      <text:list xml:id="list37310717" text:style-name="WW8Num2">
        <text:list-item>
          <text:p text:style-name="P20">To record the time escape of the current slide when you present. When you move the next slide, the timing will be reset to zero.</text:p>
        </text:list-item>
      </text:list>
      <text:p text:style-name="P9">In Open Storm, we will add/improve the following functions to the Rehearse Timings:</text:p>
      <text:list xml:id="list37310794" text:style-name="WW8Num3">
        <text:list-item>
          <text:p text:style-name="P19">Record the accumulated time escape of the whole presentation.</text:p>
        </text:list-item>
        <text:list-item>
          <text:p text:style-name="P19">Hide/unhide the Rehearse Timings button by a certain shortcut key. </text:p>
        </text:list-item>
      </text:list>
      <text:p text:style-name="P10"/>
      <text:h text:style-name="P17" text:outline-level="3"/>
      <text:p text:style-name="P7">This function provides a shortcut key to increase/reduce Font Size of the selected character objects. </text:p>
      <text:p text:style-name="Text_20_Body_20_Single"/>
      <text:h text:style-name="P16" text:outline-level="3"/>
      <text:p text:style-name="P7">This feature is for SD <text:s/>provide user a convenience way to begin slide show from current page. </text:p>
      <text:p text:style-name="Text_20_Body_20_Single"/>
      <text:h text:style-name="P21" text:outline-level="2"><text:span text:style-name="T9"></text:span><text:span text:style-name="T1"> Function of <text:s/>Add, Delete and Modify the Header&amp;Footer Properties .</text:span></text:h>
      <text:p text:style-name="P11"><text:span text:style-name="T8"></text:span><text:span text:style-name="T2"> Header&amp;Footer Dialog's Mode</text:span>.</text:p>
      <text:p text:style-name="P11"><text:span text:style-name="T8"></text:span><text:span text:style-name="T2"> The communication between Header&amp;Footer Properties with Document objects in OpenStorm</text:span><text:span text:style-name="T12">. </text:span></text:p>
      <text:p text:style-name="P12"><text:span text:style-name="T8"></text:span> The connection between Header&amp;Footer areas and Header&amp;Footer dialog.</text:p>
      <text:p text:style-name="Text_20_Body_20_Single"><text:span text:style-name="T8"></text:span><text:span text:style-name="T12"> Function of Undo/Redo. </text:span></text:p>
      <text:p text:style-name="P3"/>
      <text:h text:style-name="P15" text:outline-level="3"/>
      <text:p text:style-name="Text_20_Body_20_Single"><text:span text:style-name="T8"></text:span> Rehearse Timings dialog's Mode.</text:p>
      <text:p text:style-name="P13"><text:span text:style-name="T8"></text:span> The communication between Rehearse Timings dialog with Presentation Documents in OpenStorm.<text:span text:style-name="T3">Character Statistics is an improvement of the existing document statistics function, with which user can calculate the number of CJK (Chinese Japanese and Korean), Western and other words in a document separately. Another improved function is user can calculate the number of characters</text:span><text:span text:style-name="T4"> <text:s/></text:span><text:span text:style-name="T3"><text:s/>excluding separators such as space, tab as well. At the same time it keeps the features of the original tool such as table statistics, graphic statistics, and so on.</text:span></text:p>
      <text:p text:style-name="P1"/>
      <text:p text:style-name="Text_20_Body_20_Single">The official version of this document can be found in the OpenStorm Document Library Notes Database under the file name <text:span text:style-name="T11">SD(1).sxw. </text:span>Authorized users may access this database and view or print this document from there. </text:p>
      <text:p text:style-name="P2"/>
      <text:p text:style-name="Text_20_Body_20_Single">Users of this document are responsible for using the official version, and for continuously verifying that any copies of the document in whole or in part, are the official version. <text:s/>If this document is not a copy of the official version, it is obsolete.</text:p>
      <text:p text:style-name="P2"/>
      <text:p text:style-name="P6">For minor changes or updates, the author(s) can modify the contents of the Approved Version of this document without the need of re-approval by the designated approver(s). In other words, the author can approve his/her document by directly updating the Approver List and History and Summary Changes sections.</text:p>
      <text:p text:style-name="P6"/>
      <text:p text:style-name="Text_20_Body_20_Single"><text:span text:style-name="T1">This test plan will focus on FVT (Functional Verification Test) and NL-FVT (National Language - Functional Verification Test) of the feature </text:span><text:span text:style-name="T6">Header and Footer , Rehearse Timings, </text:span><text:span text:style-name="T5">Increase/Reduce Font Size and Toggle slide show mode </text:span><text:span text:style-name="T10">. <text:s/></text:span><text:span text:style-name="T1">All test cases cover the </text:span><text:span text:style-name="T6">Header and Footer</text:span><text:span text:style-name="T1"> , </text:span><text:span text:style-name="T6">Rehearse Timings, </text:span><text:span text:style-name="T5">Increase/Reduce Font Size and Toggle slide show mode </text:span><text:span text:style-name="T6"><text:s/></text:span><text:span text:style-name="T1"><text:s/>will be included in this plan. When performing FVT and NL-FVT test, this document should be the exclusive official version. </text:span></text:p>
      <text:h text:style-name="P21" text:outline-level="2"/>
      <text:p text:style-name="P8"/>
      <text:p text:style-name="Text_20_Body_20_Single"><text:span text:style-name="T12">Firstly, </text:span><text:span text:style-name="T13">Header&amp;Footer</text:span><text:span text:style-name="T12"> <text:s/>feature will provide a way for users to customize the masters of slide, handout and notes, and then provide a way to add, delete and modify Header&amp;Footer properties of OpenStorm Presentation Documents. Thus the information of OpenStorm Presentation Documents can be enriched greatly. </text:span></text:p>
      <text:p text:style-name="Text_20_Body_20_Single"><text:span text:style-name="T7">Headers and Footer</text:span><text:span text:style-name="T6">s</text:span><text:span text:style-name="T1"> are typically used in printed documents. You can create headers and footers that include text or graphics, There are </text:span><text:span text:style-name="T2">four </text:span><text:span text:style-name="T2">areas--Date area, Footer area, Number area and Header area, which are belong to Header and Footer in the broad sense. </text:span><text:span text:style-name="T1">A header is printed in the top margin. A footer is printed in the bottom margin. </text:span><text:span text:style-name="T2">At <text:s/>the end, the value of the four areas can be customized as needed. </text:span></text:p>
      <text:p text:style-name="P4"/>
      <text:h text:style-name="P15" text:outline-level="3"/>
      <text:p text:style-name="P7">The current functions of Rehearse Timings provided by OpenOffice.org 1.0.1are:</text:p>
      <text:list xml:id="list37302213" text:style-name="WW8Num1">
        <text:list-item>
          <text:p text:style-name="P18">To set for your slides before you rehearse, or you can set them automatically while you rehearse. If you set them before you rehearse, you'll find it to work in slide. sorter view where you see miniatures of each slide in your presentation. You can set the timing for one or more selected slides. You can also set a different timing for each slide.</text:p>
        </text:list-item>
      </text:list>
      <text:list xml:id="list37308205" text:style-name="WW8Num2">
        <text:list-item>
          <text:p text:style-name="P20">To record the time escape of the current slide when you present. When you move the next slide, the timing will be reset to zero.</text:p>
        </text:list-item>
      </text:list>
      <text:p text:style-name="P9">In Open Storm, we will add/improve the following functions to the Rehearse Timings:</text:p>
      <text:list xml:id="list37303728" text:style-name="WW8Num3">
        <text:list-item>
          <text:p text:style-name="P19">Record the accumulated time escape of the whole presentation.</text:p>
        </text:list-item>
        <text:list-item>
          <text:p text:style-name="P19">Hide/unhide the Rehearse Timings button by a certain shortcut key. </text:p>
        </text:list-item>
      </text:list>
      <text:p text:style-name="P10"/>
      <text:h text:style-name="P17" text:outline-level="3"/>
      <text:p text:style-name="P7">This function provides a shortcut key to increase/reduce Font Size of the selected character objects. </text:p>
      <text:p text:style-name="Text_20_Body_20_Single"/>
      <text:h text:style-name="P16" text:outline-level="3"/>
      <text:p text:style-name="P7">This feature is for SD <text:s/>provide user a convenience way to begin slide show from current page. </text:p>
      <text:p text:style-name="Text_20_Body_20_Single"/>
      <text:h text:style-name="P21" text:outline-level="2"><text:span text:style-name="T9"></text:span><text:span text:style-name="T1"> Function of <text:s/>Add, Delete and Modify the Header&amp;Footer Properties .</text:span></text:h>
      <text:p text:style-name="P11"><text:span text:style-name="T8"></text:span><text:span text:style-name="T2"> Header&amp;Footer Dialog's Mode</text:span>.</text:p>
      <text:p text:style-name="P11"><text:span text:style-name="T8"></text:span><text:span text:style-name="T2"> The communication between Header&amp;Footer Properties with Document objects in OpenStorm</text:span><text:span text:style-name="T12">. </text:span></text:p>
      <text:p text:style-name="P12"><text:span text:style-name="T8"></text:span> The connection between Header&amp;Footer areas and Header&amp;Footer dialog.</text:p>
      <text:p text:style-name="Text_20_Body_20_Single"><text:span text:style-name="T8"></text:span><text:span text:style-name="T12"> Function of Undo/Redo. </text:span></text:p>
      <text:p text:style-name="P3"/>
      <text:h text:style-name="P15" text:outline-level="3"/>
      <text:p text:style-name="Text_20_Body_20_Single"><text:span text:style-name="T8"></text:span> Rehearse Timings dialog's Mode.</text:p>
      <text:p text:style-name="P13"><text:span text:style-name="T8"></text:span> The communication between Rehearse Timings dialog with Presentation Documents in OpenStorm.<text:span text:style-name="T3">Character Statistics is an improvement of the existing document statistics function, with which user can calculate the number of CJK (Chinese Japanese and Korean), Western and other words in a document separately. Another improved function is user can calculate the number of characters</text:span><text:span text:style-name="T4"> <text:s/></text:span><text:span text:style-name="T3"><text:s/>excluding separators such as space, tab as well. At the same time it keeps the features of the original tool such as table statistics, graphic statistics, and so on.</text:span></text:p>
      <text:p text:style-name="P1"/>
      <text:p text:style-name="Text_20_Body_20_Single">The official version of this document can be found in the OpenStorm Document Library Notes Database under the file name <text:span text:style-name="T11">SD(1).sxw. </text:span>Authorized users may access this database and view or print this document from there. </text:p>
      <text:p text:style-name="P2"/>
      <text:p text:style-name="Text_20_Body_20_Single">Users of this document are responsible for using the official version, and for continuously verifying that any copies of the document in whole or in part, are the official version. <text:s/>If this document is not a copy of the official version, it is obsolete.</text:p>
      <text:p text:style-name="P2"/>
      <text:p text:style-name="P6">For minor changes or updates, the author(s) can modify the contents of the Approved Version of this document without the need of re-approval by the designated approver(s). In other words, the author can approve his/her document by directly updating the Approver List and History and Summary Changes sections.</text:p>
      <text:p text:style-name="P6"/>
      <text:p text:style-name="Text_20_Body_20_Single"><text:span text:style-name="T1">This test plan will focus on FVT (Functional Verification Test) and NL-FVT (National Language - Functional Verification Test) of the feature </text:span><text:span text:style-name="T6">Header and Footer , Rehearse Timings, </text:span><text:span text:style-name="T5">Increase/Reduce Font Size and Toggle slide show mode </text:span><text:span text:style-name="T10">. <text:s/></text:span><text:span text:style-name="T1">All test cases cover the </text:span><text:span text:style-name="T6">Header and Footer</text:span><text:span text:style-name="T1"> , </text:span><text:span text:style-name="T6">Rehearse Timings, </text:span><text:span text:style-name="T5">Increase/Reduce Font Size and Toggle slide show mode </text:span><text:span text:style-name="T6"><text:s/></text:span><text:span text:style-name="T1"><text:s/>will be included in this plan. When performing FVT and NL-FVT test, this document should be the exclusive official version. </text:span></text:p>
      <text:h text:style-name="P21" text:outline-level="2"/>
      <text:p text:style-name="P8"/>
      <text:p text:style-name="Text_20_Body_20_Single"><text:span text:style-name="T12">Firstly, </text:span><text:span text:style-name="T13">Header&amp;Footer</text:span><text:span text:style-name="T12"> <text:s/>feature will provide a way for users to customize the masters of slide, handout and notes, and then provide a way to add, delete and modify Header&amp;Footer properties of OpenStorm Presentation Documents. Thus the information of OpenStorm Presentation Documents can be enriched greatly. </text:span></text:p>
      <text:p text:style-name="Text_20_Body_20_Single"><text:span text:style-name="T7">Headers and Footer</text:span><text:span text:style-name="T6">s</text:span><text:span text:style-name="T1"> are typically used in printed documents. You can create headers and footers that include text or graphics, There are </text:span><text:span text:style-name="T2">four </text:span><text:span text:style-name="T2">areas--Date area, Footer area, Number area and Header area, which are belong to Header and Footer in the broad sense. </text:span><text:span text:style-name="T1">A header is printed in the top margin. A footer is printed in the bottom margin. </text:span><text:span text:style-name="T2">At <text:s/>the end, the value of the four areas can be customized as needed. </text:span></text:p>
      <text:p text:style-name="P4"/>
      <text:h text:style-name="P15" text:outline-level="3"/>
      <text:p text:style-name="P7">The current functions of Rehearse Timings provided by OpenOffice.org 1.0.1are:</text:p>
      <text:list xml:id="list37332068" text:style-name="WW8Num1">
        <text:list-item>
          <text:p text:style-name="P18">To set for your slides before you rehearse, or you can set them automatically while you rehearse. If you set them before you rehearse, you'll find it to work in slide. sorter view where you see miniatures of each slide in your presentation. You can set the timing for one or more selected slides. You can also set a different timing for each slide.</text:p>
        </text:list-item>
      </text:list>
      <text:list xml:id="list37314627" text:style-name="WW8Num2">
        <text:list-item>
          <text:p text:style-name="P20">To record the time escape of the current slide when you present. When you move the next slide, the timing will be reset to zero.</text:p>
        </text:list-item>
      </text:list>
      <text:p text:style-name="P9">In Open Storm, we will add/improve the following functions to the Rehearse Timings:</text:p>
      <text:list xml:id="list37302454" text:style-name="WW8Num3">
        <text:list-item>
          <text:p text:style-name="P19">Record the accumulated time escape of the whole presentation.</text:p>
        </text:list-item>
        <text:list-item>
          <text:p text:style-name="P19">Hide/unhide the Rehearse Timings button by a certain shortcut key. </text:p>
        </text:list-item>
      </text:list>
      <text:p text:style-name="P10"/>
      <text:h text:style-name="P17" text:outline-level="3"/>
      <text:p text:style-name="P7">This function provides a shortcut key to increase/reduce Font Size of the selected character objects. </text:p>
      <text:p text:style-name="Text_20_Body_20_Single"/>
      <text:h text:style-name="P16" text:outline-level="3"/>
      <text:p text:style-name="P7">This feature is for SD <text:s/>provide user a convenience way to begin slide show from current page. </text:p>
      <text:p text:style-name="Text_20_Body_20_Single"/>
      <text:h text:style-name="P21" text:outline-level="2"><text:span text:style-name="T9"></text:span><text:span text:style-name="T1"> Function of <text:s/>Add, Delete and Modify the Header&amp;Footer Properties .</text:span></text:h>
      <text:p text:style-name="P11"><text:span text:style-name="T8"></text:span><text:span text:style-name="T2"> Header&amp;Footer Dialog's Mode</text:span>.</text:p>
      <text:p text:style-name="P11"><text:span text:style-name="T8"></text:span><text:span text:style-name="T2"> The communication between Header&amp;Footer Properties with Document objects in OpenStorm</text:span><text:span text:style-name="T12">. </text:span></text:p>
      <text:p text:style-name="P12"><text:span text:style-name="T8"></text:span> The connection between Header&amp;Footer areas and Header&amp;Footer dialog.</text:p>
      <text:p text:style-name="Text_20_Body_20_Single"><text:span text:style-name="T8"></text:span><text:span text:style-name="T12"> Function of Undo/Redo. </text:span></text:p>
      <text:p text:style-name="P3"/>
      <text:h text:style-name="P15" text:outline-level="3"/>
      <text:p text:style-name="Text_20_Body_20_Single"><text:span text:style-name="T8"></text:span> Rehearse Timings dialog's Mode.</text:p>
      <text:p text:style-name="P13"><text:span text:style-name="T8"></text:span> The communication between Rehearse Timings dialog with Presentation Documents in OpenStorm.<text:span text:style-name="T3">Character Statistics is an improvement of the existing document statistics function, with which user can calculate the number of CJK (Chinese Japanese and Korean), Western and other words in a document separately. Another improved function is user can calculate the number of characters</text:span><text:span text:style-name="T4"> <text:s/></text:span><text:span text:style-name="T3"><text:s/>excluding separators such as space, tab as well. At the same time it keeps the features of the original tool such as table statistics, graphic statistics, and so on.</text:span></text:p>
      <text:p text:style-name="P1"/>
      <text:p text:style-name="Text_20_Body_20_Single">The official version of this document can be found in the OpenStorm Document Library Notes Database under the file name <text:span text:style-name="T11">SD(1).sxw. </text:span>Authorized users may access this database and view or print this document from there. </text:p>
      <text:p text:style-name="P2"/>
      <text:p text:style-name="Text_20_Body_20_Single">Users of this document are responsible for using the official version, and for continuously verifying that any copies of the document in whole or in part, are the official version. <text:s/>If this document is not a copy of the official version, it is obsolete.</text:p>
      <text:p text:style-name="P2"/>
      <text:p text:style-name="P6">For minor changes or updates, the author(s) can modify the contents of the Approved Version of this document without the need of re-approval by the designated approver(s). In other words, the author can approve his/her document by directly updating the Approver List and History and Summary Changes sections.</text:p>
      <text:p text:style-name="P6"/>
      <text:p text:style-name="Text_20_Body_20_Single"><text:span text:style-name="T1">This test plan will focus on FVT (Functional Verification Test) and NL-FVT (National Language - Functional Verification Test) of the feature </text:span><text:span text:style-name="T6">Header and Footer , Rehearse Timings, </text:span><text:span text:style-name="T5">Increase/Reduce Font Size and Toggle slide show mode </text:span><text:span text:style-name="T10">. <text:s/></text:span><text:span text:style-name="T1">All test cases cover the </text:span><text:span text:style-name="T6">Header and Footer</text:span><text:span text:style-name="T1"> , </text:span><text:span text:style-name="T6">Rehearse Timings, </text:span><text:span text:style-name="T5">Increase/Reduce Font Size and Toggle slide show mode </text:span><text:span text:style-name="T6"><text:s/></text:span><text:span text:style-name="T1"><text:s/>will be included in this plan. When performing FVT and NL-FVT test, this document should be the exclusive official version. </text:span></text:p>
      <text:h text:style-name="P21" text:outline-level="2"/>
      <text:p text:style-name="P8"/>
      <text:p text:style-name="Text_20_Body_20_Single"><text:span text:style-name="T12">Firstly, </text:span><text:span text:style-name="T13">Header&amp;Footer</text:span><text:span text:style-name="T12"> <text:s/>feature will provide a way for users to customize the masters of slide, handout and notes, and then provide a way to add, delete and modify Header&amp;Footer properties of OpenStorm Presentation Documents. Thus the information of OpenStorm Presentation Documents can be enriched greatly. </text:span></text:p>
      <text:p text:style-name="Text_20_Body_20_Single"><text:span text:style-name="T7">Headers and Footer</text:span><text:span text:style-name="T6">s</text:span><text:span text:style-name="T1"> are typically used in printed documents. You can create headers and footers that include text or graphics, There are </text:span><text:span text:style-name="T2">four </text:span><text:span text:style-name="T2">areas--Date area, Footer area, Number area and Header area, which are belong to Header and Footer in the broad sense. </text:span><text:span text:style-name="T1">A header is printed in the top margin. A footer is printed in the bottom margin. </text:span><text:span text:style-name="T2">At <text:s/>the end, the value of the four areas can be customized as needed. </text:span></text:p>
      <text:p text:style-name="P4"/>
      <text:h text:style-name="P15" text:outline-level="3"/>
      <text:p text:style-name="P7">The current functions of Rehearse Timings provided by OpenOffice.org 1.0.1are:</text:p>
      <text:list xml:id="list37330791" text:style-name="WW8Num1">
        <text:list-item>
          <text:p text:style-name="P18">To set for your slides before you rehearse, or you can set them automatically while you rehearse. If you set them before you rehearse, you'll find it to work in slide. sorter view where you see miniatures of each slide in your presentation. You can set the timing for one or more selected slides. You can also set a different timing for each slide.</text:p>
        </text:list-item>
      </text:list>
      <text:list xml:id="list37301935" text:style-name="WW8Num2">
        <text:list-item>
          <text:p text:style-name="P20">To record the time escape of the current slide when you present. When you move the next slide, the timing will be reset to zero.</text:p>
        </text:list-item>
      </text:list>
      <text:p text:style-name="P9">In Open Storm, we will add/improve the following functions to the Rehearse Timings:</text:p>
      <text:list xml:id="list37305471" text:style-name="WW8Num3">
        <text:list-item>
          <text:p text:style-name="P19">Record the accumulated time escape of the whole presentation.</text:p>
        </text:list-item>
        <text:list-item>
          <text:p text:style-name="P19">Hide/unhide the Rehearse Timings button by a certain shortcut key. </text:p>
        </text:list-item>
      </text:list>
      <text:p text:style-name="P10"/>
      <text:h text:style-name="P17" text:outline-level="3"/>
      <text:p text:style-name="P7">This function provides a shortcut key to increase/reduce Font Size of the selected character objects. </text:p>
      <text:p text:style-name="Text_20_Body_20_Single"/>
      <text:h text:style-name="P16" text:outline-level="3"/>
      <text:p text:style-name="P7">This feature is for SD <text:s/>provide user a convenience way to begin slide show from current page. </text:p>
      <text:p text:style-name="Text_20_Body_20_Single"/>
      <text:h text:style-name="P21" text:outline-level="2"><text:span text:style-name="T9"></text:span><text:span text:style-name="T1"> Function of <text:s/>Add, Delete and Modify the Header&amp;Footer Properties .</text:span></text:h>
      <text:p text:style-name="P11"><text:span text:style-name="T8"></text:span><text:span text:style-name="T2"> Header&amp;Footer Dialog's Mode</text:span>.</text:p>
      <text:p text:style-name="P11"><text:span text:style-name="T8"></text:span><text:span text:style-name="T2"> The communication between Header&amp;Footer Properties with Document objects in OpenStorm</text:span><text:span text:style-name="T12">. </text:span></text:p>
      <text:p text:style-name="P12"><text:span text:style-name="T8"></text:span> The connection between Header&amp;Footer areas and Header&amp;Footer dialog.</text:p>
      <text:p text:style-name="Text_20_Body_20_Single"><text:span text:style-name="T8"></text:span><text:span text:style-name="T12"> Function of Undo/Redo. </text:span></text:p>
      <text:p text:style-name="P3"/>
      <text:h text:style-name="P15" text:outline-level="3"/>
      <text:p text:style-name="Text_20_Body_20_Single"><text:span text:style-name="T8"></text:span> Rehearse Timings dialog's Mode.</text:p>
      <text:p text:style-name="P13"><text:span text:style-name="T8"></text:span> The communication between Rehearse Timings dialog with Presentation Documents in OpenStorm.<text:span text:style-name="T3">Character Statistics is an improvement of the existing document statistics function, with which user can calculate the number of CJK (Chinese Japanese and Korean), Western and other words in a document separately. Another improved function is user can calculate the number of characters</text:span><text:span text:style-name="T4"> <text:s/></text:span><text:span text:style-name="T3"><text:s/>excluding separators such as space, tab as well. At the same time it keeps the features of the original tool such as table statistics, graphic statistics, and so on.</text:span></text:p>
      <text:p text:style-name="P1"/>
      <text:p text:style-name="Text_20_Body_20_Single">The official version of this document can be found in the OpenStorm Document Library Notes Database under the file name <text:span text:style-name="T11">SD(1).sxw. </text:span>Authorized users may access this database and view or print this document from there. </text:p>
      <text:p text:style-name="P2"/>
      <text:p text:style-name="Text_20_Body_20_Single">Users of this document are responsible for using the official version, and for continuously verifying that any copies of the document in whole or in part, are the official version. <text:s/>If this document is not a copy of the official version, it is obsolete.</text:p>
      <text:p text:style-name="P2"/>
      <text:p text:style-name="P6">For minor changes or updates, the author(s) can modify the contents of the Approved Version of this document without the need of re-approval by the designated approver(s). In other words, the author can approve his/her document by directly updating the Approver List and History and Summary Changes sections.</text:p>
      <text:p text:style-name="P6"/>
      <text:p text:style-name="Text_20_Body_20_Single"><text:span text:style-name="T1">This test plan will focus on FVT (Functional Verification Test) and NL-FVT (National Language - Functional Verification Test) of the feature </text:span><text:span text:style-name="T6">Header and Footer , Rehearse Timings, </text:span><text:span text:style-name="T5">Increase/Reduce Font Size and Toggle slide show mode </text:span><text:span text:style-name="T10">. <text:s/></text:span><text:span text:style-name="T1">All test cases cover the </text:span><text:span text:style-name="T6">Header and Footer</text:span><text:span text:style-name="T1"> , </text:span><text:span text:style-name="T6">Rehearse Timings, </text:span><text:span text:style-name="T5">Increase/Reduce Font Size and Toggle slide show mode </text:span><text:span text:style-name="T6"><text:s/></text:span><text:span text:style-name="T1"><text:s/>will be included in this plan. When performing FVT and NL-FVT test, this document should be the exclusive official version. </text:span></text:p>
      <text:h text:style-name="P21" text:outline-level="2"/>
      <text:p text:style-name="P8"/>
      <text:p text:style-name="Text_20_Body_20_Single"><text:span text:style-name="T12">Firstly, </text:span><text:span text:style-name="T13">Header&amp;Footer</text:span><text:span text:style-name="T12"> <text:s/>feature will provide a way for users to customize the masters of slide, handout and notes, and then provide a way to add, delete and modify Header&amp;Footer properties of OpenStorm Presentation Documents. Thus the information of OpenStorm Presentation Documents can be enriched greatly. </text:span></text:p>
      <text:p text:style-name="Text_20_Body_20_Single"><text:span text:style-name="T7">Headers and Footer</text:span><text:span text:style-name="T6">s</text:span><text:span text:style-name="T1"> are typically used in printed documents. You can create headers and footers that include text or graphics, There are </text:span><text:span text:style-name="T2">four </text:span><text:span text:style-name="T2">areas--Date area, Footer area, Number area and Header area, which are belong to Header and Footer in the broad sense. </text:span><text:span text:style-name="T1">A header is printed in the top margin. A footer is printed in the bottom margin. </text:span><text:span text:style-name="T2">At <text:s/>the end, the value of the four areas can be customized as needed. </text:span></text:p>
      <text:p text:style-name="P4"/>
      <text:h text:style-name="P15" text:outline-level="3"/>
      <text:p text:style-name="P7">The current functions of Rehearse Timings provided by OpenOffice.org 1.0.1are:</text:p>
      <text:list xml:id="list37304070" text:style-name="WW8Num1">
        <text:list-item>
          <text:p text:style-name="P18">To set for your slides before you rehearse, or you can set them automatically while you rehearse. If you set them before you rehearse, you'll find it to work in slide. sorter view where you see miniatures of each slide in your presentation. You can set the timing for one or more selected slides. You can also set a different timing for each slide.</text:p>
        </text:list-item>
      </text:list>
      <text:list xml:id="list37328581" text:style-name="WW8Num2">
        <text:list-item>
          <text:p text:style-name="P20">To record the time escape of the current slide when you present. When you move the next slide, the timing will be reset to zero.</text:p>
        </text:list-item>
      </text:list>
      <text:p text:style-name="P9">In Open Storm, we will add/improve the following functions to the Rehearse Timings:</text:p>
      <text:list xml:id="list37328906" text:style-name="WW8Num3">
        <text:list-item>
          <text:p text:style-name="P19">Record the accumulated time escape of the whole presentation.</text:p>
        </text:list-item>
        <text:list-item>
          <text:p text:style-name="P19">Hide/unhide the Rehearse Timings button by a certain shortcut key. </text:p>
        </text:list-item>
      </text:list>
      <text:p text:style-name="P10"/>
      <text:h text:style-name="P17" text:outline-level="3"/>
      <text:p text:style-name="P7">This function provides a shortcut key to increase/reduce Font Size of the selected character objects. </text:p>
      <text:p text:style-name="Text_20_Body_20_Single"/>
      <text:h text:style-name="P16" text:outline-level="3"/>
      <text:p text:style-name="P7">This feature is for SD <text:s/>provide user a convenience way to begin slide show from current page. </text:p>
      <text:p text:style-name="Text_20_Body_20_Single"/>
      <text:h text:style-name="P21" text:outline-level="2"><text:span text:style-name="T9"></text:span><text:span text:style-name="T1"> Function of <text:s/>Add, Delete and Modify the Header&amp;Footer Properties .</text:span></text:h>
      <text:p text:style-name="P11"><text:span text:style-name="T8"></text:span><text:span text:style-name="T2"> Header&amp;Footer Dialog's Mode</text:span>.</text:p>
      <text:p text:style-name="P11"><text:span text:style-name="T8"></text:span><text:span text:style-name="T2"> The communication between Header&amp;Footer Properties with Document objects in OpenStorm</text:span><text:span text:style-name="T12">. </text:span></text:p>
      <text:p text:style-name="P12"><text:span text:style-name="T8"></text:span> The connection between Header&amp;Footer areas and Header&amp;Footer dialog.</text:p>
      <text:p text:style-name="Text_20_Body_20_Single"><text:span text:style-name="T8"></text:span><text:span text:style-name="T12"> Function of Undo/Redo. </text:span></text:p>
      <text:p text:style-name="P3"/>
      <text:h text:style-name="P15" text:outline-level="3"/>
      <text:p text:style-name="Text_20_Body_20_Single"><text:span text:style-name="T8"></text:span> Rehearse Timings dialog's Mode.</text:p>
      <text:p text:style-name="P13"><text:span text:style-name="T8"></text:span> The communication between Rehearse Timings dialog with Presentation Documents in OpenStorm.<text:span text:style-name="T3">Character Statistics is an improvement of the existing document statistics function, with which user can calculate the number of CJK (Chinese Japanese and Korean), Western and other words in a document separately. Another improved function is user can calculate the number of characters</text:span><text:span text:style-name="T4"> <text:s/></text:span><text:span text:style-name="T3"><text:s/>excluding separators such as space, tab as well. At the same time it keeps the features of the original tool such as table statistics, graphic statistics, and so on.</text:span></text:p>
      <text:p text:style-name="P1"/>
      <text:p text:style-name="Text_20_Body_20_Single">The official version of this document can be found in the OpenStorm Document Library Notes Database under the file name <text:span text:style-name="T11">SD(1).sxw. </text:span>Authorized users may access this database and view or print this document from there. </text:p>
      <text:p text:style-name="P2"/>
      <text:p text:style-name="Text_20_Body_20_Single">Users of this document are responsible for using the official version, and for continuously verifying that any copies of the document in whole or in part, are the official version. <text:s/>If this document is not a copy of the official version, it is obsolete.</text:p>
      <text:p text:style-name="P2"/>
      <text:p text:style-name="P6">For minor changes or updates, the author(s) can modify the contents of the Approved Version of this document without the need of re-approval by the designated approver(s). In other words, the author can approve his/her document by directly updating the Approver List and History and Summary Changes sections.</text:p>
      <text:p text:style-name="P6"/>
      <text:p text:style-name="Text_20_Body_20_Single"><text:span text:style-name="T1">This test plan will focus on FVT (Functional Verification Test) and NL-FVT (National Language - Functional Verification Test) of the feature </text:span><text:span text:style-name="T6">Header and Footer , Rehearse Timings, </text:span><text:span text:style-name="T5">Increase/Reduce Font Size and Toggle slide show mode </text:span><text:span text:style-name="T10">. <text:s/></text:span><text:span text:style-name="T1">All test cases cover the </text:span><text:span text:style-name="T6">Header and Footer</text:span><text:span text:style-name="T1"> , </text:span><text:span text:style-name="T6">Rehearse Timings, </text:span><text:span text:style-name="T5">Increase/Reduce Font Size and Toggle slide show mode </text:span><text:span text:style-name="T6"><text:s/></text:span><text:span text:style-name="T1"><text:s/>will be included in this plan. When performing FVT and NL-FVT test, this document should be the exclusive official version. </text:span></text:p>
      <text:h text:style-name="P21" text:outline-level="2"/>
      <text:p text:style-name="P8"/>
      <text:p text:style-name="Text_20_Body_20_Single"><text:span text:style-name="T12">Firstly, </text:span><text:span text:style-name="T13">Header&amp;Footer</text:span><text:span text:style-name="T12"> <text:s/>feature will provide a way for users to customize the masters of slide, handout and notes, and then provide a way to add, delete and modify Header&amp;Footer properties of OpenStorm Presentation Documents. Thus the information of OpenStorm Presentation Documents can be enriched greatly. </text:span></text:p>
      <text:p text:style-name="Text_20_Body_20_Single"><text:span text:style-name="T7">Headers and Footer</text:span><text:span text:style-name="T6">s</text:span><text:span text:style-name="T1"> are typically used in printed documents. You can create headers and footers that include text or graphics, There are </text:span><text:span text:style-name="T2">four </text:span><text:span text:style-name="T2">areas--Date area, Footer area, Number area and Header area, which are belong to Header and Footer in the broad sense. </text:span><text:span text:style-name="T1">A header is printed in the top margin. A footer is printed in the bottom margin. </text:span><text:span text:style-name="T2">At <text:s/>the end, the value of the four areas can be customized as needed. </text:span></text:p>
      <text:p text:style-name="P4"/>
      <text:h text:style-name="P15" text:outline-level="3"/>
      <text:p text:style-name="P7">The current functions of Rehearse Timings provided by OpenOffice.org 1.0.1are:</text:p>
      <text:list xml:id="list37308274" text:style-name="WW8Num1">
        <text:list-item>
          <text:p text:style-name="P18">To set for your slides before you rehearse, or you can set them automatically while you rehearse. If you set them before you rehearse, you'll find it to work in slide. sorter view where you see miniatures of each slide in your presentation. You can set the timing for one or more selected slides. You can also set a different timing for each slide.</text:p>
        </text:list-item>
      </text:list>
      <text:list xml:id="list37331334" text:style-name="WW8Num2">
        <text:list-item>
          <text:p text:style-name="P20">To record the time escape of the current slide when you present. When you move the next slide, the timing will be reset to zero.</text:p>
        </text:list-item>
      </text:list>
      <text:p text:style-name="P9">In Open Storm, we will add/improve the following functions to the Rehearse Timings:</text:p>
      <text:list xml:id="list37328032" text:style-name="WW8Num3">
        <text:list-item>
          <text:p text:style-name="P19">Record the accumulated time escape of the whole presentation.</text:p>
        </text:list-item>
        <text:list-item>
          <text:p text:style-name="P19">Hide/unhide the Rehearse Timings button by a certain shortcut key. </text:p>
        </text:list-item>
      </text:list>
      <text:p text:style-name="P10"/>
      <text:h text:style-name="P17" text:outline-level="3"/>
      <text:p text:style-name="P7">This function provides a shortcut key to increase/reduce Font Size of the selected character objects. </text:p>
      <text:p text:style-name="Text_20_Body_20_Single"/>
      <text:h text:style-name="P16" text:outline-level="3"/>
      <text:p text:style-name="P7">This feature is for SD <text:s/>provide user a convenience way to begin slide show from current page. </text:p>
      <text:p text:style-name="Text_20_Body_20_Single"/>
      <text:h text:style-name="P21" text:outline-level="2"><text:span text:style-name="T9"></text:span><text:span text:style-name="T1"> Function of <text:s/>Add, Delete and Modify the Header&amp;Footer Properties .</text:span></text:h>
      <text:p text:style-name="P11"><text:span text:style-name="T8"></text:span><text:span text:style-name="T2"> Header&amp;Footer Dialog's Mode</text:span>.</text:p>
      <text:p text:style-name="P11"><text:span text:style-name="T8"></text:span><text:span text:style-name="T2"> The communication between Header&amp;Footer Properties with Document objects in OpenStorm</text:span><text:span text:style-name="T12">. </text:span></text:p>
      <text:p text:style-name="P12"><text:span text:style-name="T8"></text:span> The connection between Header&amp;Footer areas and Header&amp;Footer dialog.</text:p>
      <text:p text:style-name="Text_20_Body_20_Single"><text:span text:style-name="T8"></text:span><text:span text:style-name="T12"> Function of Undo/Redo. </text:span></text:p>
      <text:p text:style-name="P3"/>
      <text:h text:style-name="P15" text:outline-level="3"/>
      <text:p text:style-name="Text_20_Body_20_Single"><text:span text:style-name="T8"></text:span> Rehearse Timings dialog's Mode.</text:p>
      <text:p text:style-name="P13"><text:span text:style-name="T8"></text:span> The communication between Rehearse Timings dialog with Presentation Documents in OpenStorm.<text:span text:style-name="T3">Character Statistics is an improvement of the existing document statistics function, with which user can calculate the number of CJK (Chinese Japanese and Korean), Western and other words in a document separately. Another improved function is user can calculate the number of characters</text:span><text:span text:style-name="T4"> <text:s/></text:span><text:span text:style-name="T3"><text:s/>excluding separators such as space, tab as well. At the same time it keeps the features of the original tool such as table statistics, graphic statistics, and so on.</text:span></text:p>
      <text:p text:style-name="P1"/>
      <text:p text:style-name="Text_20_Body_20_Single">The official version of this document can be found in the OpenStorm Document Library Notes Database under the file name <text:span text:style-name="T11">SD(1).sxw. </text:span>Authorized users may access this database and view or print this document from there. </text:p>
      <text:p text:style-name="P2"/>
      <text:p text:style-name="Text_20_Body_20_Single">Users of this document are responsible for using the official version, and for continuously verifying that any copies of the document in whole or in part, are the official version. <text:s/>If this document is not a copy of the official version, it is obsolete.</text:p>
      <text:p text:style-name="P2"/>
      <text:p text:style-name="P6">For minor changes or updates, the author(s) can modify the contents of the Approved Version of this document without the need of re-approval by the designated approver(s). In other words, the author can approve his/her document by directly updating the Approver List and History and Summary Changes sections.</text:p>
      <text:p text:style-name="P6"/>
      <text:p text:style-name="Text_20_Body_20_Single"><text:span text:style-name="T1">This test plan will focus on FVT (Functional Verification Test) and NL-FVT (National Language - Functional Verification Test) of the feature </text:span><text:span text:style-name="T6">Header and Footer , Rehearse Timings, </text:span><text:span text:style-name="T5">Increase/Reduce Font Size and Toggle slide show mode </text:span><text:span text:style-name="T10">. <text:s/></text:span><text:span text:style-name="T1">All test cases cover the </text:span><text:span text:style-name="T6">Header and Footer</text:span><text:span text:style-name="T1"> , </text:span><text:span text:style-name="T6">Rehearse Timings, </text:span><text:span text:style-name="T5">Increase/Reduce Font Size and Toggle slide show mode </text:span><text:span text:style-name="T6"><text:s/></text:span><text:span text:style-name="T1"><text:s/>will be included in this plan. When performing FVT and NL-FVT test, this document should be the exclusive official version. </text:span></text:p>
      <text:h text:style-name="P21" text:outline-level="2"/>
      <text:p text:style-name="P8"/>
      <text:p text:style-name="Text_20_Body_20_Single"><text:span text:style-name="T12">Firstly, </text:span><text:span text:style-name="T13">Header&amp;Footer</text:span><text:span text:style-name="T12"> <text:s/>feature will provide a way for users to customize the masters of slide, handout and notes, and then provide a way to add, delete and modify Header&amp;Footer properties of OpenStorm Presentation Documents. Thus the information of OpenStorm Presentation Documents can be enriched greatly. </text:span></text:p>
      <text:p text:style-name="Text_20_Body_20_Single"><text:span text:style-name="T7">Headers and Footer</text:span><text:span text:style-name="T6">s</text:span><text:span text:style-name="T1"> are typically used in printed documents. You can create headers and footers that include text or graphics, There are </text:span><text:span text:style-name="T2">four </text:span><text:span text:style-name="T2">areas--Date area, Footer area, Number area and Header area, which are belong to Header and Footer in the broad sense. </text:span><text:span text:style-name="T1">A header is printed in the top margin. A footer is printed in the bottom margin. </text:span><text:span text:style-name="T2">At <text:s/>the end, the value of the four areas can be customized as needed. </text:span></text:p>
      <text:p text:style-name="P4"/>
      <text:h text:style-name="P15" text:outline-level="3"/>
      <text:p text:style-name="P7">The current functions of Rehearse Timings provided by OpenOffice.org 1.0.1are:</text:p>
      <text:list xml:id="list37308610" text:style-name="WW8Num1">
        <text:list-item>
          <text:p text:style-name="P18">To set for your slides before you rehearse, or you can set them automatically while you rehearse. If you set them before you rehearse, you'll find it to work in slide. sorter view where you see miniatures of each slide in your presentation. You can set the timing for one or more selected slides. You can also set a different timing for each slide.</text:p>
        </text:list-item>
      </text:list>
      <text:list xml:id="list37326789" text:style-name="WW8Num2">
        <text:list-item>
          <text:p text:style-name="P20">To record the time escape of the current slide when you present. When you move the next slide, the timing will be reset to zero.</text:p>
        </text:list-item>
      </text:list>
      <text:p text:style-name="P9">In Open Storm, we will add/improve the following functions to the Rehearse Timings:</text:p>
      <text:list xml:id="list37301639" text:style-name="WW8Num3">
        <text:list-item>
          <text:p text:style-name="P19">Record the accumulated time escape of the whole presentation.</text:p>
        </text:list-item>
        <text:list-item>
          <text:p text:style-name="P19">Hide/unhide the Rehearse Timings button by a certain shortcut key. </text:p>
        </text:list-item>
      </text:list>
      <text:p text:style-name="P10"/>
      <text:h text:style-name="P17" text:outline-level="3"/>
      <text:p text:style-name="P7">This function provides a shortcut key to increase/reduce Font Size of the selected character objects. </text:p>
      <text:p text:style-name="Text_20_Body_20_Single"/>
      <text:h text:style-name="P16" text:outline-level="3"/>
      <text:p text:style-name="P7">This feature is for SD <text:s/>provide user a convenience way to begin slide show from current page. </text:p>
      <text:p text:style-name="Text_20_Body_20_Single"/>
      <text:h text:style-name="P21" text:outline-level="2"><text:span text:style-name="T9"></text:span><text:span text:style-name="T1"> Function of <text:s/>Add, Delete and Modify the Header&amp;Footer Properties .</text:span></text:h>
      <text:p text:style-name="P11"><text:span text:style-name="T8"></text:span><text:span text:style-name="T2"> Header&amp;Footer Dialog's Mode</text:span>.</text:p>
      <text:p text:style-name="P11"><text:span text:style-name="T8"></text:span><text:span text:style-name="T2"> The communication between Header&amp;Footer Properties with Document objects in OpenStorm</text:span><text:span text:style-name="T12">. </text:span></text:p>
      <text:p text:style-name="P12"><text:span text:style-name="T8"></text:span> The connection between Header&amp;Footer areas and Header&amp;Footer dialog.</text:p>
      <text:p text:style-name="Text_20_Body_20_Single"><text:span text:style-name="T8"></text:span><text:span text:style-name="T12"> Function of Undo/Redo. </text:span></text:p>
      <text:p text:style-name="P3"/>
      <text:h text:style-name="P15" text:outline-level="3"/>
      <text:p text:style-name="Text_20_Body_20_Single"><text:span text:style-name="T8"></text:span> Rehearse Timings dialog's Mode.</text:p>
      <text:p text:style-name="P13"><text:span text:style-name="T8"></text:span> The communication between Rehearse Timings dialog with Presentation Documents in OpenStorm.<text:span text:style-name="T3">Character Statistics is an improvement of the existing document statistics function, with which user can calculate the number of CJK (Chinese Japanese and Korean), Western and other words in a document separately. Another improved function is user can calculate the number of characters</text:span><text:span text:style-name="T4"> <text:s/></text:span><text:span text:style-name="T3"><text:s/>excluding separators such as space, tab as well. At the same time it keeps the features of the original tool such as table statistics, graphic statistics, and so on.</text:span></text:p>
      <text:p text:style-name="P1"/>
      <text:p text:style-name="Text_20_Body_20_Single">The official version of this document can be found in the OpenStorm Document Library Notes Database under the file name <text:span text:style-name="T11">SD(1).sxw. </text:span>Authorized users may access this database and view or print this document from there. </text:p>
      <text:p text:style-name="P2"/>
      <text:p text:style-name="Text_20_Body_20_Single">Users of this document are responsible for using the official version, and for continuously verifying that any copies of the document in whole or in part, are the official version. <text:s/>If this document is not a copy of the official version, it is obsolete.</text:p>
      <text:p text:style-name="P2"/>
      <text:p text:style-name="P6">For minor changes or updates, the author(s) can modify the contents of the Approved Version of this document without the need of re-approval by the designated approver(s). In other words, the author can approve his/her document by directly updating the Approver List and History and Summary Changes sections.</text:p>
      <text:p text:style-name="P6"/>
      <text:p text:style-name="Text_20_Body_20_Single"><text:span text:style-name="T1">This test plan will focus on FVT (Functional Verification Test) and NL-FVT (National Language - Functional Verification Test) of the feature </text:span><text:span text:style-name="T6">Header and Footer , Rehearse Timings, </text:span><text:span text:style-name="T5">Increase/Reduce Font Size and Toggle slide show mode </text:span><text:span text:style-name="T10">. <text:s/></text:span><text:span text:style-name="T1">All test cases cover the </text:span><text:span text:style-name="T6">Header and Footer</text:span><text:span text:style-name="T1"> , </text:span><text:span text:style-name="T6">Rehearse Timings, </text:span><text:span text:style-name="T5">Increase/Reduce Font Size and Toggle slide show mode </text:span><text:span text:style-name="T6"><text:s/></text:span><text:span text:style-name="T1"><text:s/>will be included in this plan. When performing FVT and NL-FVT test, this document should be the exclusive official version. </text:span></text:p>
      <text:h text:style-name="P21" text:outline-level="2"/>
      <text:p text:style-name="P8"/>
      <text:p text:style-name="Text_20_Body_20_Single"><text:span text:style-name="T12">Firstly, </text:span><text:span text:style-name="T13">Header&amp;Footer</text:span><text:span text:style-name="T12"> <text:s/>feature will provide a way for users to customize the masters of slide, handout and notes, and then provide a way to add, delete and modify Header&amp;Footer properties of OpenStorm Presentation Documents. Thus the information of OpenStorm Presentation Documents can be enriched greatly. </text:span></text:p>
      <text:p text:style-name="Text_20_Body_20_Single"><text:span text:style-name="T7">Headers and Footer</text:span><text:span text:style-name="T6">s</text:span><text:span text:style-name="T1"> are typically used in printed documents. You can create headers and footers that include text or graphics, There are </text:span><text:span text:style-name="T2">four </text:span><text:span text:style-name="T2">areas--Date area, Footer area, Number area and Header area, which are belong to Header and Footer in the broad sense. </text:span><text:span text:style-name="T1">A header is printed in the top margin. A footer is printed in the bottom margin. </text:span><text:span text:style-name="T2">At <text:s/>the end, the value of the four areas can be customized as needed. </text:span></text:p>
      <text:p text:style-name="P4"/>
      <text:h text:style-name="P15" text:outline-level="3"/>
      <text:p text:style-name="P7">The current functions of Rehearse Timings provided by OpenOffice.org 1.0.1are:</text:p>
      <text:list xml:id="list37315864" text:style-name="WW8Num1">
        <text:list-item>
          <text:p text:style-name="P18">To set for your slides before you rehearse, or you can set them automatically while you rehearse. If you set them before you rehearse, you'll find it to work in slide. sorter view where you see miniatures of each slide in your presentation. You can set the timing for one or more selected slides. You can also set a different timing for each slide.</text:p>
        </text:list-item>
      </text:list>
      <text:list xml:id="list37326933" text:style-name="WW8Num2">
        <text:list-item>
          <text:p text:style-name="P20">To record the time escape of the current slide when you present. When you move the next slide, the timing will be reset to zero.</text:p>
        </text:list-item>
      </text:list>
      <text:p text:style-name="P9">In Open Storm, we will add/improve the following functions to the Rehearse Timings:</text:p>
      <text:list xml:id="list37309318" text:style-name="WW8Num3">
        <text:list-item>
          <text:p text:style-name="P19">Record the accumulated time escape of the whole presentation.</text:p>
        </text:list-item>
        <text:list-item>
          <text:p text:style-name="P19">Hide/unhide the Rehearse Timings button by a certain shortcut key. </text:p>
        </text:list-item>
      </text:list>
      <text:p text:style-name="P10"/>
      <text:h text:style-name="P17" text:outline-level="3"/>
      <text:p text:style-name="P7">This function provides a shortcut key to increase/reduce Font Size of the selected character objects. </text:p>
      <text:p text:style-name="Text_20_Body_20_Single"/>
      <text:h text:style-name="P16" text:outline-level="3"/>
      <text:p text:style-name="P7">This feature is for SD <text:s/>provide user a convenience way to begin slide show from current page. </text:p>
      <text:p text:style-name="Text_20_Body_20_Single"/>
      <text:h text:style-name="P21" text:outline-level="2"><text:span text:style-name="T9"></text:span><text:span text:style-name="T1"> Function of <text:s/>Add, Delete and Modify the Header&amp;Footer Properties .</text:span></text:h>
      <text:p text:style-name="P11"><text:span text:style-name="T8"></text:span><text:span text:style-name="T2"> Header&amp;Footer Dialog's Mode</text:span>.</text:p>
      <text:p text:style-name="P11"><text:span text:style-name="T8"></text:span><text:span text:style-name="T2"> The communication between Header&amp;Footer Properties with Document objects in OpenStorm</text:span><text:span text:style-name="T12">. </text:span></text:p>
      <text:p text:style-name="P12"><text:span text:style-name="T8"></text:span> The connection between Header&amp;Footer areas and Header&amp;Footer dialog.</text:p>
      <text:p text:style-name="Text_20_Body_20_Single"><text:span text:style-name="T8"></text:span><text:span text:style-name="T12"> Function of Undo/Redo. </text:span></text:p>
      <text:p text:style-name="P3"/>
      <text:h text:style-name="P15" text:outline-level="3"/>
      <text:p text:style-name="Text_20_Body_20_Single"><text:span text:style-name="T8"></text:span> Rehearse Timings dialog's Mode.</text:p>
      <text:p text:style-name="P13"><text:span text:style-name="T8"></text:span> The communication between Rehearse Timings dialog with Presentation Documents in OpenStorm.<text:span text:style-name="T3">Character Statistics is an improvement of the existing document statistics function, with which user can calculate the number of CJK (Chinese Japanese and Korean), Western and other words in a document separately. Another improved function is user can calculate the number of characters</text:span><text:span text:style-name="T4"> <text:s/></text:span><text:span text:style-name="T3"><text:s/>excluding separators such as space, tab as well. At the same time it keeps the features of the original tool such as table statistics, graphic statistics, and so on.</text:span></text:p>
      <text:p text:style-name="P1"/>
      <text:p text:style-name="Text_20_Body_20_Single">The official version of this document can be found in the OpenStorm Document Library Notes Database under the file name <text:span text:style-name="T11">SD(1).sxw. </text:span>Authorized users may access this database and view or print this document from there. </text:p>
      <text:p text:style-name="P2"/>
      <text:p text:style-name="Text_20_Body_20_Single">Users of this document are responsible for using the official version, and for continuously verifying that any copies of the document in whole or in part, are the official version. <text:s/>If this document is not a copy of the official version, it is obsolete.</text:p>
      <text:p text:style-name="P2"/>
      <text:p text:style-name="P6">For minor changes or updates, the author(s) can modify the contents of the Approved Version of this document without the need of re-approval by the designated approver(s). In other words, the author can approve his/her document by directly updating the Approver List and History and Summary Changes sections.</text:p>
      <text:p text:style-name="P6"/>
      <text:p text:style-name="Text_20_Body_20_Single"><text:span text:style-name="T1">This test plan will focus on FVT (Functional Verification Test) and NL-FVT (National Language - Functional Verification Test) of the feature </text:span><text:span text:style-name="T6">Header and Footer , Rehearse Timings, </text:span><text:span text:style-name="T5">Increase/Reduce Font Size and Toggle slide show mode </text:span><text:span text:style-name="T10">. <text:s/></text:span><text:span text:style-name="T1">All test cases cover the </text:span><text:span text:style-name="T6">Header and Footer</text:span><text:span text:style-name="T1"> , </text:span><text:span text:style-name="T6">Rehearse Timings, </text:span><text:span text:style-name="T5">Increase/Reduce Font Size and Toggle slide show mode </text:span><text:span text:style-name="T6"><text:s/></text:span><text:span text:style-name="T1"><text:s/>will be included in this plan. When performing FVT and NL-FVT test, this document should be the exclusive official version. </text:span></text:p>
      <text:h text:style-name="P21" text:outline-level="2"/>
      <text:p text:style-name="P8"/>
      <text:p text:style-name="Text_20_Body_20_Single"><text:span text:style-name="T12">Firstly, </text:span><text:span text:style-name="T13">Header&amp;Footer</text:span><text:span text:style-name="T12"> <text:s/>feature will provide a way for users to customize the masters of slide, handout and notes, and then provide a way to add, delete and modify Header&amp;Footer properties of OpenStorm Presentation Documents. Thus the information of OpenStorm Presentation Documents can be enriched greatly. </text:span></text:p>
      <text:p text:style-name="Text_20_Body_20_Single"><text:span text:style-name="T7">Headers and Footer</text:span><text:span text:style-name="T6">s</text:span><text:span text:style-name="T1"> are typically used in printed documents. You can create headers and footers that include text or graphics, There are </text:span><text:span text:style-name="T2">four </text:span><text:span text:style-name="T2">areas--Date area, Footer area, Number area and Header area, which are belong to Header and Footer in the broad sense. </text:span><text:span text:style-name="T1">A header is printed in the top margin. A footer is printed in the bottom margin. </text:span><text:span text:style-name="T2">At <text:s/>the end, the value of the four areas can be customized as needed. </text:span></text:p>
      <text:p text:style-name="P4"/>
      <text:h text:style-name="P15" text:outline-level="3"/>
      <text:p text:style-name="P7">The current functions of Rehearse Timings provided by OpenOffice.org 1.0.1are:</text:p>
      <text:list xml:id="list37325609" text:style-name="WW8Num1">
        <text:list-item>
          <text:p text:style-name="P18">To set for your slides before you rehearse, or you can set them automatically while you rehearse. If you set them before you rehearse, you'll find it to work in slide. sorter view where you see miniatures of each slide in your presentation. You can set the timing for one or more selected slides. You can also set a different timing for each slide.</text:p>
        </text:list-item>
      </text:list>
      <text:list xml:id="list37306586" text:style-name="WW8Num2">
        <text:list-item>
          <text:p text:style-name="P20">To record the time escape of the current slide when you present. When you move the next slide, the timing will be reset to zero.</text:p>
        </text:list-item>
      </text:list>
      <text:p text:style-name="P9">In Open Storm, we will add/improve the following functions to the Rehearse Timings:</text:p>
      <text:list xml:id="list37333372" text:style-name="WW8Num3">
        <text:list-item>
          <text:p text:style-name="P19">Record the accumulated time escape of the whole presentation.</text:p>
        </text:list-item>
        <text:list-item>
          <text:p text:style-name="P19">Hide/unhide the Rehearse Timings button by a certain shortcut key. </text:p>
        </text:list-item>
      </text:list>
      <text:p text:style-name="P10"/>
      <text:h text:style-name="P17" text:outline-level="3"/>
      <text:p text:style-name="P7">This function provides a shortcut key to increase/reduce Font Size of the selected character objects. </text:p>
      <text:p text:style-name="Text_20_Body_20_Single"/>
      <text:h text:style-name="P16" text:outline-level="3"/>
      <text:p text:style-name="P7">This feature is for SD <text:s/>provide user a convenience way to begin slide show from current page. </text:p>
      <text:p text:style-name="Text_20_Body_20_Single"/>
      <text:h text:style-name="P21" text:outline-level="2"><text:span text:style-name="T9"></text:span><text:span text:style-name="T1"> Function of <text:s/>Add, Delete and Modify the Header&amp;Footer Properties .</text:span></text:h>
      <text:p text:style-name="P11"><text:span text:style-name="T8"></text:span><text:span text:style-name="T2"> Header&amp;Footer Dialog's Mode</text:span>.</text:p>
      <text:p text:style-name="P11"><text:span text:style-name="T8"></text:span><text:span text:style-name="T2"> The communication between Header&amp;Footer Properties with Document objects in OpenStorm</text:span><text:span text:style-name="T12">. </text:span></text:p>
      <text:p text:style-name="P12"><text:span text:style-name="T8"></text:span> The connection between Header&amp;Footer areas and Header&amp;Footer dialog.</text:p>
      <text:p text:style-name="Text_20_Body_20_Single"><text:span text:style-name="T8"></text:span><text:span text:style-name="T12"> Function of Undo/Redo. </text:span></text:p>
      <text:p text:style-name="P3"/>
      <text:h text:style-name="P15" text:outline-level="3"/>
      <text:p text:style-name="Text_20_Body_20_Single"><text:span text:style-name="T8"></text:span> Rehearse Timings dialog's Mode.</text:p>
      <text:p text:style-name="P13"><text:span text:style-name="T8"></text:span> The communication between Rehearse Timings dialog with Presentation Documents in OpenStorm.<text:span text:style-name="T3">Character Statistics is an improvement of the existing document statistics function, with which user can calculate the number of CJK (Chinese Japanese and Korean), Western and other words in a document separately. Another improved function is user can calculate the number of characters</text:span><text:span text:style-name="T4"> <text:s/></text:span><text:span text:style-name="T3"><text:s/>excluding separators such as space, tab as well. At the same time it keeps the features of the original tool such as table statistics, graphic statistics, and so on.</text:span></text:p>
      <text:p text:style-name="P1"/>
      <text:p text:style-name="Text_20_Body_20_Single">The official version of this document can be found in the OpenStorm Document Library Notes Database under the file name <text:span text:style-name="T11">SD(1).sxw. </text:span>Authorized users may access this database and view or print this document from there. </text:p>
      <text:p text:style-name="P2"/>
      <text:p text:style-name="Text_20_Body_20_Single">Users of this document are responsible for using the official version, and for continuously verifying that any copies of the document in whole or in part, are the official version. <text:s/>If this document is not a copy of the official version, it is obsolete.</text:p>
      <text:p text:style-name="P2"/>
      <text:p text:style-name="P6">For minor changes or updates, the author(s) can modify the contents of the Approved Version of this document without the need of re-approval by the designated approver(s). In other words, the author can approve his/her document by directly updating the Approver List and History and Summary Changes sections.</text:p>
      <text:p text:style-name="P6"/>
      <text:p text:style-name="Text_20_Body_20_Single"><text:span text:style-name="T1">This test plan will focus on FVT (Functional Verification Test) and NL-FVT (National Language - Functional Verification Test) of the feature </text:span><text:span text:style-name="T6">Header and Footer , Rehearse Timings, </text:span><text:span text:style-name="T5">Increase/Reduce Font Size and Toggle slide show mode </text:span><text:span text:style-name="T10">. <text:s/></text:span><text:span text:style-name="T1">All test cases cover the </text:span><text:span text:style-name="T6">Header and Footer</text:span><text:span text:style-name="T1"> , </text:span><text:span text:style-name="T6">Rehearse Timings, </text:span><text:span text:style-name="T5">Increase/Reduce Font Size and Toggle slide show mode </text:span><text:span text:style-name="T6"><text:s/></text:span><text:span text:style-name="T1"><text:s/>will be included in this plan. When performing FVT and NL-FVT test, this document should be the exclusive official version. </text:span></text:p>
      <text:h text:style-name="P21" text:outline-level="2"/>
      <text:p text:style-name="P8"/>
      <text:p text:style-name="Text_20_Body_20_Single"><text:span text:style-name="T12">Firstly, </text:span><text:span text:style-name="T13">Header&amp;Footer</text:span><text:span text:style-name="T12"> <text:s/>feature will provide a way for users to customize the masters of slide, handout and notes, and then provide a way to add, delete and modify Header&amp;Footer properties of OpenStorm Presentation Documents. Thus the information of OpenStorm Presentation Documents can be enriched greatly. </text:span></text:p>
      <text:p text:style-name="Text_20_Body_20_Single"><text:span text:style-name="T7">Headers and Footer</text:span><text:span text:style-name="T6">s</text:span><text:span text:style-name="T1"> are typically used in printed documents. You can create headers and footers that include text or graphics, There are </text:span><text:span text:style-name="T2">four </text:span><text:span text:style-name="T2">areas--Date area, Footer area, Number area and Header area, which are belong to Header and Footer in the broad sense. </text:span><text:span text:style-name="T1">A header is printed in the top margin. A footer is printed in the bottom margin. </text:span><text:span text:style-name="T2">At <text:s/>the end, the value of the four areas can be customized as needed. </text:span></text:p>
      <text:p text:style-name="P4"/>
      <text:h text:style-name="P15" text:outline-level="3"/>
      <text:p text:style-name="P7">The current functions of Rehearse Timings provided by OpenOffice.org 1.0.1are:</text:p>
      <text:list xml:id="list37313574" text:style-name="WW8Num1">
        <text:list-item>
          <text:p text:style-name="P18">To set for your slides before you rehearse, or you can set them automatically while you rehearse. If you set them before you rehearse, you'll find it to work in slide. sorter view where you see miniatures of each slide in your presentation. You can set the timing for one or more selected slides. You can also set a different timing for each slide.</text:p>
        </text:list-item>
      </text:list>
      <text:list xml:id="list37331322" text:style-name="WW8Num2">
        <text:list-item>
          <text:p text:style-name="P20">To record the time escape of the current slide when you present. When you move the next slide, the timing will be reset to zero.</text:p>
        </text:list-item>
      </text:list>
      <text:p text:style-name="P9">In Open Storm, we will add/improve the following functions to the Rehearse Timings:</text:p>
      <text:list xml:id="list37327049" text:style-name="WW8Num3">
        <text:list-item>
          <text:p text:style-name="P19">Record the accumulated time escape of the whole presentation.</text:p>
        </text:list-item>
        <text:list-item>
          <text:p text:style-name="P19">Hide/unhide the Rehearse Timings button by a certain shortcut key. </text:p>
        </text:list-item>
      </text:list>
      <text:p text:style-name="P10"/>
      <text:h text:style-name="P17" text:outline-level="3"/>
      <text:p text:style-name="P7">This function provides a shortcut key to increase/reduce Font Size of the selected character objects. </text:p>
      <text:p text:style-name="Text_20_Body_20_Single"/>
      <text:h text:style-name="P16" text:outline-level="3"/>
      <text:p text:style-name="P7">This feature is for SD <text:s/>provide user a convenience way to begin slide show from current page. </text:p>
      <text:p text:style-name="Text_20_Body_20_Single"/>
      <text:h text:style-name="P21" text:outline-level="2"><text:span text:style-name="T9"></text:span><text:span text:style-name="T1"> Function of <text:s/>Add, Delete and Modify the Header&amp;Footer Properties .</text:span></text:h>
      <text:p text:style-name="P11"><text:span text:style-name="T8"></text:span><text:span text:style-name="T2"> Header&amp;Footer Dialog's Mode</text:span>.</text:p>
      <text:p text:style-name="P11"><text:span text:style-name="T8"></text:span><text:span text:style-name="T2"> The communication between Header&amp;Footer Properties with Document objects in OpenStorm</text:span><text:span text:style-name="T12">. </text:span></text:p>
      <text:p text:style-name="P12"><text:span text:style-name="T8"></text:span> The connection between Header&amp;Footer areas and Header&amp;Footer dialog.</text:p>
      <text:p text:style-name="Text_20_Body_20_Single"><text:span text:style-name="T8"></text:span><text:span text:style-name="T12"> Function of Undo/Redo. </text:span></text:p>
      <text:p text:style-name="P3"/>
      <text:h text:style-name="P15" text:outline-level="3"/>
      <text:p text:style-name="Text_20_Body_20_Single"><text:span text:style-name="T8"></text:span> Rehearse Timings dialog's Mode.</text:p>
      <text:p text:style-name="P13"><text:span text:style-name="T8"></text:span> The communication between Rehearse Timings dialog with Presentation Documents in OpenStorm.<text:span text:style-name="T3">Character Statistics is an improvement of the existing document statistics function, with which user can calculate the number of CJK (Chinese Japanese and Korean), Western and other words in a document separately. Another improved function is user can calculate the number of characters</text:span><text:span text:style-name="T4"> <text:s/></text:span><text:span text:style-name="T3"><text:s/>excluding separators such as space, tab as well. At the same time it keeps the features of the original tool such as table statistics, graphic statistics, and so on.</text:span></text:p>
      <text:p text:style-name="P1"/>
      <text:p text:style-name="Text_20_Body_20_Single">The official version of this document can be found in the OpenStorm Document Library Notes Database under the file name <text:span text:style-name="T11">SD(1).sxw. </text:span>Authorized users may access this database and view or print this document from there. </text:p>
      <text:p text:style-name="P2"/>
      <text:p text:style-name="Text_20_Body_20_Single">Users of this document are responsible for using the official version, and for continuously verifying that any copies of the document in whole or in part, are the official version. <text:s/>If this document is not a copy of the official version, it is obsolete.</text:p>
      <text:p text:style-name="P2"/>
      <text:p text:style-name="P6">For minor changes or updates, the author(s) can modify the contents of the Approved Version of this document without the need of re-approval by the designated approver(s). In other words, the author can approve his/her document by directly updating the Approver List and History and Summary Changes sections.</text:p>
      <text:p text:style-name="P6"/>
      <text:p text:style-name="Text_20_Body_20_Single"><text:span text:style-name="T1">This test plan will focus on FVT (Functional Verification Test) and NL-FVT (National Language - Functional Verification Test) of the feature </text:span><text:span text:style-name="T6">Header and Footer , Rehearse Timings, </text:span><text:span text:style-name="T5">Increase/Reduce Font Size and Toggle slide show mode </text:span><text:span text:style-name="T10">. <text:s/></text:span><text:span text:style-name="T1">All test cases cover the </text:span><text:span text:style-name="T6">Header and Footer</text:span><text:span text:style-name="T1"> , </text:span><text:span text:style-name="T6">Rehearse Timings, </text:span><text:span text:style-name="T5">Increase/Reduce Font Size and Toggle slide show mode </text:span><text:span text:style-name="T6"><text:s/></text:span><text:span text:style-name="T1"><text:s/>will be included in this plan. When performing FVT and NL-FVT test, this document should be the exclusive official version. </text:span></text:p>
      <text:h text:style-name="P21" text:outline-level="2"/>
      <text:p text:style-name="P8"/>
      <text:p text:style-name="Text_20_Body_20_Single"><text:span text:style-name="T12">Firstly, </text:span><text:span text:style-name="T13">Header&amp;Footer</text:span><text:span text:style-name="T12"> <text:s/>feature will provide a way for users to customize the masters of slide, handout and notes, and then provide a way to add, delete and modify Header&amp;Footer properties of OpenStorm Presentation Documents. Thus the information of OpenStorm Presentation Documents can be enriched greatly. </text:span></text:p>
      <text:p text:style-name="Text_20_Body_20_Single"><text:span text:style-name="T7">Headers and Footer</text:span><text:span text:style-name="T6">s</text:span><text:span text:style-name="T1"> are typically used in printed documents. You can create headers and footers that include text or graphics, There are </text:span><text:span text:style-name="T2">four </text:span><text:span text:style-name="T2">areas--Date area, Footer area, Number area and Header area, which are belong to Header and Footer in the broad sense. </text:span><text:span text:style-name="T1">A header is printed in the top margin. A footer is printed in the bottom margin. </text:span><text:span text:style-name="T2">At <text:s/>the end, the value of the four areas can be customized as needed. </text:span></text:p>
      <text:p text:style-name="P4"/>
      <text:h text:style-name="P15" text:outline-level="3"/>
      <text:p text:style-name="P7">The current functions of Rehearse Timings provided by OpenOffice.org 1.0.1are:</text:p>
      <text:list xml:id="list37306217" text:style-name="WW8Num1">
        <text:list-item>
          <text:p text:style-name="P18">To set for your slides before you rehearse, or you can set them automatically while you rehearse. If you set them before you rehearse, you'll find it to work in slide. sorter view where you see miniatures of each slide in your presentation. You can set the timing for one or more selected slides. You can also set a different timing for each slide.</text:p>
        </text:list-item>
      </text:list>
      <text:list xml:id="list37310102" text:style-name="WW8Num2">
        <text:list-item>
          <text:p text:style-name="P20">To record the time escape of the current slide when you present. When you move the next slide, the timing will be reset to zero.</text:p>
        </text:list-item>
      </text:list>
      <text:p text:style-name="P9">In Open Storm, we will add/improve the following functions to the Rehearse Timings:</text:p>
      <text:list xml:id="list37314017" text:style-name="WW8Num3">
        <text:list-item>
          <text:p text:style-name="P19">Record the accumulated time escape of the whole presentation.</text:p>
        </text:list-item>
        <text:list-item>
          <text:p text:style-name="P19">Hide/unhide the Rehearse Timings button by a certain shortcut key. </text:p>
        </text:list-item>
      </text:list>
      <text:p text:style-name="P10"/>
      <text:h text:style-name="P17" text:outline-level="3"/>
      <text:p text:style-name="P7">This function provides a shortcut key to increase/reduce Font Size of the selected character objects. </text:p>
      <text:p text:style-name="Text_20_Body_20_Single"/>
      <text:h text:style-name="P16" text:outline-level="3"/>
      <text:p text:style-name="P7">This feature is for SD <text:s/>provide user a convenience way to begin slide show from current page. </text:p>
      <text:p text:style-name="Text_20_Body_20_Single"/>
      <text:h text:style-name="P21" text:outline-level="2"><text:span text:style-name="T9"></text:span><text:span text:style-name="T1"> Function of <text:s/>Add, Delete and Modify the Header&amp;Footer Properties .</text:span></text:h>
      <text:p text:style-name="P11"><text:span text:style-name="T8"></text:span><text:span text:style-name="T2"> Header&amp;Footer Dialog's Mode</text:span>.</text:p>
      <text:p text:style-name="P11"><text:span text:style-name="T8"></text:span><text:span text:style-name="T2"> The communication between Header&amp;Footer Properties with Document objects in OpenStorm</text:span><text:span text:style-name="T12">. </text:span></text:p>
      <text:p text:style-name="P12"><text:span text:style-name="T8"></text:span> The connection between Header&amp;Footer areas and Header&amp;Footer dialog.</text:p>
      <text:p text:style-name="Text_20_Body_20_Single"><text:span text:style-name="T8"></text:span><text:span text:style-name="T12"> Function of Undo/Redo. </text:span></text:p>
      <text:p text:style-name="P3"/>
      <text:h text:style-name="P15" text:outline-level="3"/>
      <text:p text:style-name="Text_20_Body_20_Single"><text:span text:style-name="T8"></text:span> Rehearse Timings dialog's Mode.</text:p>
      <text:p text:style-name="P13"><text:span text:style-name="T8"></text:span> The communication between Rehearse Timings dialog with Presentation Documents in OpenStorm.<text:span text:style-name="T3">Character Statistics is an improvement of the existing document statistics function, with which user can calculate the number of CJK (Chinese Japanese and Korean), Western and other words in a document separately. Another improved function is user can calculate the number of characters</text:span><text:span text:style-name="T4"> <text:s/></text:span><text:span text:style-name="T3"><text:s/>excluding separators such as space, tab as well. At the same time it keeps the features of the original tool such as table statistics, graphic statistics, and so on.</text:span></text:p>
      <text:p text:style-name="P1"/>
      <text:p text:style-name="Text_20_Body_20_Single">The official version of this document can be found in the OpenStorm Document Library Notes Database under the file name <text:span text:style-name="T11">SD(1).sxw. </text:span>Authorized users may access this database and view or print this document from there. </text:p>
      <text:p text:style-name="P2"/>
      <text:p text:style-name="Text_20_Body_20_Single">Users of this document are responsible for using the official version, and for continuously verifying that any copies of the document in whole or in part, are the official version. <text:s/>If this document is not a copy of the official version, it is obsolete.</text:p>
      <text:p text:style-name="P2"/>
      <text:p text:style-name="P6">For minor changes or updates, the author(s) can modify the contents of the Approved Version of this document without the need of re-approval by the designated approver(s). In other words, the author can approve his/her document by directly updating the Approver List and History and Summary Changes sections.</text:p>
      <text:p text:style-name="P6"/>
      <text:p text:style-name="Text_20_Body_20_Single"><text:span text:style-name="T1">This test plan will focus on FVT (Functional Verification Test) and NL-FVT (National Language - Functional Verification Test) of the feature </text:span><text:span text:style-name="T6">Header and Footer , Rehearse Timings, </text:span><text:span text:style-name="T5">Increase/Reduce Font Size and Toggle slide show mode </text:span><text:span text:style-name="T10">. <text:s/></text:span><text:span text:style-name="T1">All test cases cover the </text:span><text:span text:style-name="T6">Header and Footer</text:span><text:span text:style-name="T1"> , </text:span><text:span text:style-name="T6">Rehearse Timings, </text:span><text:span text:style-name="T5">Increase/Reduce Font Size and Toggle slide show mode </text:span><text:span text:style-name="T6"><text:s/></text:span><text:span text:style-name="T1"><text:s/>will be included in this plan. When performing FVT and NL-FVT test, this document should be the exclusive official version. </text:span></text:p>
      <text:h text:style-name="P21" text:outline-level="2"/>
      <text:p text:style-name="P8"/>
      <text:p text:style-name="Text_20_Body_20_Single"><text:span text:style-name="T12">Firstly, </text:span><text:span text:style-name="T13">Header&amp;Footer</text:span><text:span text:style-name="T12"> <text:s/>feature will provide a way for users to customize the masters of slide, handout and notes, and then provide a way to add, delete and modify Header&amp;Footer properties of OpenStorm Presentation Documents. Thus the information of OpenStorm Presentation Documents can be enriched greatly. </text:span></text:p>
      <text:p text:style-name="Text_20_Body_20_Single"><text:span text:style-name="T7">Headers and Footer</text:span><text:span text:style-name="T6">s</text:span><text:span text:style-name="T1"> are typically used in printed documents. You can create headers and footers that include text or graphics, There are </text:span><text:span text:style-name="T2">four </text:span><text:span text:style-name="T2">areas--Date area, Footer area, Number area and Header area, which are belong to Header and Footer in the broad sense. </text:span><text:span text:style-name="T1">A header is printed in the top margin. A footer is printed in the bottom margin. </text:span><text:span text:style-name="T2">At <text:s/>the end, the value of the four areas can be customized as needed. </text:span></text:p>
      <text:p text:style-name="P4"/>
      <text:h text:style-name="P15" text:outline-level="3"/>
      <text:p text:style-name="P7">The current functions of Rehearse Timings provided by OpenOffice.org 1.0.1are:</text:p>
      <text:list xml:id="list37326788" text:style-name="WW8Num1">
        <text:list-item>
          <text:p text:style-name="P18">To set for your slides before you rehearse, or you can set them automatically while you rehearse. If you set them before you rehearse, you'll find it to work in slide. sorter view where you see miniatures of each slide in your presentation. You can set the timing for one or more selected slides. You can also set a different timing for each slide.</text:p>
        </text:list-item>
      </text:list>
      <text:list xml:id="list37312589" text:style-name="WW8Num2">
        <text:list-item>
          <text:p text:style-name="P20">To record the time escape of the current slide when you present. When you move the next slide, the timing will be reset to zero.</text:p>
        </text:list-item>
      </text:list>
      <text:p text:style-name="P9">In Open Storm, we will add/improve the following functions to the Rehearse Timings:</text:p>
      <text:list xml:id="list37301206" text:style-name="WW8Num3">
        <text:list-item>
          <text:p text:style-name="P19">Record the accumulated time escape of the whole presentation.</text:p>
        </text:list-item>
        <text:list-item>
          <text:p text:style-name="P19">Hide/unhide the Rehearse Timings button by a certain shortcut key. </text:p>
        </text:list-item>
      </text:list>
      <text:p text:style-name="P10"/>
      <text:h text:style-name="P17" text:outline-level="3"/>
      <text:p text:style-name="P7">This function provides a shortcut key to increase/reduce Font Size of the selected character objects. </text:p>
      <text:p text:style-name="Text_20_Body_20_Single"/>
      <text:h text:style-name="P16" text:outline-level="3"/>
      <text:p text:style-name="P7">This feature is for SD <text:s/>provide user a convenience way to begin slide show from current page. </text:p>
      <text:p text:style-name="Text_20_Body_20_Single"/>
      <text:h text:style-name="P21" text:outline-level="2"><text:span text:style-name="T9"></text:span><text:span text:style-name="T1"> Function of <text:s/>Add, Delete and Modify the Header&amp;Footer Properties .</text:span></text:h>
      <text:p text:style-name="P11"><text:span text:style-name="T8"></text:span><text:span text:style-name="T2"> Header&amp;Footer Dialog's Mode</text:span>.</text:p>
      <text:p text:style-name="P11"><text:span text:style-name="T8"></text:span><text:span text:style-name="T2"> The communication between Header&amp;Footer Properties with Document objects in OpenStorm</text:span><text:span text:style-name="T12">. </text:span></text:p>
      <text:p text:style-name="P12"><text:span text:style-name="T8"></text:span> The connection between Header&amp;Footer areas and Header&amp;Footer dialog.</text:p>
      <text:p text:style-name="Text_20_Body_20_Single"><text:span text:style-name="T8"></text:span><text:span text:style-name="T12"> Function of Undo/Redo. </text:span></text:p>
      <text:p text:style-name="P3"/>
      <text:h text:style-name="P15" text:outline-level="3"/>
      <text:p text:style-name="Text_20_Body_20_Single"><text:span text:style-name="T8"></text:span> Rehearse Timings dialog's Mode.</text:p>
      <text:p text:style-name="P13"><text:span text:style-name="T8"></text:span> The communication between Rehearse Timings dialog with Presentation Documents in OpenStorm.<text:span text:style-name="T3">Character Statistics is an improvement of the existing document statistics function, with which user can calculate the number of CJK (Chinese Japanese and Korean), Western and other words in a document separately. Another improved function is user can calculate the number of characters</text:span><text:span text:style-name="T4"> <text:s/></text:span><text:span text:style-name="T3"><text:s/>excluding separators such as space, tab as well. At the same time it keeps the features of the original tool such as table statistics, graphic statistics, and so on.</text:span></text:p>
      <text:p text:style-name="P1"/>
      <text:p text:style-name="Text_20_Body_20_Single">The official version of this document can be found in the OpenStorm Document Library Notes Database under the file name <text:span text:style-name="T11">SD(1).sxw. </text:span>Authorized users may access this database and view or print this document from there. </text:p>
      <text:p text:style-name="P2"/>
      <text:p text:style-name="Text_20_Body_20_Single">Users of this document are responsible for using the official version, and for continuously verifying that any copies of the document in whole or in part, are the official version. <text:s/>If this document is not a copy of the official version, it is obsolete.</text:p>
      <text:p text:style-name="P2"/>
      <text:p text:style-name="P6">For minor changes or updates, the author(s) can modify the contents of the Approved Version of this document without the need of re-approval by the designated approver(s). In other words, the author can approve his/her document by directly updating the Approver List and History and Summary Changes sections.</text:p>
      <text:p text:style-name="P6"/>
      <text:p text:style-name="Text_20_Body_20_Single"><text:span text:style-name="T1">This test plan will focus on FVT (Functional Verification Test) and NL-FVT (National Language - Functional Verification Test) of the feature </text:span><text:span text:style-name="T6">Header and Footer , Rehearse Timings, </text:span><text:span text:style-name="T5">Increase/Reduce Font Size and Toggle slide show mode </text:span><text:span text:style-name="T10">. <text:s/></text:span><text:span text:style-name="T1">All test cases cover the </text:span><text:span text:style-name="T6">Header and Footer</text:span><text:span text:style-name="T1"> , </text:span><text:span text:style-name="T6">Rehearse Timings, </text:span><text:span text:style-name="T5">Increase/Reduce Font Size and Toggle slide show mode </text:span><text:span text:style-name="T6"><text:s/></text:span><text:span text:style-name="T1"><text:s/>will be included in this plan. When performing FVT and NL-FVT test, this document should be the exclusive official version. </text:span></text:p>
      <text:h text:style-name="P21" text:outline-level="2"/>
      <text:p text:style-name="P8"/>
      <text:p text:style-name="Text_20_Body_20_Single"><text:span text:style-name="T12">Firstly, </text:span><text:span text:style-name="T13">Header&amp;Footer</text:span><text:span text:style-name="T12"> <text:s/>feature will provide a way for users to customize the masters of slide, handout and notes, and then provide a way to add, delete and modify Header&amp;Footer properties of OpenStorm Presentation Documents. Thus the information of OpenStorm Presentation Documents can be enriched greatly. </text:span></text:p>
      <text:p text:style-name="Text_20_Body_20_Single"><text:span text:style-name="T7">Headers and Footer</text:span><text:span text:style-name="T6">s</text:span><text:span text:style-name="T1"> are typically used in printed documents. You can create headers and footers that include text or graphics, There are </text:span><text:span text:style-name="T2">four </text:span><text:span text:style-name="T2">areas--Date area, Footer area, Number area and Header area, which are belong to Header and Footer in the broad sense. </text:span><text:span text:style-name="T1">A header is printed in the top margin. A footer is printed in the bottom margin. </text:span><text:span text:style-name="T2">At <text:s/>the end, the value of the four areas can be customized as needed. </text:span></text:p>
      <text:p text:style-name="P4"/>
      <text:h text:style-name="P15" text:outline-level="3"/>
      <text:p text:style-name="P7">The current functions of Rehearse Timings provided by OpenOffice.org 1.0.1are:</text:p>
      <text:list xml:id="list37327549" text:style-name="WW8Num1">
        <text:list-item>
          <text:p text:style-name="P18">To set for your slides before you rehearse, or you can set them automatically while you rehearse. If you set them before you rehearse, you'll find it to work in slide. sorter view where you see miniatures of each slide in your presentation. You can set the timing for one or more selected slides. You can also set a different timing for each slide.</text:p>
        </text:list-item>
      </text:list>
      <text:list xml:id="list37306044" text:style-name="WW8Num2">
        <text:list-item>
          <text:p text:style-name="P20">To record the time escape of the current slide when you present. When you move the next slide, the timing will be reset to zero.</text:p>
        </text:list-item>
      </text:list>
      <text:p text:style-name="P9">In Open Storm, we will add/improve the following functions to the Rehearse Timings:</text:p>
      <text:list xml:id="list37308702" text:style-name="WW8Num3">
        <text:list-item>
          <text:p text:style-name="P19">Record the accumulated time escape of the whole presentation.</text:p>
        </text:list-item>
        <text:list-item>
          <text:p text:style-name="P19">Hide/unhide the Rehearse Timings button by a certain shortcut key. </text:p>
        </text:list-item>
      </text:list>
      <text:p text:style-name="P10"/>
      <text:h text:style-name="P17" text:outline-level="3"/>
      <text:p text:style-name="P7">This function provides a shortcut key to increase/reduce Font Size of the selected character objects. </text:p>
      <text:p text:style-name="Text_20_Body_20_Single"/>
      <text:h text:style-name="P16" text:outline-level="3"/>
      <text:p text:style-name="P7">This feature is for SD <text:s/>provide user a convenience way to begin slide show from current page. </text:p>
      <text:p text:style-name="Text_20_Body_20_Single"/>
      <text:h text:style-name="P21" text:outline-level="2"><text:span text:style-name="T9"></text:span><text:span text:style-name="T1"> Function of <text:s/>Add, Delete and Modify the Header&amp;Footer Properties .</text:span></text:h>
      <text:p text:style-name="P11"><text:span text:style-name="T8"></text:span><text:span text:style-name="T2"> Header&amp;Footer Dialog's Mode</text:span>.</text:p>
      <text:p text:style-name="P11"><text:span text:style-name="T8"></text:span><text:span text:style-name="T2"> The communication between Header&amp;Footer Properties with Document objects in OpenStorm</text:span><text:span text:style-name="T12">. </text:span></text:p>
      <text:p text:style-name="P12"><text:span text:style-name="T8"></text:span> The connection between Header&amp;Footer areas and Header&amp;Footer dialog.</text:p>
      <text:p text:style-name="Text_20_Body_20_Single"><text:span text:style-name="T8"></text:span><text:span text:style-name="T12"> Function of Undo/Redo. </text:span></text:p>
      <text:p text:style-name="P3"/>
      <text:h text:style-name="P15" text:outline-level="3"/>
      <text:p text:style-name="Text_20_Body_20_Single"><text:span text:style-name="T8"></text:span> Rehearse Timings dialog's Mode.</text:p>
      <text:p text:style-name="P13"><text:span text:style-name="T8"></text:span> The communication between Rehearse Timings dialog with Presentation Documents in OpenStorm.<text:span text:style-name="T3">Character Statistics is an improvement of the existing document statistics function, with which user can calculate the number of CJK (Chinese Japanese and Korean), Western and other words in a document separately. Another improved function is user can calculate the number of characters</text:span><text:span text:style-name="T4"> <text:s/></text:span><text:span text:style-name="T3"><text:s/>excluding separators such as space, tab as well. At the same time it keeps the features of the original tool such as table statistics, graphic statistics, and so on.</text:span></text:p>
      <text:p text:style-name="P1"/>
      <text:p text:style-name="Text_20_Body_20_Single">The official version of this document can be found in the OpenStorm Document Library Notes Database under the file name <text:span text:style-name="T11">SD(1).sxw. </text:span>Authorized users may access this database and view or print this document from there. </text:p>
      <text:p text:style-name="P2"/>
      <text:p text:style-name="Text_20_Body_20_Single">Users of this document are responsible for using the official version, and for continuously verifying that any copies of the document in whole or in part, are the official version. <text:s/>If this document is not a copy of the official version, it is obsolete.</text:p>
      <text:p text:style-name="P2"/>
      <text:p text:style-name="P6">For minor changes or updates, the author(s) can modify the contents of the Approved Version of this document without the need of re-approval by the designated approver(s). In other words, the author can approve his/her document by directly updating the Approver List and History and Summary Changes sections.</text:p>
      <text:p text:style-name="P6"/>
      <text:p text:style-name="Text_20_Body_20_Single"><text:span text:style-name="T1">This test plan will focus on FVT (Functional Verification Test) and NL-FVT (National Language - Functional Verification Test) of the feature </text:span><text:span text:style-name="T6">Header and Footer , Rehearse Timings, </text:span><text:span text:style-name="T5">Increase/Reduce Font Size and Toggle slide show mode </text:span><text:span text:style-name="T10">. <text:s/></text:span><text:span text:style-name="T1">All test cases cover the </text:span><text:span text:style-name="T6">Header and Footer</text:span><text:span text:style-name="T1"> , </text:span><text:span text:style-name="T6">Rehearse Timings, </text:span><text:span text:style-name="T5">Increase/Reduce Font Size and Toggle slide show mode </text:span><text:span text:style-name="T6"><text:s/></text:span><text:span text:style-name="T1"><text:s/>will be included in this plan. When performing FVT and NL-FVT test, this document should be the exclusive official version. </text:span></text:p>
      <text:h text:style-name="P21" text:outline-level="2"/>
      <text:p text:style-name="P8"/>
      <text:p text:style-name="Text_20_Body_20_Single"><text:span text:style-name="T12">Firstly, </text:span><text:span text:style-name="T13">Header&amp;Footer</text:span><text:span text:style-name="T12"> <text:s/>feature will provide a way for users to customize the masters of slide, handout and notes, and then provide a way to add, delete and modify Header&amp;Footer properties of OpenStorm Presentation Documents. Thus the information of OpenStorm Presentation Documents can be enriched greatly. </text:span></text:p>
      <text:p text:style-name="Text_20_Body_20_Single"><text:span text:style-name="T7">Headers and Footer</text:span><text:span text:style-name="T6">s</text:span><text:span text:style-name="T1"> are typically used in printed documents. You can create headers and footers that include text or graphics, There are </text:span><text:span text:style-name="T2">four </text:span><text:span text:style-name="T2">areas--Date area, Footer area, Number area and Header area, which are belong to Header and Footer in the broad sense. </text:span><text:span text:style-name="T1">A header is printed in the top margin. A footer is printed in the bottom margin. </text:span><text:span text:style-name="T2">At <text:s/>the end, the value of the four areas can be customized as needed. </text:span></text:p>
      <text:p text:style-name="P4"/>
      <text:h text:style-name="P15" text:outline-level="3"/>
      <text:p text:style-name="P7">The current functions of Rehearse Timings provided by OpenOffice.org 1.0.1are:</text:p>
      <text:list xml:id="list37301655" text:style-name="WW8Num1">
        <text:list-item>
          <text:p text:style-name="P18">To set for your slides before you rehearse, or you can set them automatically while you rehearse. If you set them before you rehearse, you'll find it to work in slide. sorter view where you see miniatures of each slide in your presentation. You can set the timing for one or more selected slides. You can also set a different timing for each slide.</text:p>
        </text:list-item>
      </text:list>
      <text:list xml:id="list37333322" text:style-name="WW8Num2">
        <text:list-item>
          <text:p text:style-name="P20">To record the time escape of the current slide when you present. When you move the next slide, the timing will be reset to zero.</text:p>
        </text:list-item>
      </text:list>
      <text:p text:style-name="P9">In Open Storm, we will add/improve the following functions to the Rehearse Timings:</text:p>
      <text:list xml:id="list37314319" text:style-name="WW8Num3">
        <text:list-item>
          <text:p text:style-name="P19">Record the accumulated time escape of the whole presentation.</text:p>
        </text:list-item>
        <text:list-item>
          <text:p text:style-name="P19">Hide/unhide the Rehearse Timings button by a certain shortcut key. </text:p>
        </text:list-item>
      </text:list>
      <text:p text:style-name="P10"/>
      <text:h text:style-name="P17" text:outline-level="3"/>
      <text:p text:style-name="P7">This function provides a shortcut key to increase/reduce Font Size of the selected character objects. </text:p>
      <text:p text:style-name="Text_20_Body_20_Single"/>
      <text:h text:style-name="P16" text:outline-level="3"/>
      <text:p text:style-name="P7">This feature is for SD <text:s/>provide user a convenience way to begin slide show from current page. </text:p>
      <text:p text:style-name="Text_20_Body_20_Single"/>
      <text:h text:style-name="P21" text:outline-level="2"><text:span text:style-name="T9"></text:span><text:span text:style-name="T1"> Function of <text:s/>Add, Delete and Modify the Header&amp;Footer Properties .</text:span></text:h>
      <text:p text:style-name="P11"><text:span text:style-name="T8"></text:span><text:span text:style-name="T2"> Header&amp;Footer Dialog's Mode</text:span>.</text:p>
      <text:p text:style-name="P11"><text:span text:style-name="T8"></text:span><text:span text:style-name="T2"> The communication between Header&amp;Footer Properties with Document objects in OpenStorm</text:span><text:span text:style-name="T12">. </text:span></text:p>
      <text:p text:style-name="P12"><text:span text:style-name="T8"></text:span> The connection between Header&amp;Footer areas and Header&amp;Footer dialog.</text:p>
      <text:p text:style-name="Text_20_Body_20_Single"><text:span text:style-name="T8"></text:span><text:span text:style-name="T12"> Function of Undo/Redo. </text:span></text:p>
      <text:p text:style-name="P3"/>
      <text:h text:style-name="P15" text:outline-level="3"/>
      <text:p text:style-name="Text_20_Body_20_Single"><text:span text:style-name="T8"></text:span> Rehearse Timings dialog's Mode.</text:p>
      <text:p text:style-name="P13"><text:span text:style-name="T8"></text:span> The communication between Rehearse Timings dialog with Presentation Documents in OpenStorm.<text:span text:style-name="T3">Character Statistics is an improvement of the existing document statistics function, with which user can calculate the number of CJK (Chinese Japanese and Korean), Western and other words in a document separately. Another improved function is user can calculate the number of characters</text:span><text:span text:style-name="T4"> <text:s/></text:span><text:span text:style-name="T3"><text:s/>excluding separators such as space, tab as well. At the same time it keeps the features of the original tool such as table statistics, graphic statistics, and so on.</text:span></text:p>
      <text:p text:style-name="P1"/>
      <text:p text:style-name="Text_20_Body_20_Single">The official version of this document can be found in the OpenStorm Document Library Notes Database under the file name <text:span text:style-name="T11">SD(1).sxw. </text:span>Authorized users may access this database and view or print this document from there. </text:p>
      <text:p text:style-name="P2"/>
      <text:p text:style-name="Text_20_Body_20_Single">Users of this document are responsible for using the official version, and for continuously verifying that any copies of the document in whole or in part, are the official version. <text:s/>If this document is not a copy of the official version, it is obsolete.</text:p>
      <text:p text:style-name="P2"/>
      <text:p text:style-name="P6">For minor changes or updates, the author(s) can modify the contents of the Approved Version of this document without the need of re-approval by the designated approver(s). In other words, the author can approve his/her document by directly updating the Approver List and History and Summary Changes sections.</text:p>
      <text:p text:style-name="P6"/>
      <text:p text:style-name="Text_20_Body_20_Single"><text:span text:style-name="T1">This test plan will focus on FVT (Functional Verification Test) and NL-FVT (National Language - Functional Verification Test) of the feature </text:span><text:span text:style-name="T6">Header and Footer , Rehearse Timings, </text:span><text:span text:style-name="T5">Increase/Reduce Font Size and Toggle slide show mode </text:span><text:span text:style-name="T10">. <text:s/></text:span><text:span text:style-name="T1">All test cases cover the </text:span><text:span text:style-name="T6">Header and Footer</text:span><text:span text:style-name="T1"> , </text:span><text:span text:style-name="T6">Rehearse Timings, </text:span><text:span text:style-name="T5">Increase/Reduce Font Size and Toggle slide show mode </text:span><text:span text:style-name="T6"><text:s/></text:span><text:span text:style-name="T1"><text:s/>will be included in this plan. When performing FVT and NL-FVT test, this document should be the exclusive official version. </text:span></text:p>
      <text:h text:style-name="P21" text:outline-level="2"/>
      <text:p text:style-name="P8"/>
      <text:p text:style-name="Text_20_Body_20_Single"><text:span text:style-name="T12">Firstly, </text:span><text:span text:style-name="T13">Header&amp;Footer</text:span><text:span text:style-name="T12"> <text:s/>feature will provide a way for users to customize the masters of slide, handout and notes, and then provide a way to add, delete and modify Header&amp;Footer properties of OpenStorm Presentation Documents. Thus the information of OpenStorm Presentation Documents can be enriched greatly. </text:span></text:p>
      <text:p text:style-name="Text_20_Body_20_Single"><text:span text:style-name="T7">Headers and Footer</text:span><text:span text:style-name="T6">s</text:span><text:span text:style-name="T1"> are typically used in printed documents. You can create headers and footers that include text or graphics, There are </text:span><text:span text:style-name="T2">four </text:span><text:span text:style-name="T2">areas--Date area, Footer area, Number area and Header area, which are belong to Header and Footer in the broad sense. </text:span><text:span text:style-name="T1">A header is printed in the top margin. A footer is printed in the bottom margin. </text:span><text:span text:style-name="T2">At <text:s/>the end, the value of the four areas can be customized as needed. </text:span></text:p>
      <text:p text:style-name="P4"/>
      <text:h text:style-name="P15" text:outline-level="3"/>
      <text:p text:style-name="P7">The current functions of Rehearse Timings provided by OpenOffice.org 1.0.1are:</text:p>
      <text:list xml:id="list37328536" text:style-name="WW8Num1">
        <text:list-item>
          <text:p text:style-name="P18">To set for your slides before you rehearse, or you can set them automatically while you rehearse. If you set them before you rehearse, you'll find it to work in slide. sorter view where you see miniatures of each slide in your presentation. You can set the timing for one or more selected slides. You can also set a different timing for each slide.</text:p>
        </text:list-item>
      </text:list>
      <text:list xml:id="list37301043" text:style-name="WW8Num2">
        <text:list-item>
          <text:p text:style-name="P20">To record the time escape of the current slide when you present. When you move the next slide, the timing will be reset to zero.</text:p>
        </text:list-item>
      </text:list>
      <text:p text:style-name="P9">In Open Storm, we will add/improve the following functions to the Rehearse Timings:</text:p>
      <text:list xml:id="list37300933" text:style-name="WW8Num3">
        <text:list-item>
          <text:p text:style-name="P19">Record the accumulated time escape of the whole presentation.</text:p>
        </text:list-item>
        <text:list-item>
          <text:p text:style-name="P19">Hide/unhide the Rehearse Timings button by a certain shortcut key. </text:p>
        </text:list-item>
      </text:list>
      <text:p text:style-name="P10"/>
      <text:h text:style-name="P17" text:outline-level="3"/>
      <text:p text:style-name="P7">This function provides a shortcut key to increase/reduce Font Size of the selected character objects. </text:p>
      <text:p text:style-name="Text_20_Body_20_Single"/>
      <text:h text:style-name="P16" text:outline-level="3"/>
      <text:p text:style-name="P7">This feature is for SD <text:s/>provide user a convenience way to begin slide show from current page. </text:p>
      <text:p text:style-name="Text_20_Body_20_Single"/>
      <text:h text:style-name="P21" text:outline-level="2"><text:span text:style-name="T9"></text:span><text:span text:style-name="T1"> Function of <text:s/>Add, Delete and Modify the Header&amp;Footer Properties .</text:span></text:h>
      <text:p text:style-name="P11"><text:span text:style-name="T8"></text:span><text:span text:style-name="T2"> Header&amp;Footer Dialog's Mode</text:span>.</text:p>
      <text:p text:style-name="P11"><text:span text:style-name="T8"></text:span><text:span text:style-name="T2"> The communication between Header&amp;Footer Properties with Document objects in OpenStorm</text:span><text:span text:style-name="T12">. </text:span></text:p>
      <text:p text:style-name="P12"><text:span text:style-name="T8"></text:span> The connection between Header&amp;Footer areas and Header&amp;Footer dialog.</text:p>
      <text:p text:style-name="Text_20_Body_20_Single"><text:span text:style-name="T8"></text:span><text:span text:style-name="T12"> Function of Undo/Redo. </text:span></text:p>
      <text:p text:style-name="P3"/>
      <text:h text:style-name="P15" text:outline-level="3"/>
      <text:p text:style-name="Text_20_Body_20_Single"><text:span text:style-name="T8"></text:span> Rehearse Timings dialog's Mode.</text:p>
      <text:p text:style-name="P13"><text:span text:style-name="T8"></text:span> The communication between Rehearse Timings dialog with Presentation Documents in OpenStorm.<text:span text:style-name="T3">Character Statistics is an improvement of the existing document statistics function, with which user can calculate the number of CJK (Chinese Japanese and Korean), Western and other words in a document separately. Another improved function is user can calculate the number of characters</text:span><text:span text:style-name="T4"> <text:s/></text:span><text:span text:style-name="T3"><text:s/>excluding separators such as space, tab as well. At the same time it keeps the features of the original tool such as table statistics, graphic statistics, and so on.</text:span></text:p>
      <text:p text:style-name="P1"/>
      <text:p text:style-name="Text_20_Body_20_Single">The official version of this document can be found in the OpenStorm Document Library Notes Database under the file name <text:span text:style-name="T11">SD(1).sxw. </text:span>Authorized users may access this database and view or print this document from there. </text:p>
      <text:p text:style-name="P2"/>
      <text:p text:style-name="Text_20_Body_20_Single">Users of this document are responsible for using the official version, and for continuously verifying that any copies of the document in whole or in part, are the official version. <text:s/>If this document is not a copy of the official version, it is obsolete.</text:p>
      <text:p text:style-name="P2"/>
      <text:p text:style-name="P6">For minor changes or updates, the author(s) can modify the contents of the Approved Version of this document without the need of re-approval by the designated approver(s). In other words, the author can approve his/her document by directly updating the Approver List and History and Summary Changes sections.</text:p>
      <text:p text:style-name="P6"/>
      <text:p text:style-name="Text_20_Body_20_Single"><text:span text:style-name="T1">This test plan will focus on FVT (Functional Verification Test) and NL-FVT (National Language - Functional Verification Test) of the feature </text:span><text:span text:style-name="T6">Header and Footer , Rehearse Timings, </text:span><text:span text:style-name="T5">Increase/Reduce Font Size and Toggle slide show mode </text:span><text:span text:style-name="T10">. <text:s/></text:span><text:span text:style-name="T1">All test cases cover the </text:span><text:span text:style-name="T6">Header and Footer</text:span><text:span text:style-name="T1"> , </text:span><text:span text:style-name="T6">Rehearse Timings, </text:span><text:span text:style-name="T5">Increase/Reduce Font Size and Toggle slide show mode </text:span><text:span text:style-name="T6"><text:s/></text:span><text:span text:style-name="T1"><text:s/>will be included in this plan. When performing FVT and NL-FVT test, this document should be the exclusive official version. </text:span></text:p>
      <text:h text:style-name="P21" text:outline-level="2"/>
      <text:p text:style-name="P8"/>
      <text:p text:style-name="Text_20_Body_20_Single"><text:span text:style-name="T12">Firstly, </text:span><text:span text:style-name="T13">Header&amp;Footer</text:span><text:span text:style-name="T12"> <text:s/>feature will provide a way for users to customize the masters of slide, handout and notes, and then provide a way to add, delete and modify Header&amp;Footer properties of OpenStorm Presentation Documents. Thus the information of OpenStorm Presentation Documents can be enriched greatly. </text:span></text:p>
      <text:p text:style-name="Text_20_Body_20_Single"><text:span text:style-name="T7">Headers and Footer</text:span><text:span text:style-name="T6">s</text:span><text:span text:style-name="T1"> are typically used in printed documents. You can create headers and footers that include text or graphics, There are </text:span><text:span text:style-name="T2">four </text:span><text:span text:style-name="T2">areas--Date area, Footer area, Number area and Header area, which are belong to Header and Footer in the broad sense. </text:span><text:span text:style-name="T1">A header is printed in the top margin. A footer is printed in the bottom margin. </text:span><text:span text:style-name="T2">At <text:s/>the end, the value of the four areas can be customized as needed. </text:span></text:p>
      <text:p text:style-name="P4"/>
      <text:h text:style-name="P15" text:outline-level="3"/>
      <text:p text:style-name="P7">The current functions of Rehearse Timings provided by OpenOffice.org 1.0.1are:</text:p>
      <text:list xml:id="list37316374" text:style-name="WW8Num1">
        <text:list-item>
          <text:p text:style-name="P18">To set for your slides before you rehearse, or you can set them automatically while you rehearse. If you set them before you rehearse, you'll find it to work in slide. sorter view where you see miniatures of each slide in your presentation. You can set the timing for one or more selected slides. You can also set a different timing for each slide.</text:p>
        </text:list-item>
      </text:list>
      <text:list xml:id="list37316479" text:style-name="WW8Num2">
        <text:list-item>
          <text:p text:style-name="P20">To record the time escape of the current slide when you present. When you move the next slide, the timing will be reset to zero.</text:p>
        </text:list-item>
      </text:list>
      <text:p text:style-name="P9">In Open Storm, we will add/improve the following functions to the Rehearse Timings:</text:p>
      <text:list xml:id="list37311203" text:style-name="WW8Num3">
        <text:list-item>
          <text:p text:style-name="P19">Record the accumulated time escape of the whole presentation.</text:p>
        </text:list-item>
        <text:list-item>
          <text:p text:style-name="P19">Hide/unhide the Rehearse Timings button by a certain shortcut key. </text:p>
        </text:list-item>
      </text:list>
      <text:p text:style-name="P10"/>
      <text:h text:style-name="P17" text:outline-level="3"/>
      <text:p text:style-name="P7">This function provides a shortcut key to increase/reduce Font Size of the selected character objects. </text:p>
      <text:p text:style-name="Text_20_Body_20_Single"/>
      <text:h text:style-name="P16" text:outline-level="3"/>
      <text:p text:style-name="P7">This feature is for SD <text:s/>provide user a convenience way to begin slide show from current page. </text:p>
      <text:p text:style-name="Text_20_Body_20_Single"/>
      <text:h text:style-name="P21" text:outline-level="2"><text:span text:style-name="T9"></text:span><text:span text:style-name="T1"> Function of <text:s/>Add, Delete and Modify the Header&amp;Footer Properties .</text:span></text:h>
      <text:p text:style-name="P11"><text:span text:style-name="T8"></text:span><text:span text:style-name="T2"> Header&amp;Footer Dialog's Mode</text:span>.</text:p>
      <text:p text:style-name="P11"><text:span text:style-name="T8"></text:span><text:span text:style-name="T2"> The communication between Header&amp;Footer Properties with Document objects in OpenStorm</text:span><text:span text:style-name="T12">. </text:span></text:p>
      <text:p text:style-name="P12"><text:span text:style-name="T8"></text:span> The connection between Header&amp;Footer areas and Header&amp;Footer dialog.</text:p>
      <text:p text:style-name="Text_20_Body_20_Single"><text:span text:style-name="T8"></text:span><text:span text:style-name="T12"> Function of Undo/Redo. </text:span></text:p>
      <text:p text:style-name="P3"/>
      <text:h text:style-name="P15" text:outline-level="3"/>
      <text:p text:style-name="Text_20_Body_20_Single"><text:span text:style-name="T8"></text:span> Rehearse Timings dialog's Mode.</text:p>
      <text:p text:style-name="P13"><text:span text:style-name="T8"></text:span> The communication between Rehearse Timings dialog with Presentation Documents in OpenStorm.<text:span text:style-name="T3">Character Statistics is an improvement of the existing document statistics function, with which user can calculate the number of CJK (Chinese Japanese and Korean), Western and other words in a document separately. Another improved function is user can calculate the number of characters</text:span><text:span text:style-name="T4"> <text:s/></text:span><text:span text:style-name="T3"><text:s/>excluding separators such as space, tab as well. At the same time it keeps the features of the original tool such as table statistics, graphic statistics, and so on.</text:span></text:p>
      <text:p text:style-name="P1"/>
      <text:p text:style-name="Text_20_Body_20_Single">The official version of this document can be found in the OpenStorm Document Library Notes Database under the file name <text:span text:style-name="T11">SD(1).sxw. </text:span>Authorized users may access this database and view or print this document from there. </text:p>
      <text:p text:style-name="P2"/>
      <text:p text:style-name="Text_20_Body_20_Single">Users of this document are responsible for using the official version, and for continuously verifying that any copies of the document in whole or in part, are the official version. <text:s/>If this document is not a copy of the official version, it is obsolete.</text:p>
      <text:p text:style-name="P2"/>
      <text:p text:style-name="P6">For minor changes or updates, the author(s) can modify the contents of the Approved Version of this document without the need of re-approval by the designated approver(s). In other words, the author can approve his/her document by directly updating the Approver List and History and Summary Changes sections.</text:p>
      <text:p text:style-name="P6"/>
      <text:p text:style-name="Text_20_Body_20_Single"><text:span text:style-name="T1">This test plan will focus on FVT (Functional Verification Test) and NL-FVT (National Language - Functional Verification Test) of the feature </text:span><text:span text:style-name="T6">Header and Footer , Rehearse Timings, </text:span><text:span text:style-name="T5">Increase/Reduce Font Size and Toggle slide show mode </text:span><text:span text:style-name="T10">. <text:s/></text:span><text:span text:style-name="T1">All test cases cover the </text:span><text:span text:style-name="T6">Header and Footer</text:span><text:span text:style-name="T1"> , </text:span><text:span text:style-name="T6">Rehearse Timings, </text:span><text:span text:style-name="T5">Increase/Reduce Font Size and Toggle slide show mode </text:span><text:span text:style-name="T6"><text:s/></text:span><text:span text:style-name="T1"><text:s/>will be included in this plan. When performing FVT and NL-FVT test, this document should be the exclusive official version. </text:span></text:p>
      <text:h text:style-name="P21" text:outline-level="2"/>
      <text:p text:style-name="P8"/>
      <text:p text:style-name="Text_20_Body_20_Single"><text:span text:style-name="T12">Firstly, </text:span><text:span text:style-name="T13">Header&amp;Footer</text:span><text:span text:style-name="T12"> <text:s/>feature will provide a way for users to customize the masters of slide, handout and notes, and then provide a way to add, delete and modify Header&amp;Footer properties of OpenStorm Presentation Documents. Thus the information of OpenStorm Presentation Documents can be enriched greatly. </text:span></text:p>
      <text:p text:style-name="Text_20_Body_20_Single"><text:span text:style-name="T7">Headers and Footer</text:span><text:span text:style-name="T6">s</text:span><text:span text:style-name="T1"> are typically used in printed documents. You can create headers and footers that include text or graphics, There are </text:span><text:span text:style-name="T2">four </text:span><text:span text:style-name="T2">areas--Date area, Footer area, Number area and Header area, which are belong to Header and Footer in the broad sense. </text:span><text:span text:style-name="T1">A header is printed in the top margin. A footer is printed in the bottom margin. </text:span><text:span text:style-name="T2">At <text:s/>the end, the value of the four areas can be customized as needed. </text:span></text:p>
      <text:p text:style-name="P4"/>
      <text:h text:style-name="P15" text:outline-level="3"/>
      <text:p text:style-name="P7">The current functions of Rehearse Timings provided by OpenOffice.org 1.0.1are:</text:p>
      <text:list xml:id="list37315793" text:style-name="WW8Num1">
        <text:list-item>
          <text:p text:style-name="P18">To set for your slides before you rehearse, or you can set them automatically while you rehearse. If you set them before you rehearse, you'll find it to work in slide. sorter view where you see miniatures of each slide in your presentation. You can set the timing for one or more selected slides. You can also set a different timing for each slide.</text:p>
        </text:list-item>
      </text:list>
      <text:list xml:id="list37332216" text:style-name="WW8Num2">
        <text:list-item>
          <text:p text:style-name="P20">To record the time escape of the current slide when you present. When you move the next slide, the timing will be reset to zero.</text:p>
        </text:list-item>
      </text:list>
      <text:p text:style-name="P9">In Open Storm, we will add/improve the following functions to the Rehearse Timings:</text:p>
      <text:list xml:id="list37317678" text:style-name="WW8Num3">
        <text:list-item>
          <text:p text:style-name="P19">Record the accumulated time escape of the whole presentation.</text:p>
        </text:list-item>
        <text:list-item>
          <text:p text:style-name="P19">Hide/unhide the Rehearse Timings button by a certain shortcut key. </text:p>
        </text:list-item>
      </text:list>
      <text:p text:style-name="P10"/>
      <text:h text:style-name="P17" text:outline-level="3"/>
      <text:p text:style-name="P7">This function provides a shortcut key to increase/reduce Font Size of the selected character objects. </text:p>
      <text:p text:style-name="Text_20_Body_20_Single"/>
      <text:h text:style-name="P16" text:outline-level="3"/>
      <text:p text:style-name="P7">This feature is for SD <text:s/>provide user a convenience way to begin slide show from current page. </text:p>
      <text:p text:style-name="Text_20_Body_20_Single"/>
      <text:h text:style-name="P21" text:outline-level="2"><text:span text:style-name="T9"></text:span><text:span text:style-name="T1"> Function of <text:s/>Add, Delete and Modify the Header&amp;Footer Properties .</text:span></text:h>
      <text:p text:style-name="P11"><text:span text:style-name="T8"></text:span><text:span text:style-name="T2"> Header&amp;Footer Dialog's Mode</text:span>.</text:p>
      <text:p text:style-name="P11"><text:span text:style-name="T8"></text:span><text:span text:style-name="T2"> The communication between Header&amp;Footer Properties with Document objects in OpenStorm</text:span><text:span text:style-name="T12">. </text:span></text:p>
      <text:p text:style-name="P12"><text:span text:style-name="T8"></text:span> The connection between Header&amp;Footer areas and Header&amp;Footer dialog.</text:p>
      <text:p text:style-name="Text_20_Body_20_Single"><text:span text:style-name="T8"></text:span><text:span text:style-name="T12"> Function of Undo/Redo. </text:span></text:p>
      <text:p text:style-name="P3"/>
      <text:h text:style-name="P15" text:outline-level="3"/>
      <text:p text:style-name="Text_20_Body_20_Single"><text:span text:style-name="T8"></text:span> Rehearse Timings dialog's Mode.</text:p>
      <text:p text:style-name="P13"><text:span text:style-name="T8"></text:span> The communication between Rehearse Timings dialog with Presentation Documents in OpenStorm.<text:span text:style-name="T3">Character Statistics is an improvement of the existing document statistics function, with which user can calculate the number of CJK (Chinese Japanese and Korean), Western and other words in a document separately. Another improved function is user can calculate the number of characters</text:span><text:span text:style-name="T4"> <text:s/></text:span><text:span text:style-name="T3"><text:s/>excluding separators such as space, tab as well. At the same time it keeps the features of the original tool such as table statistics, graphic statistics, and so on.</text:span></text:p>
      <text:p text:style-name="P1"/>
      <text:p text:style-name="Text_20_Body_20_Single">The official version of this document can be found in the OpenStorm Document Library Notes Database under the file name <text:span text:style-name="T11">SD(1).sxw. </text:span>Authorized users may access this database and view or print this document from there. </text:p>
      <text:p text:style-name="P2"/>
      <text:p text:style-name="Text_20_Body_20_Single">Users of this document are responsible for using the official version, and for continuously verifying that any copies of the document in whole or in part, are the official version. <text:s/>If this document is not a copy of the official version, it is obsolete.</text:p>
      <text:p text:style-name="P2"/>
      <text:p text:style-name="P6">For minor changes or updates, the author(s) can modify the contents of the Approved Version of this document without the need of re-approval by the designated approver(s). In other words, the author can approve his/her document by directly updating the Approver List and History and Summary Changes sections.</text:p>
      <text:p text:style-name="P6"/>
      <text:p text:style-name="Text_20_Body_20_Single"><text:span text:style-name="T1">This test plan will focus on FVT (Functional Verification Test) and NL-FVT (National Language - Functional Verification Test) of the feature </text:span><text:span text:style-name="T6">Header and Footer , Rehearse Timings, </text:span><text:span text:style-name="T5">Increase/Reduce Font Size and Toggle slide show mode </text:span><text:span text:style-name="T10">. <text:s/></text:span><text:span text:style-name="T1">All test cases cover the </text:span><text:span text:style-name="T6">Header and Footer</text:span><text:span text:style-name="T1"> , </text:span><text:span text:style-name="T6">Rehearse Timings, </text:span><text:span text:style-name="T5">Increase/Reduce Font Size and Toggle slide show mode </text:span><text:span text:style-name="T6"><text:s/></text:span><text:span text:style-name="T1"><text:s/>will be included in this plan. When performing FVT and NL-FVT test, this document should be the exclusive official version. </text:span></text:p>
      <text:h text:style-name="P21" text:outline-level="2"/>
      <text:p text:style-name="P8"/>
      <text:p text:style-name="Text_20_Body_20_Single"><text:span text:style-name="T12">Firstly, </text:span><text:span text:style-name="T13">Header&amp;Footer</text:span><text:span text:style-name="T12"> <text:s/>feature will provide a way for users to customize the masters of slide, handout and notes, and then provide a way to add, delete and modify Header&amp;Footer properties of OpenStorm Presentation Documents. Thus the information of OpenStorm Presentation Documents can be enriched greatly. </text:span></text:p>
      <text:p text:style-name="Text_20_Body_20_Single"><text:span text:style-name="T7">Headers and Footer</text:span><text:span text:style-name="T6">s</text:span><text:span text:style-name="T1"> are typically used in printed documents. You can create headers and footers that include text or graphics, There are </text:span><text:span text:style-name="T2">four </text:span><text:span text:style-name="T2">areas--Date area, Footer area, Number area and Header area, which are belong to Header and Footer in the broad sense. </text:span><text:span text:style-name="T1">A header is printed in the top margin. A footer is printed in the bottom margin. </text:span><text:span text:style-name="T2">At <text:s/>the end, the value of the four areas can be customized as needed. </text:span></text:p>
      <text:p text:style-name="P4"/>
      <text:h text:style-name="P15" text:outline-level="3"/>
      <text:p text:style-name="P7">The current functions of Rehearse Timings provided by OpenOffice.org 1.0.1are:</text:p>
      <text:list xml:id="list37323576" text:style-name="WW8Num1">
        <text:list-item>
          <text:p text:style-name="P18">To set for your slides before you rehearse, or you can set them automatically while you rehearse. If you set them before you rehearse, you'll find it to work in slide. sorter view where you see miniatures of each slide in your presentation. You can set the timing for one or more selected slides. You can also set a different timing for each slide.</text:p>
        </text:list-item>
      </text:list>
      <text:list xml:id="list37301528" text:style-name="WW8Num2">
        <text:list-item>
          <text:p text:style-name="P20">To record the time escape of the current slide when you present. When you move the next slide, the timing will be reset to zero.</text:p>
        </text:list-item>
      </text:list>
      <text:p text:style-name="P9">In Open Storm, we will add/improve the following functions to the Rehearse Timings:</text:p>
      <text:list xml:id="list37323715" text:style-name="WW8Num3">
        <text:list-item>
          <text:p text:style-name="P19">Record the accumulated time escape of the whole presentation.</text:p>
        </text:list-item>
        <text:list-item>
          <text:p text:style-name="P19">Hide/unhide the Rehearse Timings button by a certain shortcut key. </text:p>
        </text:list-item>
      </text:list>
      <text:p text:style-name="P10"/>
      <text:h text:style-name="P17" text:outline-level="3"/>
      <text:p text:style-name="P7">This function provides a shortcut key to increase/reduce Font Size of the selected character objects. </text:p>
      <text:p text:style-name="Text_20_Body_20_Single"/>
      <text:h text:style-name="P16" text:outline-level="3"/>
      <text:p text:style-name="P7">This feature is for SD <text:s/>provide user a convenience way to begin slide show from current page. </text:p>
      <text:p text:style-name="Text_20_Body_20_Single"/>
      <text:h text:style-name="P21" text:outline-level="2"><text:span text:style-name="T9"></text:span><text:span text:style-name="T1"> Function of <text:s/>Add, Delete and Modify the Header&amp;Footer Properties .</text:span></text:h>
      <text:p text:style-name="P11"><text:span text:style-name="T8"></text:span><text:span text:style-name="T2"> Header&amp;Footer Dialog's Mode</text:span>.</text:p>
      <text:p text:style-name="P11"><text:span text:style-name="T8"></text:span><text:span text:style-name="T2"> The communication between Header&amp;Footer Properties with Document objects in OpenStorm</text:span><text:span text:style-name="T12">. </text:span></text:p>
      <text:p text:style-name="P12"><text:span text:style-name="T8"></text:span> The connection between Header&amp;Footer areas and Header&amp;Footer dialog.</text:p>
      <text:p text:style-name="Text_20_Body_20_Single"><text:span text:style-name="T8"></text:span><text:span text:style-name="T12"> Function of Undo/Redo. </text:span></text:p>
      <text:p text:style-name="P3"/>
      <text:h text:style-name="P15" text:outline-level="3"/>
      <text:p text:style-name="Text_20_Body_20_Single"><text:span text:style-name="T8"></text:span> Rehearse Timings dialog's Mode.</text:p>
      <text:p text:style-name="P13"><text:span text:style-name="T8"></text:span> The communication between Rehearse Timings dialog with Presentation Documents in OpenStorm.<text:span text:style-name="T3">Character Statistics is an improvement of the existing document statistics function, with which user can calculate the number of CJK (Chinese Japanese and Korean), Western and other words in a document separately. Another improved function is user can calculate the number of characters</text:span><text:span text:style-name="T4"> <text:s/></text:span><text:span text:style-name="T3"><text:s/>excluding separators such as space, tab as well. At the same time it keeps the features of the original tool such as table statistics, graphic statistics, and so on.</text:span></text:p>
      <text:p text:style-name="P1"/>
      <text:p text:style-name="Text_20_Body_20_Single">The official version of this document can be found in the OpenStorm Document Library Notes Database under the file name <text:span text:style-name="T11">SD(1).sxw. </text:span>Authorized users may access this database and view or print this document from there. </text:p>
      <text:p text:style-name="P2"/>
      <text:p text:style-name="Text_20_Body_20_Single">Users of this document are responsible for using the official version, and for continuously verifying that any copies of the document in whole or in part, are the official version. <text:s/>If this document is not a copy of the official version, it is obsolete.</text:p>
      <text:p text:style-name="P2"/>
      <text:p text:style-name="P6">For minor changes or updates, the author(s) can modify the contents of the Approved Version of this document without the need of re-approval by the designated approver(s). In other words, the author can approve his/her document by directly updating the Approver List and History and Summary Changes sections.</text:p>
      <text:p text:style-name="P6"/>
      <text:p text:style-name="Text_20_Body_20_Single"><text:span text:style-name="T1">This test plan will focus on FVT (Functional Verification Test) and NL-FVT (National Language - Functional Verification Test) of the feature </text:span><text:span text:style-name="T6">Header and Footer , Rehearse Timings, </text:span><text:span text:style-name="T5">Increase/Reduce Font Size and Toggle slide show mode </text:span><text:span text:style-name="T10">. <text:s/></text:span><text:span text:style-name="T1">All test cases cover the </text:span><text:span text:style-name="T6">Header and Footer</text:span><text:span text:style-name="T1"> , </text:span><text:span text:style-name="T6">Rehearse Timings, </text:span><text:span text:style-name="T5">Increase/Reduce Font Size and Toggle slide show mode </text:span><text:span text:style-name="T6"><text:s/></text:span><text:span text:style-name="T1"><text:s/>will be included in this plan. When performing FVT and NL-FVT test, this document should be the exclusive official version. </text:span></text:p>
      <text:h text:style-name="P21" text:outline-level="2"/>
      <text:p text:style-name="P8"/>
      <text:p text:style-name="Text_20_Body_20_Single"><text:span text:style-name="T12">Firstly, </text:span><text:span text:style-name="T13">Header&amp;Footer</text:span><text:span text:style-name="T12"> <text:s/>feature will provide a way for users to customize the masters of slide, handout and notes, and then provide a way to add, delete and modify Header&amp;Footer properties of OpenStorm Presentation Documents. Thus the information of OpenStorm Presentation Documents can be enriched greatly. </text:span></text:p>
      <text:p text:style-name="Text_20_Body_20_Single"><text:span text:style-name="T7">Headers and Footer</text:span><text:span text:style-name="T6">s</text:span><text:span text:style-name="T1"> are typically used in printed documents. You can create headers and footers that include text or graphics, There are </text:span><text:span text:style-name="T2">four </text:span><text:span text:style-name="T2">areas--Date area, Footer area, Number area and Header area, which are belong to Header and Footer in the broad sense. </text:span><text:span text:style-name="T1">A header is printed in the top margin. A footer is printed in the bottom margin. </text:span><text:span text:style-name="T2">At <text:s/>the end, the value of the four areas can be customized as needed. </text:span></text:p>
      <text:p text:style-name="P4"/>
      <text:h text:style-name="P15" text:outline-level="3"/>
      <text:p text:style-name="P7">The current functions of Rehearse Timings provided by OpenOffice.org 1.0.1are:</text:p>
      <text:list xml:id="list37314383" text:style-name="WW8Num1">
        <text:list-item>
          <text:p text:style-name="P18">To set for your slides before you rehearse, or you can set them automatically while you rehearse. If you set them before you rehearse, you'll find it to work in slide. sorter view where you see miniatures of each slide in your presentation. You can set the timing for one or more selected slides. You can also set a different timing for each slide.</text:p>
        </text:list-item>
      </text:list>
      <text:list xml:id="list37312701" text:style-name="WW8Num2">
        <text:list-item>
          <text:p text:style-name="P20">To record the time escape of the current slide when you present. When you move the next slide, the timing will be reset to zero.</text:p>
        </text:list-item>
      </text:list>
      <text:p text:style-name="P9">In Open Storm, we will add/improve the following functions to the Rehearse Timings:</text:p>
      <text:list xml:id="list37324852" text:style-name="WW8Num3">
        <text:list-item>
          <text:p text:style-name="P19">Record the accumulated time escape of the whole presentation.</text:p>
        </text:list-item>
        <text:list-item>
          <text:p text:style-name="P19">Hide/unhide the Rehearse Timings button by a certain shortcut key. </text:p>
        </text:list-item>
      </text:list>
      <text:p text:style-name="P10"/>
      <text:h text:style-name="P17" text:outline-level="3"/>
      <text:p text:style-name="P7">This function provides a shortcut key to increase/reduce Font Size of the selected character objects. </text:p>
      <text:p text:style-name="Text_20_Body_20_Single"/>
      <text:h text:style-name="P16" text:outline-level="3"/>
      <text:p text:style-name="P7">This feature is for SD <text:s/>provide user a convenience way to begin slide show from current page. </text:p>
      <text:p text:style-name="Text_20_Body_20_Single"/>
      <text:h text:style-name="P21" text:outline-level="2"><text:span text:style-name="T9"></text:span><text:span text:style-name="T1"> Function of <text:s/>Add, Delete and Modify the Header&amp;Footer Properties .</text:span></text:h>
      <text:p text:style-name="P11"><text:span text:style-name="T8"></text:span><text:span text:style-name="T2"> Header&amp;Footer Dialog's Mode</text:span>.</text:p>
      <text:p text:style-name="P11"><text:span text:style-name="T8"></text:span><text:span text:style-name="T2"> The communication between Header&amp;Footer Properties with Document objects in OpenStorm</text:span><text:span text:style-name="T12">. </text:span></text:p>
      <text:p text:style-name="P12"><text:span text:style-name="T8"></text:span> The connection between Header&amp;Footer areas and Header&amp;Footer dialog.</text:p>
      <text:p text:style-name="Text_20_Body_20_Single"><text:span text:style-name="T8"></text:span><text:span text:style-name="T12"> Function of Undo/Redo. </text:span></text:p>
      <text:p text:style-name="P3"/>
      <text:h text:style-name="P15" text:outline-level="3"/>
      <text:p text:style-name="Text_20_Body_20_Single"><text:span text:style-name="T8"></text:span> Rehearse Timings dialog's Mode.</text:p>
      <text:p text:style-name="P13"><text:span text:style-name="T8"></text:span> The communication between Rehearse Timings dialog with Presentation Documents in OpenStorm.<text:span text:style-name="T3">Character Statistics is an improvement of the existing document statistics function, with which user can calculate the number of CJK (Chinese Japanese and Korean), Western and other words in a document separately. Another improved function is user can calculate the number of characters</text:span><text:span text:style-name="T4"> <text:s/></text:span><text:span text:style-name="T3"><text:s/>excluding separators such as space, tab as well. At the same time it keeps the features of the original tool such as table statistics, graphic statistics, and so on.</text:span></text:p>
      <text:p text:style-name="P1"/>
      <text:p text:style-name="Text_20_Body_20_Single">The official version of this document can be found in the OpenStorm Document Library Notes Database under the file name <text:span text:style-name="T11">SD(1).sxw. </text:span>Authorized users may access this database and view or print this document from there. </text:p>
      <text:p text:style-name="P2"/>
      <text:p text:style-name="Text_20_Body_20_Single">Users of this document are responsible for using the official version, and for continuously verifying that any copies of the document in whole or in part, are the official version. <text:s/>If this document is not a copy of the official version, it is obsolete.</text:p>
      <text:p text:style-name="P2"/>
      <text:p text:style-name="P6">For minor changes or updates, the author(s) can modify the contents of the Approved Version of this document without the need of re-approval by the designated approver(s). In other words, the author can approve his/her document by directly updating the Approver List and History and Summary Changes sections.</text:p>
      <text:p text:style-name="P6"/>
      <text:p text:style-name="Text_20_Body_20_Single"><text:span text:style-name="T1">This test plan will focus on FVT (Functional Verification Test) and NL-FVT (National Language - Functional Verification Test) of the feature </text:span><text:span text:style-name="T6">Header and Footer , Rehearse Timings, </text:span><text:span text:style-name="T5">Increase/Reduce Font Size and Toggle slide show mode </text:span><text:span text:style-name="T10">. <text:s/></text:span><text:span text:style-name="T1">All test cases cover the </text:span><text:span text:style-name="T6">Header and Footer</text:span><text:span text:style-name="T1"> , </text:span><text:span text:style-name="T6">Rehearse Timings, </text:span><text:span text:style-name="T5">Increase/Reduce Font Size and Toggle slide show mode </text:span><text:span text:style-name="T6"><text:s/></text:span><text:span text:style-name="T1"><text:s/>will be included in this plan. When performing FVT and NL-FVT test, this document should be the exclusive official version. </text:span></text:p>
      <text:h text:style-name="P21" text:outline-level="2"/>
      <text:p text:style-name="P8"/>
      <text:p text:style-name="Text_20_Body_20_Single"><text:span text:style-name="T12">Firstly, </text:span><text:span text:style-name="T13">Header&amp;Footer</text:span><text:span text:style-name="T12"> <text:s/>feature will provide a way for users to customize the masters of slide, handout and notes, and then provide a way to add, delete and modify Header&amp;Footer properties of OpenStorm Presentation Documents. Thus the information of OpenStorm Presentation Documents can be enriched greatly. </text:span></text:p>
      <text:p text:style-name="Text_20_Body_20_Single"><text:span text:style-name="T7">Headers and Footer</text:span><text:span text:style-name="T6">s</text:span><text:span text:style-name="T1"> are typically used in printed documents. You can create headers and footers that include text or graphics, There are </text:span><text:span text:style-name="T2">four </text:span><text:span text:style-name="T2">areas--Date area, Footer area, Number area and Header area, which are belong to Header and Footer in the broad sense. </text:span><text:span text:style-name="T1">A header is printed in the top margin. A footer is printed in the bottom margin. </text:span><text:span text:style-name="T2">At <text:s/>the end, the value of the four areas can be customized as needed. </text:span></text:p>
      <text:p text:style-name="P4"/>
      <text:h text:style-name="P15" text:outline-level="3"/>
      <text:p text:style-name="P7">The current functions of Rehearse Timings provided by OpenOffice.org 1.0.1are:</text:p>
      <text:list xml:id="list37332667" text:style-name="WW8Num1">
        <text:list-item>
          <text:p text:style-name="P18">To set for your slides before you rehearse, or you can set them automatically while you rehearse. If you set them before you rehearse, you'll find it to work in slide. sorter view where you see miniatures of each slide in your presentation. You can set the timing for one or more selected slides. You can also set a different timing for each slide.</text:p>
        </text:list-item>
      </text:list>
      <text:list xml:id="list37323744" text:style-name="WW8Num2">
        <text:list-item>
          <text:p text:style-name="P20">To record the time escape of the current slide when you present. When you move the next slide, the timing will be reset to zero.</text:p>
        </text:list-item>
      </text:list>
      <text:p text:style-name="P9">In Open Storm, we will add/improve the following functions to the Rehearse Timings:</text:p>
      <text:list xml:id="list37307396" text:style-name="WW8Num3">
        <text:list-item>
          <text:p text:style-name="P19">Record the accumulated time escape of the whole presentation.</text:p>
        </text:list-item>
        <text:list-item>
          <text:p text:style-name="P19">Hide/unhide the Rehearse Timings button by a certain shortcut key. </text:p>
        </text:list-item>
      </text:list>
      <text:p text:style-name="P10"/>
      <text:h text:style-name="P17" text:outline-level="3"/>
      <text:p text:style-name="P7">This function provides a shortcut key to increase/reduce Font Size of the selected character objects. </text:p>
      <text:p text:style-name="Text_20_Body_20_Single"/>
      <text:h text:style-name="P16" text:outline-level="3"/>
      <text:p text:style-name="P7">This feature is for SD <text:s/>provide user a convenience way to begin slide show from current page. </text:p>
      <text:p text:style-name="Text_20_Body_20_Single"/>
      <text:h text:style-name="P21" text:outline-level="2"><text:span text:style-name="T9"></text:span><text:span text:style-name="T1"> Function of <text:s/>Add, Delete and Modify the Header&amp;Footer Properties .</text:span></text:h>
      <text:p text:style-name="P11"><text:span text:style-name="T8"></text:span><text:span text:style-name="T2"> Header&amp;Footer Dialog's Mode</text:span>.</text:p>
      <text:p text:style-name="P11"><text:span text:style-name="T8"></text:span><text:span text:style-name="T2"> The communication between Header&amp;Footer Properties with Document objects in OpenStorm</text:span><text:span text:style-name="T12">. </text:span></text:p>
      <text:p text:style-name="P12"><text:span text:style-name="T8"></text:span> The connection between Header&amp;Footer areas and Header&amp;Footer dialog.</text:p>
      <text:p text:style-name="Text_20_Body_20_Single"><text:span text:style-name="T8"></text:span><text:span text:style-name="T12"> Function of Undo/Redo. </text:span></text:p>
      <text:p text:style-name="P3"/>
      <text:h text:style-name="P15" text:outline-level="3"/>
      <text:p text:style-name="Text_20_Body_20_Single"><text:span text:style-name="T8"></text:span> Rehearse Timings dialog's Mode.</text:p>
      <text:p text:style-name="P13"><text:span text:style-name="T8"></text:span> The communication between Rehearse Timings dialog with Presentation Documents in OpenStorm.<text:span text:style-name="T3">Character Statistics is an improvement of the existing document statistics function, with which user can calculate the number of CJK (Chinese Japanese and Korean), Western and other words in a document separately. Another improved function is user can calculate the number of characters</text:span><text:span text:style-name="T4"> <text:s/></text:span><text:span text:style-name="T3"><text:s/>excluding separators such as space, tab as well. At the same time it keeps the features of the original tool such as table statistics, graphic statistics, and so on.</text:span></text:p>
      <text:p text:style-name="P1"/>
      <text:p text:style-name="Text_20_Body_20_Single">The official version of this document can be found in the OpenStorm Document Library Notes Database under the file name <text:span text:style-name="T11">SD(1).sxw. </text:span>Authorized users may access this database and view or print this document from there. </text:p>
      <text:p text:style-name="P2"/>
      <text:p text:style-name="Text_20_Body_20_Single">Users of this document are responsible for using the official version, and for continuously verifying that any copies of the document in whole or in part, are the official version. <text:s/>If this document is not a copy of the official version, it is obsolete.</text:p>
      <text:p text:style-name="P2"/>
      <text:p text:style-name="P6">For minor changes or updates, the author(s) can modify the contents of the Approved Version of this document without the need of re-approval by the designated approver(s). In other words, the author can approve his/her document by directly updating the Approver List and History and Summary Changes sections.</text:p>
      <text:p text:style-name="P6"/>
      <text:p text:style-name="Text_20_Body_20_Single"><text:span text:style-name="T1">This test plan will focus on FVT (Functional Verification Test) and NL-FVT (National Language - Functional Verification Test) of the feature </text:span><text:span text:style-name="T6">Header and Footer , Rehearse Timings, </text:span><text:span text:style-name="T5">Increase/Reduce Font Size and Toggle slide show mode </text:span><text:span text:style-name="T10">. <text:s/></text:span><text:span text:style-name="T1">All test cases cover the </text:span><text:span text:style-name="T6">Header and Footer</text:span><text:span text:style-name="T1"> , </text:span><text:span text:style-name="T6">Rehearse Timings, </text:span><text:span text:style-name="T5">Increase/Reduce Font Size and Toggle slide show mode </text:span><text:span text:style-name="T6"><text:s/></text:span><text:span text:style-name="T1"><text:s/>will be included in this plan. When performing FVT and NL-FVT test, this document should be the exclusive official version. </text:span></text:p>
      <text:h text:style-name="P21" text:outline-level="2"/>
      <text:p text:style-name="P8"/>
      <text:p text:style-name="Text_20_Body_20_Single"><text:span text:style-name="T12">Firstly, </text:span><text:span text:style-name="T13">Header&amp;Footer</text:span><text:span text:style-name="T12"> <text:s/>feature will provide a way for users to customize the masters of slide, handout and notes, and then provide a way to add, delete and modify Header&amp;Footer properties of OpenStorm Presentation Documents. Thus the information of OpenStorm Presentation Documents can be enriched greatly. </text:span></text:p>
      <text:p text:style-name="Text_20_Body_20_Single"><text:span text:style-name="T7">Headers and Footer</text:span><text:span text:style-name="T6">s</text:span><text:span text:style-name="T1"> are typically used in printed documents. You can create headers and footers that include text or graphics, There are </text:span><text:span text:style-name="T2">four </text:span><text:span text:style-name="T2">areas--Date area, Footer area, Number area and Header area, which are belong to Header and Footer in the broad sense. </text:span><text:span text:style-name="T1">A header is printed in the top margin. A footer is printed in the bottom margin. </text:span><text:span text:style-name="T2">At <text:s/>the end, the value of the four areas can be customized as needed. </text:span></text:p>
      <text:p text:style-name="P4"/>
      <text:h text:style-name="P15" text:outline-level="3"/>
      <text:p text:style-name="P7">The current functions of Rehearse Timings provided by OpenOffice.org 1.0.1are:</text:p>
      <text:list xml:id="list37304273" text:style-name="WW8Num1">
        <text:list-item>
          <text:p text:style-name="P18">To set for your slides before you rehearse, or you can set them automatically while you rehearse. If you set them before you rehearse, you'll find it to work in slide. sorter view where you see miniatures of each slide in your presentation. You can set the timing for one or more selected slides. You can also set a different timing for each slide.</text:p>
        </text:list-item>
      </text:list>
      <text:list xml:id="list37310192" text:style-name="WW8Num2">
        <text:list-item>
          <text:p text:style-name="P20">To record the time escape of the current slide when you present. When you move the next slide, the timing will be reset to zero.</text:p>
        </text:list-item>
      </text:list>
      <text:p text:style-name="P9">In Open Storm, we will add/improve the following functions to the Rehearse Timings:</text:p>
      <text:list xml:id="list37307518" text:style-name="WW8Num3">
        <text:list-item>
          <text:p text:style-name="P19">Record the accumulated time escape of the whole presentation.</text:p>
        </text:list-item>
        <text:list-item>
          <text:p text:style-name="P19">Hide/unhide the Rehearse Timings button by a certain shortcut key. </text:p>
        </text:list-item>
      </text:list>
      <text:p text:style-name="P10"/>
      <text:h text:style-name="P17" text:outline-level="3"/>
      <text:p text:style-name="P7">This function provides a shortcut key to increase/reduce Font Size of the selected character objects. </text:p>
      <text:p text:style-name="Text_20_Body_20_Single"/>
      <text:h text:style-name="P16" text:outline-level="3"/>
      <text:p text:style-name="P7">This feature is for SD <text:s/>provide user a convenience way to begin slide show from current page. </text:p>
      <text:p text:style-name="Text_20_Body_20_Single"/>
      <text:h text:style-name="P21" text:outline-level="2"><text:span text:style-name="T9"></text:span><text:span text:style-name="T1"> Function of <text:s/>Add, Delete and Modify the Header&amp;Footer Properties .</text:span></text:h>
      <text:p text:style-name="P11"><text:span text:style-name="T8"></text:span><text:span text:style-name="T2"> Header&amp;Footer Dialog's Mode</text:span>.</text:p>
      <text:p text:style-name="P11"><text:span text:style-name="T8"></text:span><text:span text:style-name="T2"> The communication between Header&amp;Footer Properties with Document objects in OpenStorm</text:span><text:span text:style-name="T12">. </text:span></text:p>
      <text:p text:style-name="P12"><text:span text:style-name="T8"></text:span> The connection between Header&amp;Footer areas and Header&amp;Footer dialog.</text:p>
      <text:p text:style-name="Text_20_Body_20_Single"><text:span text:style-name="T8"></text:span><text:span text:style-name="T12"> Function of Undo/Redo. </text:span></text:p>
      <text:p text:style-name="P3"/>
      <text:h text:style-name="P15" text:outline-level="3"/>
      <text:p text:style-name="Text_20_Body_20_Single"><text:span text:style-name="T8"></text:span> Rehearse Timings dialog's Mode.</text:p>
      <text:p text:style-name="P13"><text:span text:style-name="T8"></text:span> The communication between Rehearse Timings dialog with Presentation Documents in OpenStorm.<text:span text:style-name="T3">Character Statistics is an improvement of the existing document statistics function, with which user can calculate the number of CJK (Chinese Japanese and Korean), Western and other words in a document separately. Another improved function is user can calculate the number of characters</text:span><text:span text:style-name="T4"> <text:s/></text:span><text:span text:style-name="T3"><text:s/>excluding separators such as space, tab as well. At the same time it keeps the features of the original tool such as table statistics, graphic statistics, and so on.</text:span></text:p>
      <text:p text:style-name="P1"/>
      <text:p text:style-name="Text_20_Body_20_Single">The official version of this document can be found in the OpenStorm Document Library Notes Database under the file name <text:span text:style-name="T11">SD(1).sxw. </text:span>Authorized users may access this database and view or print this document from there. </text:p>
      <text:p text:style-name="P2"/>
      <text:p text:style-name="Text_20_Body_20_Single">Users of this document are responsible for using the official version, and for continuously verifying that any copies of the document in whole or in part, are the official version. <text:s/>If this document is not a copy of the official version, it is obsolete.</text:p>
      <text:p text:style-name="P2"/>
      <text:p text:style-name="P6">For minor changes or updates, the author(s) can modify the contents of the Approved Version of this document without the need of re-approval by the designated approver(s). In other words, the author can approve his/her document by directly updating the Approver List and History and Summary Changes sections.</text:p>
      <text:p text:style-name="P6"/>
      <text:p text:style-name="Text_20_Body_20_Single"><text:span text:style-name="T1">This test plan will focus on FVT (Functional Verification Test) and NL-FVT (National Language - Functional Verification Test) of the feature </text:span><text:span text:style-name="T6">Header and Footer , Rehearse Timings, </text:span><text:span text:style-name="T5">Increase/Reduce Font Size and Toggle slide show mode </text:span><text:span text:style-name="T10">. <text:s/></text:span><text:span text:style-name="T1">All test cases cover the </text:span><text:span text:style-name="T6">Header and Footer</text:span><text:span text:style-name="T1"> , </text:span><text:span text:style-name="T6">Rehearse Timings, </text:span><text:span text:style-name="T5">Increase/Reduce Font Size and Toggle slide show mode </text:span><text:span text:style-name="T6"><text:s/></text:span><text:span text:style-name="T1"><text:s/>will be included in this plan. When performing FVT and NL-FVT test, this document should be the exclusive official version. </text:span></text:p>
      <text:h text:style-name="P21" text:outline-level="2"/>
      <text:p text:style-name="P8"/>
      <text:p text:style-name="Text_20_Body_20_Single"><text:span text:style-name="T12">Firstly, </text:span><text:span text:style-name="T13">Header&amp;Footer</text:span><text:span text:style-name="T12"> <text:s/>feature will provide a way for users to customize the masters of slide, handout and notes, and then provide a way to add, delete and modify Header&amp;Footer properties of OpenStorm Presentation Documents. Thus the information of OpenStorm Presentation Documents can be enriched greatly. </text:span></text:p>
      <text:p text:style-name="Text_20_Body_20_Single"><text:span text:style-name="T7">Headers and Footer</text:span><text:span text:style-name="T6">s</text:span><text:span text:style-name="T1"> are typically used in printed documents. You can create headers and footers that include text or graphics, There are </text:span><text:span text:style-name="T2">four </text:span><text:span text:style-name="T2">areas--Date area, Footer area, Number area and Header area, which are belong to Header and Footer in the broad sense. </text:span><text:span text:style-name="T1">A header is printed in the top margin. A footer is printed in the bottom margin. </text:span><text:span text:style-name="T2">At <text:s/>the end, the value of the four areas can be customized as needed. </text:span></text:p>
      <text:p text:style-name="P4"/>
      <text:h text:style-name="P15" text:outline-level="3"/>
      <text:p text:style-name="P7">The current functions of Rehearse Timings provided by OpenOffice.org 1.0.1are:</text:p>
      <text:list xml:id="list37305288" text:style-name="WW8Num1">
        <text:list-item>
          <text:p text:style-name="P18">To set for your slides before you rehearse, or you can set them automatically while you rehearse. If you set them before you rehearse, you'll find it to work in slide. sorter view where you see miniatures of each slide in your presentation. You can set the timing for one or more selected slides. You can also set a different timing for each slide.</text:p>
        </text:list-item>
      </text:list>
      <text:list xml:id="list37319692" text:style-name="WW8Num2">
        <text:list-item>
          <text:p text:style-name="P20">To record the time escape of the current slide when you present. When you move the next slide, the timing will be reset to zero.</text:p>
        </text:list-item>
      </text:list>
      <text:p text:style-name="P9">In Open Storm, we will add/improve the following functions to the Rehearse Timings:</text:p>
      <text:list xml:id="list37306134" text:style-name="WW8Num3">
        <text:list-item>
          <text:p text:style-name="P19">Record the accumulated time escape of the whole presentation.</text:p>
        </text:list-item>
        <text:list-item>
          <text:p text:style-name="P19">Hide/unhide the Rehearse Timings button by a certain shortcut key. </text:p>
        </text:list-item>
      </text:list>
      <text:p text:style-name="P10"/>
      <text:h text:style-name="P17" text:outline-level="3"/>
      <text:p text:style-name="P7">This function provides a shortcut key to increase/reduce Font Size of the selected character objects. </text:p>
      <text:p text:style-name="Text_20_Body_20_Single"/>
      <text:h text:style-name="P16" text:outline-level="3"/>
      <text:p text:style-name="P7">This feature is for SD <text:s/>provide user a convenience way to begin slide show from current page. </text:p>
      <text:p text:style-name="Text_20_Body_20_Single"/>
      <text:h text:style-name="P21" text:outline-level="2"><text:span text:style-name="T9"></text:span><text:span text:style-name="T1"> Function of <text:s/>Add, Delete and Modify the Header&amp;Footer Properties .</text:span></text:h>
      <text:p text:style-name="P11"><text:span text:style-name="T8"></text:span><text:span text:style-name="T2"> Header&amp;Footer Dialog's Mode</text:span>.</text:p>
      <text:p text:style-name="P11"><text:span text:style-name="T8"></text:span><text:span text:style-name="T2"> The communication between Header&amp;Footer Properties with Document objects in OpenStorm</text:span><text:span text:style-name="T12">. </text:span></text:p>
      <text:p text:style-name="P12"><text:span text:style-name="T8"></text:span> The connection between Header&amp;Footer areas and Header&amp;Footer dialog.</text:p>
      <text:p text:style-name="Text_20_Body_20_Single"><text:span text:style-name="T8"></text:span><text:span text:style-name="T12"> Function of Undo/Redo. </text:span></text:p>
      <text:p text:style-name="P3"/>
      <text:h text:style-name="P15" text:outline-level="3"/>
      <text:p text:style-name="Text_20_Body_20_Single"><text:span text:style-name="T8"></text:span> Rehearse Timings dialog's Mode.</text:p>
      <text:p text:style-name="P13"><text:span text:style-name="T8"></text:span> The communication between Rehearse Timings dialog with Presentation Documents in OpenStorm.<text:span text:style-name="T3">Character Statistics is an improvement of the existing document statistics function, with which user can calculate the number of CJK (Chinese Japanese and Korean), Western and other words in a document separately. Another improved function is user can calculate the number of characters</text:span><text:span text:style-name="T4"> <text:s/></text:span><text:span text:style-name="T3"><text:s/>excluding separators such as space, tab as well. At the same time it keeps the features of the original tool such as table statistics, graphic statistics, and so on.</text:span></text:p>
      <text:p text:style-name="P1"/>
      <text:p text:style-name="Text_20_Body_20_Single">The official version of this document can be found in the OpenStorm Document Library Notes Database under the file name <text:span text:style-name="T11">SD(1).sxw. </text:span>Authorized users may access this database and view or print this document from there. </text:p>
      <text:p text:style-name="P2"/>
      <text:p text:style-name="Text_20_Body_20_Single">Users of this document are responsible for using the official version, and for continuously verifying that any copies of the document in whole or in part, are the official version. <text:s/>If this document is not a copy of the official version, it is obsolete.</text:p>
      <text:p text:style-name="P2"/>
      <text:p text:style-name="P6">For minor changes or updates, the author(s) can modify the contents of the Approved Version of this document without the need of re-approval by the designated approver(s). In other words, the author can approve his/her document by directly updating the Approver List and History and Summary Changes sections.</text:p>
      <text:p text:style-name="P6"/>
      <text:p text:style-name="Text_20_Body_20_Single"><text:span text:style-name="T1">This test plan will focus on FVT (Functional Verification Test) and NL-FVT (National Language - Functional Verification Test) of the feature </text:span><text:span text:style-name="T6">Header and Footer , Rehearse Timings, </text:span><text:span text:style-name="T5">Increase/Reduce Font Size and Toggle slide show mode </text:span><text:span text:style-name="T10">. <text:s/></text:span><text:span text:style-name="T1">All test cases cover the </text:span><text:span text:style-name="T6">Header and Footer</text:span><text:span text:style-name="T1"> , </text:span><text:span text:style-name="T6">Rehearse Timings, </text:span><text:span text:style-name="T5">Increase/Reduce Font Size and Toggle slide show mode </text:span><text:span text:style-name="T6"><text:s/></text:span><text:span text:style-name="T1"><text:s/>will be included in this plan. When performing FVT and NL-FVT test, this document should be the exclusive official version. </text:span></text:p>
      <text:h text:style-name="P21" text:outline-level="2"/>
      <text:p text:style-name="P8"/>
      <text:p text:style-name="Text_20_Body_20_Single"><text:span text:style-name="T12">Firstly, </text:span><text:span text:style-name="T13">Header&amp;Footer</text:span><text:span text:style-name="T12"> <text:s/>feature will provide a way for users to customize the masters of slide, handout and notes, and then provide a way to add, delete and modify Header&amp;Footer properties of OpenStorm Presentation Documents. Thus the information of OpenStorm Presentation Documents can be enriched greatly. </text:span></text:p>
      <text:p text:style-name="Text_20_Body_20_Single"><text:span text:style-name="T7">Headers and Footer</text:span><text:span text:style-name="T6">s</text:span><text:span text:style-name="T1"> are typically used in printed documents. You can create headers and footers that include text or graphics, There are </text:span><text:span text:style-name="T2">four </text:span><text:span text:style-name="T2">areas--Date area, Footer area, Number area and Header area, which are belong to Header and Footer in the broad sense. </text:span><text:span text:style-name="T1">A header is printed in the top margin. A footer is printed in the bottom margin. </text:span><text:span text:style-name="T2">At <text:s/>the end, the value of the four areas can be customized as needed. </text:span></text:p>
      <text:p text:style-name="P4"/>
      <text:h text:style-name="P15" text:outline-level="3"/>
      <text:p text:style-name="P7">The current functions of Rehearse Timings provided by OpenOffice.org 1.0.1are:</text:p>
      <text:list xml:id="list37312488" text:style-name="WW8Num1">
        <text:list-item>
          <text:p text:style-name="P18">To set for your slides before you rehearse, or you can set them automatically while you rehearse. If you set them before you rehearse, you'll find it to work in slide. sorter view where you see miniatures of each slide in your presentation. You can set the timing for one or more selected slides. You can also set a different timing for each slide.</text:p>
        </text:list-item>
      </text:list>
      <text:list xml:id="list37314403" text:style-name="WW8Num2">
        <text:list-item>
          <text:p text:style-name="P20">To record the time escape of the current slide when you present. When you move the next slide, the timing will be reset to zero.</text:p>
        </text:list-item>
      </text:list>
      <text:p text:style-name="P9">In Open Storm, we will add/improve the following functions to the Rehearse Timings:</text:p>
      <text:list xml:id="list37311519" text:style-name="WW8Num3">
        <text:list-item>
          <text:p text:style-name="P19">Record the accumulated time escape of the whole presentation.</text:p>
        </text:list-item>
        <text:list-item>
          <text:p text:style-name="P19">Hide/unhide the Rehearse Timings button by a certain shortcut key. </text:p>
        </text:list-item>
      </text:list>
      <text:p text:style-name="P10"/>
      <text:h text:style-name="P17" text:outline-level="3"/>
      <text:p text:style-name="P7">This function provides a shortcut key to increase/reduce Font Size of the selected character objects. </text:p>
      <text:p text:style-name="Text_20_Body_20_Single"/>
      <text:h text:style-name="P16" text:outline-level="3"/>
      <text:p text:style-name="P7">This feature is for SD <text:s/>provide user a convenience way to begin slide show from current page. </text:p>
      <text:p text:style-name="Text_20_Body_20_Single"/>
      <text:h text:style-name="P21" text:outline-level="2"><text:span text:style-name="T9"></text:span><text:span text:style-name="T1"> Function of <text:s/>Add, Delete and Modify the Header&amp;Footer Properties .</text:span></text:h>
      <text:p text:style-name="P11"><text:span text:style-name="T8"></text:span><text:span text:style-name="T2"> Header&amp;Footer Dialog's Mode</text:span>.</text:p>
      <text:p text:style-name="P11"><text:span text:style-name="T8"></text:span><text:span text:style-name="T2"> The communication between Header&amp;Footer Properties with Document objects in OpenStorm</text:span><text:span text:style-name="T12">. </text:span></text:p>
      <text:p text:style-name="P12"><text:span text:style-name="T8"></text:span> The connection between Header&amp;Footer areas and Header&amp;Footer dialog.</text:p>
      <text:p text:style-name="Text_20_Body_20_Single"><text:span text:style-name="T8"></text:span><text:span text:style-name="T12"> Function of Undo/Redo. </text:span></text:p>
      <text:p text:style-name="P3"/>
      <text:h text:style-name="P15" text:outline-level="3"/>
      <text:p text:style-name="Text_20_Body_20_Single"><text:span text:style-name="T8"></text:span> Rehearse Timings dialog's Mode.</text:p>
      <text:p text:style-name="P13"><text:span text:style-name="T8"></text:span> The communication between Rehearse Timings dialog with Presentation Documents in OpenStorm.<text:span text:style-name="T3">Character Statistics is an improvement of the existing document statistics function, with which user can calculate the number of CJK (Chinese Japanese and Korean), Western and other words in a document separately. Another improved function is user can calculate the number of characters</text:span><text:span text:style-name="T4"> <text:s/></text:span><text:span text:style-name="T3"><text:s/>excluding separators such as space, tab as well. At the same time it keeps the features of the original tool such as table statistics, graphic statistics, and so on.</text:span></text:p>
      <text:p text:style-name="P1"/>
      <text:p text:style-name="Text_20_Body_20_Single">The official version of this document can be found in the OpenStorm Document Library Notes Database under the file name <text:span text:style-name="T11">SD(1).sxw. </text:span>Authorized users may access this database and view or print this document from there. </text:p>
      <text:p text:style-name="P2"/>
      <text:p text:style-name="Text_20_Body_20_Single">Users of this document are responsible for using the official version, and for continuously verifying that any copies of the document in whole or in part, are the official version. <text:s/>If this document is not a copy of the official version, it is obsolete.</text:p>
      <text:p text:style-name="P2"/>
      <text:p text:style-name="P6">For minor changes or updates, the author(s) can modify the contents of the Approved Version of this document without the need of re-approval by the designated approver(s). In other words, the author can approve his/her document by directly updating the Approver List and History and Summary Changes sections.</text:p>
      <text:p text:style-name="P6"/>
      <text:p text:style-name="Text_20_Body_20_Single"><text:span text:style-name="T1">This test plan will focus on FVT (Functional Verification Test) and NL-FVT (National Language - Functional Verification Test) of the feature </text:span><text:span text:style-name="T6">Header and Footer , Rehearse Timings, </text:span><text:span text:style-name="T5">Increase/Reduce Font Size and Toggle slide show mode </text:span><text:span text:style-name="T10">. <text:s/></text:span><text:span text:style-name="T1">All test cases cover the </text:span><text:span text:style-name="T6">Header and Footer</text:span><text:span text:style-name="T1"> , </text:span><text:span text:style-name="T6">Rehearse Timings, </text:span><text:span text:style-name="T5">Increase/Reduce Font Size and Toggle slide show mode </text:span><text:span text:style-name="T6"><text:s/></text:span><text:span text:style-name="T1"><text:s/>will be included in this plan. When performing FVT and NL-FVT test, this document should be the exclusive official version. </text:span></text:p>
      <text:h text:style-name="P21" text:outline-level="2"/>
      <text:p text:style-name="P8"/>
      <text:p text:style-name="Text_20_Body_20_Single"><text:span text:style-name="T12">Firstly, </text:span><text:span text:style-name="T13">Header&amp;Footer</text:span><text:span text:style-name="T12"> <text:s/>feature will provide a way for users to customize the masters of slide, handout and notes, and then provide a way to add, delete and modify Header&amp;Footer properties of OpenStorm Presentation Documents. Thus the information of OpenStorm Presentation Documents can be enriched greatly. </text:span></text:p>
      <text:p text:style-name="Text_20_Body_20_Single"><text:span text:style-name="T7">Headers and Footer</text:span><text:span text:style-name="T6">s</text:span><text:span text:style-name="T1"> are typically used in printed documents. You can create headers and footers that include text or graphics, There are </text:span><text:span text:style-name="T2">four </text:span><text:span text:style-name="T2">areas--Date area, Footer area, Number area and Header area, which are belong to Header and Footer in the broad sense. </text:span><text:span text:style-name="T1">A header is printed in the top margin. A footer is printed in the bottom margin. </text:span><text:span text:style-name="T2">At <text:s/>the end, the value of the four areas can be customized as needed. </text:span></text:p>
      <text:p text:style-name="P4"/>
      <text:h text:style-name="P15" text:outline-level="3"/>
      <text:p text:style-name="P7">The current functions of Rehearse Timings provided by OpenOffice.org 1.0.1are:</text:p>
      <text:list xml:id="list37327250" text:style-name="WW8Num1">
        <text:list-item>
          <text:p text:style-name="P18">To set for your slides before you rehearse, or you can set them automatically while you rehearse. If you set them before you rehearse, you'll find it to work in slide. sorter view where you see miniatures of each slide in your presentation. You can set the timing for one or more selected slides. You can also set a different timing for each slide.</text:p>
        </text:list-item>
      </text:list>
      <text:list xml:id="list37326521" text:style-name="WW8Num2">
        <text:list-item>
          <text:p text:style-name="P20">To record the time escape of the current slide when you present. When you move the next slide, the timing will be reset to zero.</text:p>
        </text:list-item>
      </text:list>
      <text:p text:style-name="P9">In Open Storm, we will add/improve the following functions to the Rehearse Timings:</text:p>
      <text:list xml:id="list37330313" text:style-name="WW8Num3">
        <text:list-item>
          <text:p text:style-name="P19">Record the accumulated time escape of the whole presentation.</text:p>
        </text:list-item>
        <text:list-item>
          <text:p text:style-name="P19">Hide/unhide the Rehearse Timings button by a certain shortcut key. </text:p>
        </text:list-item>
      </text:list>
      <text:p text:style-name="P10"/>
      <text:h text:style-name="P17" text:outline-level="3"/>
      <text:p text:style-name="P7">This function provides a shortcut key to increase/reduce Font Size of the selected character objects. </text:p>
      <text:p text:style-name="Text_20_Body_20_Single"/>
      <text:h text:style-name="P16" text:outline-level="3"/>
      <text:p text:style-name="P7">This feature is for SD <text:s/>provide user a convenience way to begin slide show from current page. </text:p>
      <text:p text:style-name="Text_20_Body_20_Single"/>
      <text:h text:style-name="P21" text:outline-level="2"><text:span text:style-name="T9"></text:span><text:span text:style-name="T1"> Function of <text:s/>Add, Delete and Modify the Header&amp;Footer Properties .</text:span></text:h>
      <text:p text:style-name="P11"><text:span text:style-name="T8"></text:span><text:span text:style-name="T2"> Header&amp;Footer Dialog's Mode</text:span>.</text:p>
      <text:p text:style-name="P11"><text:span text:style-name="T8"></text:span><text:span text:style-name="T2"> The communication between Header&amp;Footer Properties with Document objects in OpenStorm</text:span><text:span text:style-name="T12">. </text:span></text:p>
      <text:p text:style-name="P12"><text:span text:style-name="T8"></text:span> The connection between Header&amp;Footer areas and Header&amp;Footer dialog.</text:p>
      <text:p text:style-name="Text_20_Body_20_Single"><text:span text:style-name="T8"></text:span><text:span text:style-name="T12"> Function of Undo/Redo. </text:span></text:p>
      <text:p text:style-name="P3"/>
      <text:h text:style-name="P15" text:outline-level="3"/>
      <text:p text:style-name="Text_20_Body_20_Single"><text:span text:style-name="T8"></text:span> Rehearse Timings dialog's Mode.</text:p>
      <text:p text:style-name="P13"><text:span text:style-name="T8"></text:span> The communication between Rehearse Timings dialog with Presentation Documents in OpenStorm.<text:span text:style-name="T3">Character Statistics is an improvement of the existing document statistics function, with which user can calculate the number of CJK (Chinese Japanese and Korean), Western and other words in a document separately. Another improved function is user can calculate the number of characters</text:span><text:span text:style-name="T4"> <text:s/></text:span><text:span text:style-name="T3"><text:s/>excluding separators such as space, tab as well. At the same time it keeps the features of the original tool such as table statistics, graphic statistics, and so on.</text:span></text:p>
      <text:p text:style-name="P1"/>
      <text:p text:style-name="Text_20_Body_20_Single">The official version of this document can be found in the OpenStorm Document Library Notes Database under the file name <text:span text:style-name="T11">SD(1).sxw. </text:span>Authorized users may access this database and view or print this document from there. </text:p>
      <text:p text:style-name="P2"/>
      <text:p text:style-name="Text_20_Body_20_Single">Users of this document are responsible for using the official version, and for continuously verifying that any copies of the document in whole or in part, are the official version. <text:s/>If this document is not a copy of the official version, it is obsolete.</text:p>
      <text:p text:style-name="P2"/>
      <text:p text:style-name="P6">For minor changes or updates, the author(s) can modify the contents of the Approved Version of this document without the need of re-approval by the designated approver(s). In other words, the author can approve his/her document by directly updating the Approver List and History and Summary Changes sections.</text:p>
      <text:p text:style-name="P6"/>
      <text:p text:style-name="Text_20_Body_20_Single"><text:span text:style-name="T1">This test plan will focus on FVT (Functional Verification Test) and NL-FVT (National Language - Functional Verification Test) of the feature </text:span><text:span text:style-name="T6">Header and Footer , Rehearse Timings, </text:span><text:span text:style-name="T5">Increase/Reduce Font Size and Toggle slide show mode </text:span><text:span text:style-name="T10">. <text:s/></text:span><text:span text:style-name="T1">All test cases cover the </text:span><text:span text:style-name="T6">Header and Footer</text:span><text:span text:style-name="T1"> , </text:span><text:span text:style-name="T6">Rehearse Timings, </text:span><text:span text:style-name="T5">Increase/Reduce Font Size and Toggle slide show mode </text:span><text:span text:style-name="T6"><text:s/></text:span><text:span text:style-name="T1"><text:s/>will be included in this plan. When performing FVT and NL-FVT test, this document should be the exclusive official version. </text:span></text:p>
      <text:h text:style-name="P21" text:outline-level="2"/>
      <text:p text:style-name="P8"/>
      <text:p text:style-name="Text_20_Body_20_Single"><text:span text:style-name="T12">Firstly, </text:span><text:span text:style-name="T13">Header&amp;Footer</text:span><text:span text:style-name="T12"> <text:s/>feature will provide a way for users to customize the masters of slide, handout and notes, and then provide a way to add, delete and modify Header&amp;Footer properties of OpenStorm Presentation Documents. Thus the information of OpenStorm Presentation Documents can be enriched greatly. </text:span></text:p>
      <text:p text:style-name="Text_20_Body_20_Single"><text:span text:style-name="T7">Headers and Footer</text:span><text:span text:style-name="T6">s</text:span><text:span text:style-name="T1"> are typically used in printed documents. You can create headers and footers that include text or graphics, There are </text:span><text:span text:style-name="T2">four </text:span><text:span text:style-name="T2">areas--Date area, Footer area, Number area and Header area, which are belong to Header and Footer in the broad sense. </text:span><text:span text:style-name="T1">A header is printed in the top margin. A footer is printed in the bottom margin. </text:span><text:span text:style-name="T2">At <text:s/>the end, the value of the four areas can be customized as needed. </text:span></text:p>
      <text:p text:style-name="P4"/>
      <text:h text:style-name="P15" text:outline-level="3"/>
      <text:p text:style-name="P7">The current functions of Rehearse Timings provided by OpenOffice.org 1.0.1are:</text:p>
      <text:list xml:id="list37300801" text:style-name="WW8Num1">
        <text:list-item>
          <text:p text:style-name="P18">To set for your slides before you rehearse, or you can set them automatically while you rehearse. If you set them before you rehearse, you'll find it to work in slide. sorter view where you see miniatures of each slide in your presentation. You can set the timing for one or more selected slides. You can also set a different timing for each slide.</text:p>
        </text:list-item>
      </text:list>
      <text:list xml:id="list37303505" text:style-name="WW8Num2">
        <text:list-item>
          <text:p text:style-name="P20">To record the time escape of the current slide when you present. When you move the next slide, the timing will be reset to zero.</text:p>
        </text:list-item>
      </text:list>
      <text:p text:style-name="P9">In Open Storm, we will add/improve the following functions to the Rehearse Timings:</text:p>
      <text:list xml:id="list37301879" text:style-name="WW8Num3">
        <text:list-item>
          <text:p text:style-name="P19">Record the accumulated time escape of the whole presentation.</text:p>
        </text:list-item>
        <text:list-item>
          <text:p text:style-name="P19">Hide/unhide the Rehearse Timings button by a certain shortcut key. </text:p>
        </text:list-item>
      </text:list>
      <text:p text:style-name="P10"/>
      <text:h text:style-name="P17" text:outline-level="3"/>
      <text:p text:style-name="P7">This function provides a shortcut key to increase/reduce Font Size of the selected character objects. </text:p>
      <text:p text:style-name="Text_20_Body_20_Single"/>
      <text:h text:style-name="P16" text:outline-level="3"/>
      <text:p text:style-name="P7">This feature is for SD <text:s/>provide user a convenience way to begin slide show from current page. </text:p>
      <text:p text:style-name="Text_20_Body_20_Single"/>
      <text:h text:style-name="P21" text:outline-level="2"><text:span text:style-name="T9"></text:span><text:span text:style-name="T1"> Function of <text:s/>Add, Delete and Modify the Header&amp;Footer Properties .</text:span></text:h>
      <text:p text:style-name="P11"><text:span text:style-name="T8"></text:span><text:span text:style-name="T2"> Header&amp;Footer Dialog's Mode</text:span>.</text:p>
      <text:p text:style-name="P11"><text:span text:style-name="T8"></text:span><text:span text:style-name="T2"> The communication between Header&amp;Footer Properties with Document objects in OpenStorm</text:span><text:span text:style-name="T12">. </text:span></text:p>
      <text:p text:style-name="P12"><text:span text:style-name="T8"></text:span> The connection between Header&amp;Footer areas and Header&amp;Footer dialog.</text:p>
      <text:p text:style-name="Text_20_Body_20_Single"><text:span text:style-name="T8"></text:span><text:span text:style-name="T12"> Function of Undo/Redo. </text:span></text:p>
      <text:p text:style-name="P3"/>
      <text:h text:style-name="P15" text:outline-level="3"/>
      <text:p text:style-name="Text_20_Body_20_Single"><text:span text:style-name="T8"></text:span> Rehearse Timings dialog's Mode.</text:p>
      <text:p text:style-name="P13"><text:span text:style-name="T8"></text:span> The communication between Rehearse Timings dialog with Presentation Documents in OpenStorm.<text:span text:style-name="T3">Character Statistics is an improvement of the existing document statistics function, with which user can calculate the number of CJK (Chinese Japanese and Korean), Western and other words in a document separately. Another improved function is user can calculate the number of characters</text:span><text:span text:style-name="T4"> <text:s/></text:span><text:span text:style-name="T3"><text:s/>excluding separators such as space, tab as well. At the same time it keeps the features of the original tool such as table statistics, graphic statistics, and so on.</text:span></text:p>
      <text:p text:style-name="P1"/>
      <text:p text:style-name="Text_20_Body_20_Single">The official version of this document can be found in the OpenStorm Document Library Notes Database under the file name <text:span text:style-name="T11">SD(1).sxw. </text:span>Authorized users may access this database and view or print this document from there. </text:p>
      <text:p text:style-name="P2"/>
      <text:p text:style-name="Text_20_Body_20_Single">Users of this document are responsible for using the official version, and for continuously verifying that any copies of the document in whole or in part, are the official version. <text:s/>If this document is not a copy of the official version, it is obsolete.</text:p>
      <text:p text:style-name="P2"/>
      <text:p text:style-name="P6">For minor changes or updates, the author(s) can modify the contents of the Approved Version of this document without the need of re-approval by the designated approver(s). In other words, the author can approve his/her document by directly updating the Approver List and History and Summary Changes sections.</text:p>
      <text:p text:style-name="P6"/>
      <text:p text:style-name="Text_20_Body_20_Single"><text:span text:style-name="T1">This test plan will focus on FVT (Functional Verification Test) and NL-FVT (National Language - Functional Verification Test) of the feature </text:span><text:span text:style-name="T6">Header and Footer , Rehearse Timings, </text:span><text:span text:style-name="T5">Increase/Reduce Font Size and Toggle slide show mode </text:span><text:span text:style-name="T10">. <text:s/></text:span><text:span text:style-name="T1">All test cases cover the </text:span><text:span text:style-name="T6">Header and Footer</text:span><text:span text:style-name="T1"> , </text:span><text:span text:style-name="T6">Rehearse Timings, </text:span><text:span text:style-name="T5">Increase/Reduce Font Size and Toggle slide show mode </text:span><text:span text:style-name="T6"><text:s/></text:span><text:span text:style-name="T1"><text:s/>will be included in this plan. When performing FVT and NL-FVT test, this document should be the exclusive official version. </text:span></text:p>
      <text:h text:style-name="P21" text:outline-level="2"/>
      <text:p text:style-name="P8"/>
      <text:p text:style-name="Text_20_Body_20_Single"><text:span text:style-name="T12">Firstly, </text:span><text:span text:style-name="T13">Header&amp;Footer</text:span><text:span text:style-name="T12"> <text:s/>feature will provide a way for users to customize the masters of slide, handout and notes, and then provide a way to add, delete and modify Header&amp;Footer properties of OpenStorm Presentation Documents. Thus the information of OpenStorm Presentation Documents can be enriched greatly. </text:span></text:p>
      <text:p text:style-name="Text_20_Body_20_Single"><text:span text:style-name="T7">Headers and Footer</text:span><text:span text:style-name="T6">s</text:span><text:span text:style-name="T1"> are typically used in printed documents. You can create headers and footers that include text or graphics, There are </text:span><text:span text:style-name="T2">four </text:span><text:span text:style-name="T2">areas--Date area, Footer area, Number area and Header area, which are belong to Header and Footer in the broad sense. </text:span><text:span text:style-name="T1">A header is printed in the top margin. A footer is printed in the bottom margin. </text:span><text:span text:style-name="T2">At <text:s/>the end, the value of the four areas can be customized as needed. </text:span></text:p>
      <text:p text:style-name="P4"/>
      <text:h text:style-name="P15" text:outline-level="3"/>
      <text:p text:style-name="P7">The current functions of Rehearse Timings provided by OpenOffice.org 1.0.1are:</text:p>
      <text:list xml:id="list37303098" text:style-name="WW8Num1">
        <text:list-item>
          <text:p text:style-name="P18">To set for your slides before you rehearse, or you can set them automatically while you rehearse. If you set them before you rehearse, you'll find it to work in slide. sorter view where you see miniatures of each slide in your presentation. You can set the timing for one or more selected slides. You can also set a different timing for each slide.</text:p>
        </text:list-item>
      </text:list>
      <text:list xml:id="list37312200" text:style-name="WW8Num2">
        <text:list-item>
          <text:p text:style-name="P20">To record the time escape of the current slide when you present. When you move the next slide, the timing will be reset to zero.</text:p>
        </text:list-item>
      </text:list>
      <text:p text:style-name="P9">In Open Storm, we will add/improve the following functions to the Rehearse Timings:</text:p>
      <text:list xml:id="list37323229" text:style-name="WW8Num3">
        <text:list-item>
          <text:p text:style-name="P19">Record the accumulated time escape of the whole presentation.</text:p>
        </text:list-item>
        <text:list-item>
          <text:p text:style-name="P19">Hide/unhide the Rehearse Timings button by a certain shortcut key. </text:p>
        </text:list-item>
      </text:list>
      <text:p text:style-name="P10"/>
      <text:h text:style-name="P17" text:outline-level="3"/>
      <text:p text:style-name="P7">This function provides a shortcut key to increase/reduce Font Size of the selected character objects. </text:p>
      <text:p text:style-name="Text_20_Body_20_Single"/>
      <text:h text:style-name="P16" text:outline-level="3"/>
      <text:p text:style-name="P7">This feature is for SD <text:s/>provide user a convenience way to begin slide show from current page. </text:p>
      <text:p text:style-name="Text_20_Body_20_Single"/>
      <text:h text:style-name="P21" text:outline-level="2"><text:span text:style-name="T9"></text:span><text:span text:style-name="T1"> Function of <text:s/>Add, Delete and Modify the Header&amp;Footer Properties .</text:span></text:h>
      <text:p text:style-name="P11"><text:span text:style-name="T8"></text:span><text:span text:style-name="T2"> Header&amp;Footer Dialog's Mode</text:span>.</text:p>
      <text:p text:style-name="P11"><text:span text:style-name="T8"></text:span><text:span text:style-name="T2"> The communication between Header&amp;Footer Properties with Document objects in OpenStorm</text:span><text:span text:style-name="T12">. </text:span></text:p>
      <text:p text:style-name="P12"><text:span text:style-name="T8"></text:span> The connection between Header&amp;Footer areas and Header&amp;Footer dialog.</text:p>
      <text:p text:style-name="Text_20_Body_20_Single"><text:span text:style-name="T8"></text:span><text:span text:style-name="T12"> Function of Undo/Redo. </text:span></text:p>
      <text:p text:style-name="P3"/>
      <text:h text:style-name="P15" text:outline-level="3"/>
      <text:p text:style-name="Text_20_Body_20_Single"><text:span text:style-name="T8"></text:span> Rehearse Timings dialog's Mode.</text:p>
      <text:p text:style-name="P13"><text:span text:style-name="T8"></text:span> The communication between Rehearse Timings dialog with Presentation Documents in OpenStorm.<text:span text:style-name="T3">Character Statistics is an improvement of the existing document statistics function, with which user can calculate the number of CJK (Chinese Japanese and Korean), Western and other words in a document separately. Another improved function is user can calculate the number of characters</text:span><text:span text:style-name="T4"> <text:s/></text:span><text:span text:style-name="T3"><text:s/>excluding separators such as space, tab as well. At the same time it keeps the features of the original tool such as table statistics, graphic statistics, and so on.</text:span></text:p>
      <text:p text:style-name="P1"/>
      <text:p text:style-name="Text_20_Body_20_Single">The official version of this document can be found in the OpenStorm Document Library Notes Database under the file name <text:span text:style-name="T11">SD(1).sxw. </text:span>Authorized users may access this database and view or print this document from there. </text:p>
      <text:p text:style-name="P2"/>
      <text:p text:style-name="Text_20_Body_20_Single">Users of this document are responsible for using the official version, and for continuously verifying that any copies of the document in whole or in part, are the official version. <text:s/>If this document is not a copy of the official version, it is obsolete.</text:p>
      <text:p text:style-name="P2"/>
      <text:p text:style-name="P6">For minor changes or updates, the author(s) can modify the contents of the Approved Version of this document without the need of re-approval by the designated approver(s). In other words, the author can approve his/her document by directly updating the Approver List and History and Summary Changes sections.</text:p>
      <text:p text:style-name="P6"/>
      <text:p text:style-name="Text_20_Body_20_Single"><text:span text:style-name="T1">This test plan will focus on FVT (Functional Verification Test) and NL-FVT (National Language - Functional Verification Test) of the feature </text:span><text:span text:style-name="T6">Header and Footer , Rehearse Timings, </text:span><text:span text:style-name="T5">Increase/Reduce Font Size and Toggle slide show mode </text:span><text:span text:style-name="T10">. <text:s/></text:span><text:span text:style-name="T1">All test cases cover the </text:span><text:span text:style-name="T6">Header and Footer</text:span><text:span text:style-name="T1"> , </text:span><text:span text:style-name="T6">Rehearse Timings, </text:span><text:span text:style-name="T5">Increase/Reduce Font Size and Toggle slide show mode </text:span><text:span text:style-name="T6"><text:s/></text:span><text:span text:style-name="T1"><text:s/>will be included in this plan. When performing FVT and NL-FVT test, this document should be the exclusive official version. </text:span></text:p>
      <text:h text:style-name="P21" text:outline-level="2"/>
      <text:p text:style-name="P8"/>
      <text:p text:style-name="Text_20_Body_20_Single"><text:span text:style-name="T12">Firstly, </text:span><text:span text:style-name="T13">Header&amp;Footer</text:span><text:span text:style-name="T12"> <text:s/>feature will provide a way for users to customize the masters of slide, handout and notes, and then provide a way to add, delete and modify Header&amp;Footer properties of OpenStorm Presentation Documents. Thus the information of OpenStorm Presentation Documents can be enriched greatly. </text:span></text:p>
      <text:p text:style-name="Text_20_Body_20_Single"><text:span text:style-name="T7">Headers and Footer</text:span><text:span text:style-name="T6">s</text:span><text:span text:style-name="T1"> are typically used in printed documents. You can create headers and footers that include text or graphics, There are </text:span><text:span text:style-name="T2">four </text:span><text:span text:style-name="T2">areas--Date area, Footer area, Number area and Header area, which are belong to Header and Footer in the broad sense. </text:span><text:span text:style-name="T1">A header is printed in the top margin. A footer is printed in the bottom margin. </text:span><text:span text:style-name="T2">At <text:s/>the end, the value of the four areas can be customized as needed. </text:span></text:p>
      <text:p text:style-name="P4"/>
      <text:h text:style-name="P15" text:outline-level="3"/>
      <text:p text:style-name="P7">The current functions of Rehearse Timings provided by OpenOffice.org 1.0.1are:</text:p>
      <text:list xml:id="list37322199" text:style-name="WW8Num1">
        <text:list-item>
          <text:p text:style-name="P18">To set for your slides before you rehearse, or you can set them automatically while you rehearse. If you set them before you rehearse, you'll find it to work in slide. sorter view where you see miniatures of each slide in your presentation. You can set the timing for one or more selected slides. You can also set a different timing for each slide.</text:p>
        </text:list-item>
      </text:list>
      <text:list xml:id="list37328623" text:style-name="WW8Num2">
        <text:list-item>
          <text:p text:style-name="P20">To record the time escape of the current slide when you present. When you move the next slide, the timing will be reset to zero.</text:p>
        </text:list-item>
      </text:list>
      <text:p text:style-name="P9">In Open Storm, we will add/improve the following functions to the Rehearse Timings:</text:p>
      <text:list xml:id="list37312143" text:style-name="WW8Num3">
        <text:list-item>
          <text:p text:style-name="P19">Record the accumulated time escape of the whole presentation.</text:p>
        </text:list-item>
        <text:list-item>
          <text:p text:style-name="P19">Hide/unhide the Rehearse Timings button by a certain shortcut key. </text:p>
        </text:list-item>
      </text:list>
      <text:p text:style-name="P10"/>
      <text:h text:style-name="P17" text:outline-level="3"/>
      <text:p text:style-name="P7">This function provides a shortcut key to increase/reduce Font Size of the selected character objects. </text:p>
      <text:p text:style-name="Text_20_Body_20_Single"/>
      <text:h text:style-name="P16" text:outline-level="3"/>
      <text:p text:style-name="P7">This feature is for SD <text:s/>provide user a convenience way to begin slide show from current page. </text:p>
      <text:p text:style-name="Text_20_Body_20_Single"/>
      <text:h text:style-name="P21" text:outline-level="2"><text:span text:style-name="T9"></text:span><text:span text:style-name="T1"> Function of <text:s/>Add, Delete and Modify the Header&amp;Footer Properties .</text:span></text:h>
      <text:p text:style-name="P11"><text:span text:style-name="T8"></text:span><text:span text:style-name="T2"> Header&amp;Footer Dialog's Mode</text:span>.</text:p>
      <text:p text:style-name="P11"><text:span text:style-name="T8"></text:span><text:span text:style-name="T2"> The communication between Header&amp;Footer Properties with Document objects in OpenStorm</text:span><text:span text:style-name="T12">. </text:span></text:p>
      <text:p text:style-name="P12"><text:span text:style-name="T8"></text:span> The connection between Header&amp;Footer areas and Header&amp;Footer dialog.</text:p>
      <text:p text:style-name="Text_20_Body_20_Single"><text:span text:style-name="T8"></text:span><text:span text:style-name="T12"> Function of Undo/Redo. </text:span></text:p>
      <text:p text:style-name="P3"/>
      <text:h text:style-name="P15" text:outline-level="3"/>
      <text:p text:style-name="Text_20_Body_20_Single"><text:span text:style-name="T8"></text:span> Rehearse Timings dialog's Mode.</text:p>
      <text:p text:style-name="P13"><text:span text:style-name="T8"></text:span> The communication between Rehearse Timings dialog with Presentation Documents in OpenStorm.<text:span text:style-name="T3">Character Statistics is an improvement of the existing document statistics function, with which user can calculate the number of CJK (Chinese Japanese and Korean), Western and other words in a document separately. Another improved function is user can calculate the number of characters</text:span><text:span text:style-name="T4"> <text:s/></text:span><text:span text:style-name="T3"><text:s/>excluding separators such as space, tab as well. At the same time it keeps the features of the original tool such as table statistics, graphic statistics, and so on.</text:span></text:p>
      <text:p text:style-name="P1"/>
      <text:p text:style-name="Text_20_Body_20_Single">The official version of this document can be found in the OpenStorm Document Library Notes Database under the file name <text:span text:style-name="T11">SD(1).sxw. </text:span>Authorized users may access this database and view or print this document from there. </text:p>
      <text:p text:style-name="P2"/>
      <text:p text:style-name="Text_20_Body_20_Single">Users of this document are responsible for using the official version, and for continuously verifying that any copies of the document in whole or in part, are the official version. <text:s/>If this document is not a copy of the official version, it is obsolete.</text:p>
      <text:p text:style-name="P2"/>
      <text:p text:style-name="P6">For minor changes or updates, the author(s) can modify the contents of the Approved Version of this document without the need of re-approval by the designated approver(s). In other words, the author can approve his/her document by directly updating the Approver List and History and Summary Changes sections.</text:p>
      <text:p text:style-name="P6"/>
      <text:p text:style-name="Text_20_Body_20_Single"><text:span text:style-name="T1">This test plan will focus on FVT (Functional Verification Test) and NL-FVT (National Language - Functional Verification Test) of the feature </text:span><text:span text:style-name="T6">Header and Footer , Rehearse Timings, </text:span><text:span text:style-name="T5">Increase/Reduce Font Size and Toggle slide show mode </text:span><text:span text:style-name="T10">. <text:s/></text:span><text:span text:style-name="T1">All test cases cover the </text:span><text:span text:style-name="T6">Header and Footer</text:span><text:span text:style-name="T1"> , </text:span><text:span text:style-name="T6">Rehearse Timings, </text:span><text:span text:style-name="T5">Increase/Reduce Font Size and Toggle slide show mode </text:span><text:span text:style-name="T6"><text:s/></text:span><text:span text:style-name="T1"><text:s/>will be included in this plan. When performing FVT and NL-FVT test, this document should be the exclusive official version. </text:span></text:p>
      <text:h text:style-name="P21" text:outline-level="2"/>
      <text:p text:style-name="P8"/>
      <text:p text:style-name="Text_20_Body_20_Single"><text:span text:style-name="T12">Firstly, </text:span><text:span text:style-name="T13">Header&amp;Footer</text:span><text:span text:style-name="T12"> <text:s/>feature will provide a way for users to customize the masters of slide, handout and notes, and then provide a way to add, delete and modify Header&amp;Footer properties of OpenStorm Presentation Documents. Thus the information of OpenStorm Presentation Documents can be enriched greatly. </text:span></text:p>
      <text:p text:style-name="Text_20_Body_20_Single"><text:span text:style-name="T7">Headers and Footer</text:span><text:span text:style-name="T6">s</text:span><text:span text:style-name="T1"> are typically used in printed documents. You can create headers and footers that include text or graphics, There are </text:span><text:span text:style-name="T2">four </text:span><text:span text:style-name="T2">areas--Date area, Footer area, Number area and Header area, which are belong to Header and Footer in the broad sense. </text:span><text:span text:style-name="T1">A header is printed in the top margin. A footer is printed in the bottom margin. </text:span><text:span text:style-name="T2">At <text:s/>the end, the value of the four areas can be customized as needed. </text:span></text:p>
      <text:p text:style-name="P4"/>
      <text:h text:style-name="P15" text:outline-level="3"/>
      <text:p text:style-name="P7">The current functions of Rehearse Timings provided by OpenOffice.org 1.0.1are:</text:p>
      <text:list xml:id="list37331250" text:style-name="WW8Num1">
        <text:list-item>
          <text:p text:style-name="P18">To set for your slides before you rehearse, or you can set them automatically while you rehearse. If you set them before you rehearse, you'll find it to work in slide. sorter view where you see miniatures of each slide in your presentation. You can set the timing for one or more selected slides. You can also set a different timing for each slide.</text:p>
        </text:list-item>
      </text:list>
      <text:list xml:id="list37316151" text:style-name="WW8Num2">
        <text:list-item>
          <text:p text:style-name="P20">To record the time escape of the current slide when you present. When you move the next slide, the timing will be reset to zero.</text:p>
        </text:list-item>
      </text:list>
      <text:p text:style-name="P9">In Open Storm, we will add/improve the following functions to the Rehearse Timings:</text:p>
      <text:list xml:id="list37331991" text:style-name="WW8Num3">
        <text:list-item>
          <text:p text:style-name="P19">Record the accumulated time escape of the whole presentation.</text:p>
        </text:list-item>
        <text:list-item>
          <text:p text:style-name="P19">Hide/unhide the Rehearse Timings button by a certain shortcut key. </text:p>
        </text:list-item>
      </text:list>
      <text:p text:style-name="P10"/>
      <text:h text:style-name="P17" text:outline-level="3"/>
      <text:p text:style-name="P7">This function provides a shortcut key to increase/reduce Font Size of the selected character objects. </text:p>
      <text:p text:style-name="Text_20_Body_20_Single"/>
      <text:h text:style-name="P16" text:outline-level="3"/>
      <text:p text:style-name="P7">This feature is for SD <text:s/>provide user a convenience way to begin slide show from current page. </text:p>
      <text:p text:style-name="Text_20_Body_20_Single"/>
      <text:h text:style-name="P21" text:outline-level="2"><text:span text:style-name="T9"></text:span><text:span text:style-name="T1"> Function of <text:s/>Add, Delete and Modify the Header&amp;Footer Properties .</text:span></text:h>
      <text:p text:style-name="P11"><text:span text:style-name="T8"></text:span><text:span text:style-name="T2"> Header&amp;Footer Dialog's Mode</text:span>.</text:p>
      <text:p text:style-name="P11"><text:span text:style-name="T8"></text:span><text:span text:style-name="T2"> The communication between Header&amp;Footer Properties with Document objects in OpenStorm</text:span><text:span text:style-name="T12">. </text:span></text:p>
      <text:p text:style-name="P12"><text:span text:style-name="T8"></text:span> The connection between Header&amp;Footer areas and Header&amp;Footer dialog.</text:p>
      <text:p text:style-name="Text_20_Body_20_Single"><text:span text:style-name="T8"></text:span><text:span text:style-name="T12"> Function of Undo/Redo. </text:span></text:p>
      <text:p text:style-name="P3"/>
      <text:h text:style-name="P15" text:outline-level="3"/>
      <text:p text:style-name="Text_20_Body_20_Single"><text:span text:style-name="T8"></text:span> Rehearse Timings dialog's Mode.</text:p>
      <text:p text:style-name="P13"><text:span text:style-name="T8"></text:span> The communication between Rehearse Timings dialog with Presentation Documents in OpenStorm.<text:span text:style-name="T3">Character Statistics is an improvement of the existing document statistics function, with which user can calculate the number of CJK (Chinese Japanese and Korean), Western and other words in a document separately. Another improved function is user can calculate the number of characters</text:span><text:span text:style-name="T4"> <text:s/></text:span><text:span text:style-name="T3"><text:s/>excluding separators such as space, tab as well. At the same time it keeps the features of the original tool such as table statistics, graphic statistics, and so on.</text:span></text:p>
      <text:p text:style-name="P1"/>
      <text:p text:style-name="Text_20_Body_20_Single">The official version of this document can be found in the OpenStorm Document Library Notes Database under the file name <text:span text:style-name="T11">SD(1).sxw. </text:span>Authorized users may access this database and view or print this document from there. </text:p>
      <text:p text:style-name="P2"/>
      <text:p text:style-name="Text_20_Body_20_Single">Users of this document are responsible for using the official version, and for continuously verifying that any copies of the document in whole or in part, are the official version. <text:s/>If this document is not a copy of the official version, it is obsolete.</text:p>
      <text:p text:style-name="P2"/>
      <text:p text:style-name="P6">For minor changes or updates, the author(s) can modify the contents of the Approved Version of this document without the need of re-approval by the designated approver(s). In other words, the author can approve his/her document by directly updating the Approver List and History and Summary Changes sections.</text:p>
      <text:p text:style-name="P6"/>
      <text:p text:style-name="Text_20_Body_20_Single"><text:span text:style-name="T1">This test plan will focus on FVT (Functional Verification Test) and NL-FVT (National Language - Functional Verification Test) of the feature </text:span><text:span text:style-name="T6">Header and Footer , Rehearse Timings, </text:span><text:span text:style-name="T5">Increase/Reduce Font Size and Toggle slide show mode </text:span><text:span text:style-name="T10">. <text:s/></text:span><text:span text:style-name="T1">All test cases cover the </text:span><text:span text:style-name="T6">Header and Footer</text:span><text:span text:style-name="T1"> , </text:span><text:span text:style-name="T6">Rehearse Timings, </text:span><text:span text:style-name="T5">Increase/Reduce Font Size and Toggle slide show mode </text:span><text:span text:style-name="T6"><text:s/></text:span><text:span text:style-name="T1"><text:s/>will be included in this plan. When performing FVT and NL-FVT test, this document should be the exclusive official version. </text:span></text:p>
      <text:h text:style-name="P21" text:outline-level="2"/>
      <text:p text:style-name="P8"/>
      <text:p text:style-name="Text_20_Body_20_Single"><text:span text:style-name="T12">Firstly, </text:span><text:span text:style-name="T13">Header&amp;Footer</text:span><text:span text:style-name="T12"> <text:s/>feature will provide a way for users to customize the masters of slide, handout and notes, and then provide a way to add, delete and modify Header&amp;Footer properties of OpenStorm Presentation Documents. Thus the information of OpenStorm Presentation Documents can be enriched greatly. </text:span></text:p>
      <text:p text:style-name="Text_20_Body_20_Single"><text:span text:style-name="T7">Headers and Footer</text:span><text:span text:style-name="T6">s</text:span><text:span text:style-name="T1"> are typically used in printed documents. You can create headers and footers that include text or graphics, There are </text:span><text:span text:style-name="T2">four </text:span><text:span text:style-name="T2">areas--Date area, Footer area, Number area and Header area, which are belong to Header and Footer in the broad sense. </text:span><text:span text:style-name="T1">A header is printed in the top margin. A footer is printed in the bottom margin. </text:span><text:span text:style-name="T2">At <text:s/>the end, the value of the four areas can be customized as needed. </text:span></text:p>
      <text:p text:style-name="P4"/>
      <text:h text:style-name="P15" text:outline-level="3"/>
      <text:p text:style-name="P7">The current functions of Rehearse Timings provided by OpenOffice.org 1.0.1are:</text:p>
      <text:list xml:id="list37327007" text:style-name="WW8Num1">
        <text:list-item>
          <text:p text:style-name="P18">To set for your slides before you rehearse, or you can set them automatically while you rehearse. If you set them before you rehearse, you'll find it to work in slide. sorter view where you see miniatures of each slide in your presentation. You can set the timing for one or more selected slides. You can also set a different timing for each slide.</text:p>
        </text:list-item>
      </text:list>
      <text:list xml:id="list37302734" text:style-name="WW8Num2">
        <text:list-item>
          <text:p text:style-name="P20">To record the time escape of the current slide when you present. When you move the next slide, the timing will be reset to zero.</text:p>
        </text:list-item>
      </text:list>
      <text:p text:style-name="P9">In Open Storm, we will add/improve the following functions to the Rehearse Timings:</text:p>
      <text:list xml:id="list37310060" text:style-name="WW8Num3">
        <text:list-item>
          <text:p text:style-name="P19">Record the accumulated time escape of the whole presentation.</text:p>
        </text:list-item>
        <text:list-item>
          <text:p text:style-name="P19">Hide/unhide the Rehearse Timings button by a certain shortcut key. </text:p>
        </text:list-item>
      </text:list>
      <text:p text:style-name="P10"/>
      <text:h text:style-name="P17" text:outline-level="3"/>
      <text:p text:style-name="P7">This function provides a shortcut key to increase/reduce Font Size of the selected character objects. </text:p>
      <text:p text:style-name="Text_20_Body_20_Single"/>
      <text:h text:style-name="P16" text:outline-level="3"/>
      <text:p text:style-name="P7">This feature is for SD <text:s/>provide user a convenience way to begin slide show from current page. </text:p>
      <text:p text:style-name="Text_20_Body_20_Single"/>
      <text:h text:style-name="P21" text:outline-level="2"><text:span text:style-name="T9"></text:span><text:span text:style-name="T1"> Function of <text:s/>Add, Delete and Modify the Header&amp;Footer Properties .</text:span></text:h>
      <text:p text:style-name="P11"><text:span text:style-name="T8"></text:span><text:span text:style-name="T2"> Header&amp;Footer Dialog's Mode</text:span>.</text:p>
      <text:p text:style-name="P11"><text:span text:style-name="T8"></text:span><text:span text:style-name="T2"> The communication between Header&amp;Footer Properties with Document objects in OpenStorm</text:span><text:span text:style-name="T12">. </text:span></text:p>
      <text:p text:style-name="P12"><text:span text:style-name="T8"></text:span> The connection between Header&amp;Footer areas and Header&amp;Footer dialog.</text:p>
      <text:p text:style-name="Text_20_Body_20_Single"><text:span text:style-name="T8"></text:span><text:span text:style-name="T12"> Function of Undo/Redo. </text:span></text:p>
      <text:p text:style-name="P3"/>
      <text:h text:style-name="P15" text:outline-level="3"/>
      <text:p text:style-name="Text_20_Body_20_Single"><text:span text:style-name="T8"></text:span> Rehearse Timings dialog's Mode.</text:p>
      <text:p text:style-name="P13"><text:span text:style-name="T8"></text:span> The communication between Rehearse Timings dialog with Presentation Documents in OpenStorm.<text:span text:style-name="T3">Character Statistics is an improvement of the existing document statistics function, with which user can calculate the number of CJK (Chinese Japanese and Korean), Western and other words in a document separately. Another improved function is user can calculate the number of characters</text:span><text:span text:style-name="T4"> <text:s/></text:span><text:span text:style-name="T3"><text:s/>excluding separators such as space, tab as well. At the same time it keeps the features of the original tool such as table statistics, graphic statistics, and so on.</text:span></text:p>
      <text:p text:style-name="P1"/>
      <text:p text:style-name="Text_20_Body_20_Single">The official version of this document can be found in the OpenStorm Document Library Notes Database under the file name <text:span text:style-name="T11">SD(1).sxw. </text:span>Authorized users may access this database and view or print this document from there. </text:p>
      <text:p text:style-name="P2"/>
      <text:p text:style-name="Text_20_Body_20_Single">Users of this document are responsible for using the official version, and for continuously verifying that any copies of the document in whole or in part, are the official version. <text:s/>If this document is not a copy of the official version, it is obsolete.</text:p>
      <text:p text:style-name="P2"/>
      <text:p text:style-name="P6">For minor changes or updates, the author(s) can modify the contents of the Approved Version of this document without the need of re-approval by the designated approver(s). In other words, the author can approve his/her document by directly updating the Approver List and History and Summary Changes sections.</text:p>
      <text:p text:style-name="P6"/>
      <text:p text:style-name="Text_20_Body_20_Single"><text:span text:style-name="T1">This test plan will focus on FVT (Functional Verification Test) and NL-FVT (National Language - Functional Verification Test) of the feature </text:span><text:span text:style-name="T6">Header and Footer , Rehearse Timings, </text:span><text:span text:style-name="T5">Increase/Reduce Font Size and Toggle slide show mode </text:span><text:span text:style-name="T10">. <text:s/></text:span><text:span text:style-name="T1">All test cases cover the </text:span><text:span text:style-name="T6">Header and Footer</text:span><text:span text:style-name="T1"> , </text:span><text:span text:style-name="T6">Rehearse Timings, </text:span><text:span text:style-name="T5">Increase/Reduce Font Size and Toggle slide show mode </text:span><text:span text:style-name="T6"><text:s/></text:span><text:span text:style-name="T1"><text:s/>will be included in this plan. When performing FVT and NL-FVT test, this document should be the exclusive official version. </text:span></text:p>
      <text:h text:style-name="P21" text:outline-level="2"/>
      <text:p text:style-name="P8"/>
      <text:p text:style-name="Text_20_Body_20_Single"><text:span text:style-name="T12">Firstly, </text:span><text:span text:style-name="T13">Header&amp;Footer</text:span><text:span text:style-name="T12"> <text:s/>feature will provide a way for users to customize the masters of slide, handout and notes, and then provide a way to add, delete and modify Header&amp;Footer properties of OpenStorm Presentation Documents. Thus the information of OpenStorm Presentation Documents can be enriched greatly. </text:span></text:p>
      <text:p text:style-name="Text_20_Body_20_Single"><text:span text:style-name="T7">Headers and Footer</text:span><text:span text:style-name="T6">s</text:span><text:span text:style-name="T1"> are typically used in printed documents. You can create headers and footers that include text or graphics, There are </text:span><text:span text:style-name="T2">four </text:span><text:span text:style-name="T2">areas--Date area, Footer area, Number area and Header area, which are belong to Header and Footer in the broad sense. </text:span><text:span text:style-name="T1">A header is printed in the top margin. A footer is printed in the bottom margin. </text:span><text:span text:style-name="T2">At <text:s/>the end, the value of the four areas can be customized as needed. </text:span></text:p>
      <text:p text:style-name="P4"/>
      <text:h text:style-name="P15" text:outline-level="3"/>
      <text:p text:style-name="P7">The current functions of Rehearse Timings provided by OpenOffice.org 1.0.1are:</text:p>
      <text:list xml:id="list37329608" text:style-name="WW8Num1">
        <text:list-item>
          <text:p text:style-name="P18">To set for your slides before you rehearse, or you can set them automatically while you rehearse. If you set them before you rehearse, you'll find it to work in slide. sorter view where you see miniatures of each slide in your presentation. You can set the timing for one or more selected slides. You can also set a different timing for each slide.</text:p>
        </text:list-item>
      </text:list>
      <text:list xml:id="list37332745" text:style-name="WW8Num2">
        <text:list-item>
          <text:p text:style-name="P20">To record the time escape of the current slide when you present. When you move the next slide, the timing will be reset to zero.</text:p>
        </text:list-item>
      </text:list>
      <text:p text:style-name="P9">In Open Storm, we will add/improve the following functions to the Rehearse Timings:</text:p>
      <text:list xml:id="list37316231" text:style-name="WW8Num3">
        <text:list-item>
          <text:p text:style-name="P19">Record the accumulated time escape of the whole presentation.</text:p>
        </text:list-item>
        <text:list-item>
          <text:p text:style-name="P19">Hide/unhide the Rehearse Timings button by a certain shortcut key. </text:p>
        </text:list-item>
      </text:list>
      <text:p text:style-name="P10"/>
      <text:h text:style-name="P17" text:outline-level="3"/>
      <text:p text:style-name="P7">This function provides a shortcut key to increase/reduce Font Size of the selected character objects. </text:p>
      <text:p text:style-name="Text_20_Body_20_Single"/>
      <text:h text:style-name="P16" text:outline-level="3"/>
      <text:p text:style-name="P7">This feature is for SD <text:s/>provide user a convenience way to begin slide show from current page. </text:p>
      <text:p text:style-name="Text_20_Body_20_Single"/>
      <text:h text:style-name="P21" text:outline-level="2"><text:span text:style-name="T9"></text:span><text:span text:style-name="T1"> Function of <text:s/>Add, Delete and Modify the Header&amp;Footer Properties .</text:span></text:h>
      <text:p text:style-name="P11"><text:span text:style-name="T8"></text:span><text:span text:style-name="T2"> Header&amp;Footer Dialog's Mode</text:span>.</text:p>
      <text:p text:style-name="P11"><text:span text:style-name="T8"></text:span><text:span text:style-name="T2"> The communication between Header&amp;Footer Properties with Document objects in OpenStorm</text:span><text:span text:style-name="T12">. </text:span></text:p>
      <text:p text:style-name="P12"><text:span text:style-name="T8"></text:span> The connection between Header&amp;Footer areas and Header&amp;Footer dialog.</text:p>
      <text:p text:style-name="Text_20_Body_20_Single"><text:span text:style-name="T8"></text:span><text:span text:style-name="T12"> Function of Undo/Redo. </text:span></text:p>
      <text:p text:style-name="P3"/>
      <text:h text:style-name="P15" text:outline-level="3"/>
      <text:p text:style-name="Text_20_Body_20_Single"><text:span text:style-name="T8"></text:span> Rehearse Timings dialog's Mode.</text:p>
      <text:p text:style-name="P13"><text:span text:style-name="T8"></text:span> The communication between Rehearse Timings dialog with Presentation Documents in OpenStorm.<text:span text:style-name="T3">Character Statistics is an improvement of the existing document statistics function, with which user can calculate the number of CJK (Chinese Japanese and Korean), Western and other words in a document separately. Another improved function is user can calculate the number of characters</text:span><text:span text:style-name="T4"> <text:s/></text:span><text:span text:style-name="T3"><text:s/>excluding separators such as space, tab as well. At the same time it keeps the features of the original tool such as table statistics, graphic statistics, and so on.</text:span></text:p>
      <text:p text:style-name="P1"/>
      <text:p text:style-name="Text_20_Body_20_Single">The official version of this document can be found in the OpenStorm Document Library Notes Database under the file name <text:span text:style-name="T11">SD(1).sxw. </text:span>Authorized users may access this database and view or print this document from there. </text:p>
      <text:p text:style-name="P2"/>
      <text:p text:style-name="Text_20_Body_20_Single">Users of this document are responsible for using the official version, and for continuously verifying that any copies of the document in whole or in part, are the official version. <text:s/>If this document is not a copy of the official version, it is obsolete.</text:p>
      <text:p text:style-name="P2"/>
      <text:p text:style-name="P6">For minor changes or updates, the author(s) can modify the contents of the Approved Version of this document without the need of re-approval by the designated approver(s). In other words, the author can approve his/her document by directly updating the Approver List and History and Summary Changes sections.</text:p>
      <text:p text:style-name="P6"/>
      <text:p text:style-name="Text_20_Body_20_Single"><text:span text:style-name="T1">This test plan will focus on FVT (Functional Verification Test) and NL-FVT (National Language - Functional Verification Test) of the feature </text:span><text:span text:style-name="T6">Header and Footer , Rehearse Timings, </text:span><text:span text:style-name="T5">Increase/Reduce Font Size and Toggle slide show mode </text:span><text:span text:style-name="T10">. <text:s/></text:span><text:span text:style-name="T1">All test cases cover the </text:span><text:span text:style-name="T6">Header and Footer</text:span><text:span text:style-name="T1"> , </text:span><text:span text:style-name="T6">Rehearse Timings, </text:span><text:span text:style-name="T5">Increase/Reduce Font Size and Toggle slide show mode </text:span><text:span text:style-name="T6"><text:s/></text:span><text:span text:style-name="T1"><text:s/>will be included in this plan. When performing FVT and NL-FVT test, this document should be the exclusive official version. </text:span></text:p>
      <text:h text:style-name="P21" text:outline-level="2"/>
      <text:p text:style-name="P8"/>
      <text:p text:style-name="Text_20_Body_20_Single"><text:span text:style-name="T12">Firstly, </text:span><text:span text:style-name="T13">Header&amp;Footer</text:span><text:span text:style-name="T12"> <text:s/>feature will provide a way for users to customize the masters of slide, handout and notes, and then provide a way to add, delete and modify Header&amp;Footer properties of OpenStorm Presentation Documents. Thus the information of OpenStorm Presentation Documents can be enriched greatly. </text:span></text:p>
      <text:p text:style-name="Text_20_Body_20_Single"><text:span text:style-name="T7">Headers and Footer</text:span><text:span text:style-name="T6">s</text:span><text:span text:style-name="T1"> are typically used in printed documents. You can create headers and footers that include text or graphics, There are </text:span><text:span text:style-name="T2">four </text:span><text:span text:style-name="T2">areas--Date area, Footer area, Number area and Header area, which are belong to Header and Footer in the broad sense. </text:span><text:span text:style-name="T1">A header is printed in the top margin. A footer is printed in the bottom margin. </text:span><text:span text:style-name="T2">At <text:s/>the end, the value of the four areas can be customized as needed. </text:span></text:p>
      <text:p text:style-name="P4"/>
      <text:h text:style-name="P15" text:outline-level="3"/>
      <text:p text:style-name="P7">The current functions of Rehearse Timings provided by OpenOffice.org 1.0.1are:</text:p>
      <text:list xml:id="list37327554" text:style-name="WW8Num1">
        <text:list-item>
          <text:p text:style-name="P18">To set for your slides before you rehearse, or you can set them automatically while you rehearse. If you set them before you rehearse, you'll find it to work in slide. sorter view where you see miniatures of each slide in your presentation. You can set the timing for one or more selected slides. You can also set a different timing for each slide.</text:p>
        </text:list-item>
      </text:list>
      <text:list xml:id="list37308334" text:style-name="WW8Num2">
        <text:list-item>
          <text:p text:style-name="P20">To record the time escape of the current slide when you present. When you move the next slide, the timing will be reset to zero.</text:p>
        </text:list-item>
      </text:list>
      <text:p text:style-name="P9">In Open Storm, we will add/improve the following functions to the Rehearse Timings:</text:p>
      <text:list xml:id="list37310225" text:style-name="WW8Num3">
        <text:list-item>
          <text:p text:style-name="P19">Record the accumulated time escape of the whole presentation.</text:p>
        </text:list-item>
        <text:list-item>
          <text:p text:style-name="P19">Hide/unhide the Rehearse Timings button by a certain shortcut key. </text:p>
        </text:list-item>
      </text:list>
      <text:p text:style-name="P10"/>
      <text:h text:style-name="P17" text:outline-level="3"/>
      <text:p text:style-name="P7">This function provides a shortcut key to increase/reduce Font Size of the selected character objects. </text:p>
      <text:p text:style-name="Text_20_Body_20_Single"/>
      <text:h text:style-name="P16" text:outline-level="3"/>
      <text:p text:style-name="P7">This feature is for SD <text:s/>provide user a convenience way to begin slide show from current page. </text:p>
      <text:p text:style-name="Text_20_Body_20_Single"/>
      <text:h text:style-name="P21" text:outline-level="2"><text:span text:style-name="T9"></text:span><text:span text:style-name="T1"> Function of <text:s/>Add, Delete and Modify the Header&amp;Footer Properties .</text:span></text:h>
      <text:p text:style-name="P11"><text:span text:style-name="T8"></text:span><text:span text:style-name="T2"> Header&amp;Footer Dialog's Mode</text:span>.</text:p>
      <text:p text:style-name="P11"><text:span text:style-name="T8"></text:span><text:span text:style-name="T2"> The communication between Header&amp;Footer Properties with Document objects in OpenStorm</text:span><text:span text:style-name="T12">. </text:span></text:p>
      <text:p text:style-name="P12"><text:span text:style-name="T8"></text:span> The connection between Header&amp;Footer areas and Header&amp;Footer dialog.</text:p>
      <text:p text:style-name="Text_20_Body_20_Single"><text:span text:style-name="T8"></text:span><text:span text:style-name="T12"> Function of Undo/Redo. </text:span></text:p>
      <text:p text:style-name="P3"/>
      <text:h text:style-name="P15" text:outline-level="3"/>
      <text:p text:style-name="Text_20_Body_20_Single"><text:span text:style-name="T8"></text:span> Rehearse Timings dialog's Mode.</text:p>
      <text:p text:style-name="P13"><text:span text:style-name="T8"></text:span> The communication between Rehearse Timings dialog with Presentation Documents in OpenStorm.<text:span text:style-name="T3">Character Statistics is an improvement of the existing document statistics function, with which user can calculate the number of CJK (Chinese Japanese and Korean), Western and other words in a document separately. Another improved function is user can calculate the number of characters</text:span><text:span text:style-name="T4"> <text:s/></text:span><text:span text:style-name="T3"><text:s/>excluding separators such as space, tab as well. At the same time it keeps the features of the original tool such as table statistics, graphic statistics, and so on.</text:span></text:p>
      <text:p text:style-name="P1"/>
      <text:p text:style-name="Text_20_Body_20_Single">The official version of this document can be found in the OpenStorm Document Library Notes Database under the file name <text:span text:style-name="T11">SD(1).sxw. </text:span>Authorized users may access this database and view or print this document from there. </text:p>
      <text:p text:style-name="P2"/>
      <text:p text:style-name="Text_20_Body_20_Single">Users of this document are responsible for using the official version, and for continuously verifying that any copies of the document in whole or in part, are the official version. <text:s/>If this document is not a copy of the official version, it is obsolete.</text:p>
      <text:p text:style-name="P2"/>
      <text:p text:style-name="P6">For minor changes or updates, the author(s) can modify the contents of the Approved Version of this document without the need of re-approval by the designated approver(s). In other words, the author can approve his/her document by directly updating the Approver List and History and Summary Changes sections.</text:p>
      <text:p text:style-name="P6"/>
      <text:p text:style-name="Text_20_Body_20_Single"><text:span text:style-name="T1">This test plan will focus on FVT (Functional Verification Test) and NL-FVT (National Language - Functional Verification Test) of the feature </text:span><text:span text:style-name="T6">Header and Footer , Rehearse Timings, </text:span><text:span text:style-name="T5">Increase/Reduce Font Size and Toggle slide show mode </text:span><text:span text:style-name="T10">. <text:s/></text:span><text:span text:style-name="T1">All test cases cover the </text:span><text:span text:style-name="T6">Header and Footer</text:span><text:span text:style-name="T1"> , </text:span><text:span text:style-name="T6">Rehearse Timings, </text:span><text:span text:style-name="T5">Increase/Reduce Font Size and Toggle slide show mode </text:span><text:span text:style-name="T6"><text:s/></text:span><text:span text:style-name="T1"><text:s/>will be included in this plan. When performing FVT and NL-FVT test, this document should be the exclusive official version. </text:span></text:p>
      <text:h text:style-name="P21" text:outline-level="2"/>
      <text:p text:style-name="P8"/>
      <text:p text:style-name="Text_20_Body_20_Single"><text:span text:style-name="T12">Firstly, </text:span><text:span text:style-name="T13">Header&amp;Footer</text:span><text:span text:style-name="T12"> <text:s/>feature will provide a way for users to customize the masters of slide, handout and notes, and then provide a way to add, delete and modify Header&amp;Footer properties of OpenStorm Presentation Documents. Thus the information of OpenStorm Presentation Documents can be enriched greatly. </text:span></text:p>
      <text:p text:style-name="Text_20_Body_20_Single"><text:span text:style-name="T7">Headers and Footer</text:span><text:span text:style-name="T6">s</text:span><text:span text:style-name="T1"> are typically used in printed documents. You can create headers and footers that include text or graphics, There are </text:span><text:span text:style-name="T2">four </text:span><text:span text:style-name="T2">areas--Date area, Footer area, Number area and Header area, which are belong to Header and Footer in the broad sense. </text:span><text:span text:style-name="T1">A header is printed in the top margin. A footer is printed in the bottom margin. </text:span><text:span text:style-name="T2">At <text:s/>the end, the value of the four areas can be customized as needed. </text:span></text:p>
      <text:p text:style-name="P4"/>
      <text:h text:style-name="P15" text:outline-level="3"/>
      <text:p text:style-name="P7">The current functions of Rehearse Timings provided by OpenOffice.org 1.0.1are:</text:p>
      <text:list xml:id="list37326242" text:style-name="WW8Num1">
        <text:list-item>
          <text:p text:style-name="P18">To set for your slides before you rehearse, or you can set them automatically while you rehearse. If you set them before you rehearse, you'll find it to work in slide. sorter view where you see miniatures of each slide in your presentation. You can set the timing for one or more selected slides. You can also set a different timing for each slide.</text:p>
        </text:list-item>
      </text:list>
      <text:list xml:id="list37305915" text:style-name="WW8Num2">
        <text:list-item>
          <text:p text:style-name="P20">To record the time escape of the current slide when you present. When you move the next slide, the timing will be reset to zero.</text:p>
        </text:list-item>
      </text:list>
      <text:p text:style-name="P9">In Open Storm, we will add/improve the following functions to the Rehearse Timings:</text:p>
      <text:list xml:id="list37316679" text:style-name="WW8Num3">
        <text:list-item>
          <text:p text:style-name="P19">Record the accumulated time escape of the whole presentation.</text:p>
        </text:list-item>
        <text:list-item>
          <text:p text:style-name="P19">Hide/unhide the Rehearse Timings button by a certain shortcut key. </text:p>
        </text:list-item>
      </text:list>
      <text:p text:style-name="P10"/>
      <text:h text:style-name="P17" text:outline-level="3"/>
      <text:p text:style-name="P7">This function provides a shortcut key to increase/reduce Font Size of the selected character objects. </text:p>
      <text:p text:style-name="Text_20_Body_20_Single"/>
      <text:h text:style-name="P16" text:outline-level="3"/>
      <text:p text:style-name="P7">This feature is for SD <text:s/>provide user a convenience way to begin slide show from current page. </text:p>
      <text:p text:style-name="Text_20_Body_20_Single"/>
      <text:h text:style-name="P21" text:outline-level="2"><text:span text:style-name="T9"></text:span><text:span text:style-name="T1"> Function of <text:s/>Add, Delete and Modify the Header&amp;Footer Properties .</text:span></text:h>
      <text:p text:style-name="P11"><text:span text:style-name="T8"></text:span><text:span text:style-name="T2"> Header&amp;Footer Dialog's Mode</text:span>.</text:p>
      <text:p text:style-name="P11"><text:span text:style-name="T8"></text:span><text:span text:style-name="T2"> The communication between Header&amp;Footer Properties with Document objects in OpenStorm</text:span><text:span text:style-name="T12">. </text:span></text:p>
      <text:p text:style-name="P12"><text:span text:style-name="T8"></text:span> The connection between Header&amp;Footer areas and Header&amp;Footer dialog.</text:p>
      <text:p text:style-name="Text_20_Body_20_Single"><text:span text:style-name="T8"></text:span><text:span text:style-name="T12"> Function of Undo/Redo. </text:span></text:p>
      <text:p text:style-name="P3"/>
      <text:h text:style-name="P15" text:outline-level="3"/>
      <text:p text:style-name="Text_20_Body_20_Single"><text:span text:style-name="T8"></text:span> Rehearse Timings dialog's Mode.</text:p>
      <text:p text:style-name="P13"><text:span text:style-name="T8"></text:span> The communication between Rehearse Timings dialog with Presentation Documents in OpenStorm.<text:span text:style-name="T3">Character Statistics is an improvement of the existing document statistics function, with which user can calculate the number of CJK (Chinese Japanese and Korean), Western and other words in a document separately. Another improved function is user can calculate the number of characters</text:span><text:span text:style-name="T4"> <text:s/></text:span><text:span text:style-name="T3"><text:s/>excluding separators such as space, tab as well. At the same time it keeps the features of the original tool such as table statistics, graphic statistics, and so on.</text:span></text:p>
      <text:p text:style-name="P1"/>
      <text:p text:style-name="Text_20_Body_20_Single">The official version of this document can be found in the OpenStorm Document Library Notes Database under the file name <text:span text:style-name="T11">SD(1).sxw. </text:span>Authorized users may access this database and view or print this document from there. </text:p>
      <text:p text:style-name="P2"/>
      <text:p text:style-name="Text_20_Body_20_Single">Users of this document are responsible for using the official version, and for continuously verifying that any copies of the document in whole or in part, are the official version. <text:s/>If this document is not a copy of the official version, it is obsolete.</text:p>
      <text:p text:style-name="P2"/>
      <text:p text:style-name="P6">For minor changes or updates, the author(s) can modify the contents of the Approved Version of this document without the need of re-approval by the designated approver(s). In other words, the author can approve his/her document by directly updating the Approver List and History and Summary Changes sections.</text:p>
      <text:p text:style-name="P6"/>
      <text:p text:style-name="Text_20_Body_20_Single"><text:span text:style-name="T1">This test plan will focus on FVT (Functional Verification Test) and NL-FVT (National Language - Functional Verification Test) of the feature </text:span><text:span text:style-name="T6">Header and Footer , Rehearse Timings, </text:span><text:span text:style-name="T5">Increase/Reduce Font Size and Toggle slide show mode </text:span><text:span text:style-name="T10">. <text:s/></text:span><text:span text:style-name="T1">All test cases cover the </text:span><text:span text:style-name="T6">Header and Footer</text:span><text:span text:style-name="T1"> , </text:span><text:span text:style-name="T6">Rehearse Timings, </text:span><text:span text:style-name="T5">Increase/Reduce Font Size and Toggle slide show mode </text:span><text:span text:style-name="T6"><text:s/></text:span><text:span text:style-name="T1"><text:s/>will be included in this plan. When performing FVT and NL-FVT test, this document should be the exclusive official version. </text:span></text:p>
      <text:h text:style-name="P21" text:outline-level="2"/>
      <text:p text:style-name="P8"/>
      <text:p text:style-name="Text_20_Body_20_Single"><text:span text:style-name="T12">Firstly, </text:span><text:span text:style-name="T13">Header&amp;Footer</text:span><text:span text:style-name="T12"> <text:s/>feature will provide a way for users to customize the masters of slide, handout and notes, and then provide a way to add, delete and modify Header&amp;Footer properties of OpenStorm Presentation Documents. Thus the information of OpenStorm Presentation Documents can be enriched greatly. </text:span></text:p>
      <text:p text:style-name="Text_20_Body_20_Single"><text:span text:style-name="T7">Headers and Footer</text:span><text:span text:style-name="T6">s</text:span><text:span text:style-name="T1"> are typically used in printed documents. You can create headers and footers that include text or graphics, There are </text:span><text:span text:style-name="T2">four </text:span><text:span text:style-name="T2">areas--Date area, Footer area, Number area and Header area, which are belong to Header and Footer in the broad sense. </text:span><text:span text:style-name="T1">A header is printed in the top margin. A footer is printed in the bottom margin. </text:span><text:span text:style-name="T2">At <text:s/>the end, the value of the four areas can be customized as needed. </text:span></text:p>
      <text:p text:style-name="P4"/>
      <text:h text:style-name="P15" text:outline-level="3"/>
      <text:p text:style-name="P7">The current functions of Rehearse Timings provided by OpenOffice.org 1.0.1are:</text:p>
      <text:list xml:id="list37319826" text:style-name="WW8Num1">
        <text:list-item>
          <text:p text:style-name="P18">To set for your slides before you rehearse, or you can set them automatically while you rehearse. If you set them before you rehearse, you'll find it to work in slide. sorter view where you see miniatures of each slide in your presentation. You can set the timing for one or more selected slides. You can also set a different timing for each slide.</text:p>
        </text:list-item>
      </text:list>
      <text:list xml:id="list37303968" text:style-name="WW8Num2">
        <text:list-item>
          <text:p text:style-name="P20">To record the time escape of the current slide when you present. When you move the next slide, the timing will be reset to zero.</text:p>
        </text:list-item>
      </text:list>
      <text:p text:style-name="P9">In Open Storm, we will add/improve the following functions to the Rehearse Timings:</text:p>
      <text:list xml:id="list37316897" text:style-name="WW8Num3">
        <text:list-item>
          <text:p text:style-name="P19">Record the accumulated time escape of the whole presentation.</text:p>
        </text:list-item>
        <text:list-item>
          <text:p text:style-name="P19">Hide/unhide the Rehearse Timings button by a certain shortcut key. </text:p>
        </text:list-item>
      </text:list>
      <text:p text:style-name="P10"/>
      <text:h text:style-name="P17" text:outline-level="3"/>
      <text:p text:style-name="P7">This function provides a shortcut key to increase/reduce Font Size of the selected character objects. </text:p>
      <text:p text:style-name="Text_20_Body_20_Single"/>
      <text:h text:style-name="P16" text:outline-level="3"/>
      <text:p text:style-name="P7">This feature is for SD <text:s/>provide user a convenience way to begin slide show from current page. </text:p>
      <text:p text:style-name="Text_20_Body_20_Single"/>
      <text:h text:style-name="P21" text:outline-level="2"><text:span text:style-name="T9"></text:span><text:span text:style-name="T1"> Function of <text:s/>Add, Delete and Modify the Header&amp;Footer Properties .</text:span></text:h>
      <text:p text:style-name="P11"><text:span text:style-name="T8"></text:span><text:span text:style-name="T2"> Header&amp;Footer Dialog's Mode</text:span>.</text:p>
      <text:p text:style-name="P11"><text:span text:style-name="T8"></text:span><text:span text:style-name="T2"> The communication between Header&amp;Footer Properties with Document objects in OpenStorm</text:span><text:span text:style-name="T12">. </text:span></text:p>
      <text:p text:style-name="P12"><text:span text:style-name="T8"></text:span> The connection between Header&amp;Footer areas and Header&amp;Footer dialog.</text:p>
      <text:p text:style-name="Text_20_Body_20_Single"><text:span text:style-name="T8"></text:span><text:span text:style-name="T12"> Function of Undo/Redo. </text:span></text:p>
      <text:p text:style-name="P3"/>
      <text:h text:style-name="P15" text:outline-level="3"/>
      <text:p text:style-name="Text_20_Body_20_Single"><text:span text:style-name="T8"></text:span> Rehearse Timings dialog's Mode.</text:p>
      <text:p text:style-name="P13"><text:span text:style-name="T8"></text:span> The communication between Rehearse Timings dialog with Presentation Documents in OpenStorm.<text:span text:style-name="T3">Character Statistics is an improvement of the existing document statistics function, with which user can calculate the number of CJK (Chinese Japanese and Korean), Western and other words in a document separately. Another improved function is user can calculate the number of characters</text:span><text:span text:style-name="T4"> <text:s/></text:span><text:span text:style-name="T3"><text:s/>excluding separators such as space, tab as well. At the same time it keeps the features of the original tool such as table statistics, graphic statistics, and so on.</text:span></text:p>
      <text:p text:style-name="P1"/>
      <text:p text:style-name="Text_20_Body_20_Single">The official version of this document can be found in the OpenStorm Document Library Notes Database under the file name <text:span text:style-name="T11">SD(1).sxw. </text:span>Authorized users may access this database and view or print this document from there. </text:p>
      <text:p text:style-name="P2"/>
      <text:p text:style-name="Text_20_Body_20_Single">Users of this document are responsible for using the official version, and for continuously verifying that any copies of the document in whole or in part, are the official version. <text:s/>If this document is not a copy of the official version, it is obsolete.</text:p>
      <text:p text:style-name="P2"/>
      <text:p text:style-name="P6">For minor changes or updates, the author(s) can modify the contents of the Approved Version of this document without the need of re-approval by the designated approver(s). In other words, the author can approve his/her document by directly updating the Approver List and History and Summary Changes sections.</text:p>
      <text:p text:style-name="P6"/>
      <text:p text:style-name="Text_20_Body_20_Single"><text:span text:style-name="T1">This test plan will focus on FVT (Functional Verification Test) and NL-FVT (National Language - Functional Verification Test) of the feature </text:span><text:span text:style-name="T6">Header and Footer , Rehearse Timings, </text:span><text:span text:style-name="T5">Increase/Reduce Font Size and Toggle slide show mode </text:span><text:span text:style-name="T10">. <text:s/></text:span><text:span text:style-name="T1">All test cases cover the </text:span><text:span text:style-name="T6">Header and Footer</text:span><text:span text:style-name="T1"> , </text:span><text:span text:style-name="T6">Rehearse Timings, </text:span><text:span text:style-name="T5">Increase/Reduce Font Size and Toggle slide show mode </text:span><text:span text:style-name="T6"><text:s/></text:span><text:span text:style-name="T1"><text:s/>will be included in this plan. When performing FVT and NL-FVT test, this document should be the exclusive official version. </text:span></text:p>
      <text:h text:style-name="P21" text:outline-level="2"/>
      <text:p text:style-name="P8"/>
      <text:p text:style-name="Text_20_Body_20_Single"><text:span text:style-name="T12">Firstly, </text:span><text:span text:style-name="T13">Header&amp;Footer</text:span><text:span text:style-name="T12"> <text:s/>feature will provide a way for users to customize the masters of slide, handout and notes, and then provide a way to add, delete and modify Header&amp;Footer properties of OpenStorm Presentation Documents. Thus the information of OpenStorm Presentation Documents can be enriched greatly. </text:span></text:p>
      <text:p text:style-name="Text_20_Body_20_Single"><text:span text:style-name="T7">Headers and Footer</text:span><text:span text:style-name="T6">s</text:span><text:span text:style-name="T1"> are typically used in printed documents. You can create headers and footers that include text or graphics, There are </text:span><text:span text:style-name="T2">four </text:span><text:span text:style-name="T2">areas--Date area, Footer area, Number area and Header area, which are belong to Header and Footer in the broad sense. </text:span><text:span text:style-name="T1">A header is printed in the top margin. A footer is printed in the bottom margin. </text:span><text:span text:style-name="T2">At <text:s/>the end, the value of the four areas can be customized as needed. </text:span></text:p>
      <text:p text:style-name="P4"/>
      <text:h text:style-name="P15" text:outline-level="3"/>
      <text:p text:style-name="P7">The current functions of Rehearse Timings provided by OpenOffice.org 1.0.1are:</text:p>
      <text:list xml:id="list37330771" text:style-name="WW8Num1">
        <text:list-item>
          <text:p text:style-name="P18">To set for your slides before you rehearse, or you can set them automatically while you rehearse. If you set them before you rehearse, you'll find it to work in slide. sorter view where you see miniatures of each slide in your presentation. You can set the timing for one or more selected slides. You can also set a different timing for each slide.</text:p>
        </text:list-item>
      </text:list>
      <text:list xml:id="list37301406" text:style-name="WW8Num2">
        <text:list-item>
          <text:p text:style-name="P20">To record the time escape of the current slide when you present. When you move the next slide, the timing will be reset to zero.</text:p>
        </text:list-item>
      </text:list>
      <text:p text:style-name="P9">In Open Storm, we will add/improve the following functions to the Rehearse Timings:</text:p>
      <text:list xml:id="list37317211" text:style-name="WW8Num3">
        <text:list-item>
          <text:p text:style-name="P19">Record the accumulated time escape of the whole presentation.</text:p>
        </text:list-item>
        <text:list-item>
          <text:p text:style-name="P19">Hide/unhide the Rehearse Timings button by a certain shortcut key. </text:p>
        </text:list-item>
      </text:list>
      <text:p text:style-name="P10"/>
      <text:h text:style-name="P17" text:outline-level="3"/>
      <text:p text:style-name="P7">This function provides a shortcut key to increase/reduce Font Size of the selected character objects. </text:p>
      <text:p text:style-name="Text_20_Body_20_Single"/>
      <text:h text:style-name="P16" text:outline-level="3"/>
      <text:p text:style-name="P7">This feature is for SD <text:s/>provide user a convenience way to begin slide show from current page. </text:p>
      <text:p text:style-name="Text_20_Body_20_Single"/>
      <text:h text:style-name="P21" text:outline-level="2"><text:span text:style-name="T9"></text:span><text:span text:style-name="T1"> Function of <text:s/>Add, Delete and Modify the Header&amp;Footer Properties .</text:span></text:h>
      <text:p text:style-name="P11"><text:span text:style-name="T8"></text:span><text:span text:style-name="T2"> Header&amp;Footer Dialog's Mode</text:span>.</text:p>
      <text:p text:style-name="P11"><text:span text:style-name="T8"></text:span><text:span text:style-name="T2"> The communication between Header&amp;Footer Properties with Document objects in OpenStorm</text:span><text:span text:style-name="T12">. </text:span></text:p>
      <text:p text:style-name="P12"><text:span text:style-name="T8"></text:span> The connection between Header&amp;Footer areas and Header&amp;Footer dialog.</text:p>
      <text:p text:style-name="Text_20_Body_20_Single"><text:span text:style-name="T8"></text:span><text:span text:style-name="T12"> Function of Undo/Redo. </text:span></text:p>
      <text:p text:style-name="P3"/>
      <text:h text:style-name="P15" text:outline-level="3"/>
      <text:p text:style-name="Text_20_Body_20_Single"><text:span text:style-name="T8"></text:span> Rehearse Timings dialog's Mode.</text:p>
      <text:p text:style-name="P13"><text:span text:style-name="T8"></text:span> The communication between Rehearse Timings dialog with Presentation Documents in OpenStorm.<text:span text:style-name="T3">Character Statistics is an improvement of the existing document statistics function, with which user can calculate the number of CJK (Chinese Japanese and Korean), Western and other words in a document separately. Another improved function is user can calculate the number of characters</text:span><text:span text:style-name="T4"> <text:s/></text:span><text:span text:style-name="T3"><text:s/>excluding separators such as space, tab as well. At the same time it keeps the features of the original tool such as table statistics, graphic statistics, and so on.</text:span></text:p>
      <text:p text:style-name="P1"/>
      <text:p text:style-name="Text_20_Body_20_Single">The official version of this document can be found in the OpenStorm Document Library Notes Database under the file name <text:span text:style-name="T11">SD(1).sxw. </text:span>Authorized users may access this database and view or print this document from there. </text:p>
      <text:p text:style-name="P2"/>
      <text:p text:style-name="Text_20_Body_20_Single">Users of this document are responsible for using the official version, and for continuously verifying that any copies of the document in whole or in part, are the official version. <text:s/>If this document is not a copy of the official version, it is obsolete.</text:p>
      <text:p text:style-name="P2"/>
      <text:p text:style-name="P6">For minor changes or updates, the author(s) can modify the contents of the Approved Version of this document without the need of re-approval by the designated approver(s). In other words, the author can approve his/her document by directly updating the Approver List and History and Summary Changes sections.</text:p>
      <text:p text:style-name="P6"/>
      <text:p text:style-name="Text_20_Body_20_Single"><text:span text:style-name="T1">This test plan will focus on FVT (Functional Verification Test) and NL-FVT (National Language - Functional Verification Test) of the feature </text:span><text:span text:style-name="T6">Header and Footer , Rehearse Timings, </text:span><text:span text:style-name="T5">Increase/Reduce Font Size and Toggle slide show mode </text:span><text:span text:style-name="T10">. <text:s/></text:span><text:span text:style-name="T1">All test cases cover the </text:span><text:span text:style-name="T6">Header and Footer</text:span><text:span text:style-name="T1"> , </text:span><text:span text:style-name="T6">Rehearse Timings, </text:span><text:span text:style-name="T5">Increase/Reduce Font Size and Toggle slide show mode </text:span><text:span text:style-name="T6"><text:s/></text:span><text:span text:style-name="T1"><text:s/>will be included in this plan. When performing FVT and NL-FVT test, this document should be the exclusive official version. </text:span></text:p>
      <text:h text:style-name="P21" text:outline-level="2"/>
      <text:p text:style-name="P8"/>
      <text:p text:style-name="Text_20_Body_20_Single"><text:span text:style-name="T12">Firstly, </text:span><text:span text:style-name="T13">Header&amp;Footer</text:span><text:span text:style-name="T12"> <text:s/>feature will provide a way for users to customize the masters of slide, handout and notes, and then provide a way to add, delete and modify Header&amp;Footer properties of OpenStorm Presentation Documents. Thus the information of OpenStorm Presentation Documents can be enriched greatly. </text:span></text:p>
      <text:p text:style-name="Text_20_Body_20_Single"><text:span text:style-name="T7">Headers and Footer</text:span><text:span text:style-name="T6">s</text:span><text:span text:style-name="T1"> are typically used in printed documents. You can create headers and footers that include text or graphics, There are </text:span><text:span text:style-name="T2">four </text:span><text:span text:style-name="T2">areas--Date area, Footer area, Number area and Header area, which are belong to Header and Footer in the broad sense. </text:span><text:span text:style-name="T1">A header is printed in the top margin. A footer is printed in the bottom margin. </text:span><text:span text:style-name="T2">At <text:s/>the end, the value of the four areas can be customized as needed. </text:span></text:p>
      <text:p text:style-name="P4"/>
      <text:h text:style-name="P15" text:outline-level="3"/>
      <text:p text:style-name="P7">The current functions of Rehearse Timings provided by OpenOffice.org 1.0.1are:</text:p>
      <text:list xml:id="list37314748" text:style-name="WW8Num1">
        <text:list-item>
          <text:p text:style-name="P18">To set for your slides before you rehearse, or you can set them automatically while you rehearse. If you set them before you rehearse, you'll find it to work in slide. sorter view where you see miniatures of each slide in your presentation. You can set the timing for one or more selected slides. You can also set a different timing for each slide.</text:p>
        </text:list-item>
      </text:list>
      <text:list xml:id="list37326213" text:style-name="WW8Num2">
        <text:list-item>
          <text:p text:style-name="P20">To record the time escape of the current slide when you present. When you move the next slide, the timing will be reset to zero.</text:p>
        </text:list-item>
      </text:list>
      <text:p text:style-name="P9">In Open Storm, we will add/improve the following functions to the Rehearse Timings:</text:p>
      <text:list xml:id="list37305188" text:style-name="WW8Num3">
        <text:list-item>
          <text:p text:style-name="P19">Record the accumulated time escape of the whole presentation.</text:p>
        </text:list-item>
        <text:list-item>
          <text:p text:style-name="P19">Hide/unhide the Rehearse Timings button by a certain shortcut key. </text:p>
        </text:list-item>
      </text:list>
      <text:p text:style-name="P10"/>
      <text:h text:style-name="P17" text:outline-level="3"/>
      <text:p text:style-name="P7">This function provides a shortcut key to increase/reduce Font Size of the selected character objects. </text:p>
      <text:p text:style-name="Text_20_Body_20_Single"/>
      <text:h text:style-name="P16" text:outline-level="3"/>
      <text:p text:style-name="P7">This feature is for SD <text:s/>provide user a convenience way to begin slide show from current page. </text:p>
      <text:p text:style-name="Text_20_Body_20_Single"/>
      <text:h text:style-name="P21" text:outline-level="2"><text:span text:style-name="T9"></text:span><text:span text:style-name="T1"> Function of <text:s/>Add, Delete and Modify the Header&amp;Footer Properties .</text:span></text:h>
      <text:p text:style-name="P11"><text:span text:style-name="T8"></text:span><text:span text:style-name="T2"> Header&amp;Footer Dialog's Mode</text:span>.</text:p>
      <text:p text:style-name="P11"><text:span text:style-name="T8"></text:span><text:span text:style-name="T2"> The communication between Header&amp;Footer Properties with Document objects in OpenStorm</text:span><text:span text:style-name="T12">. </text:span></text:p>
      <text:p text:style-name="P12"><text:span text:style-name="T8"></text:span> The connection between Header&amp;Footer areas and Header&amp;Footer dialog.</text:p>
      <text:p text:style-name="Text_20_Body_20_Single"><text:span text:style-name="T8"></text:span><text:span text:style-name="T12"> Function of Undo/Redo. </text:span></text:p>
      <text:p text:style-name="P3"/>
      <text:h text:style-name="P15" text:outline-level="3"/>
      <text:p text:style-name="Text_20_Body_20_Single"><text:span text:style-name="T8"></text:span> Rehearse Timings dialog's Mode.</text:p>
      <text:p text:style-name="P13"><text:span text:style-name="T8"></text:span> The communication between Rehearse Timings dialog with Presentation Documents in OpenStorm.<text:span text:style-name="T3">Character Statistics is an improvement of the existing document statistics function, with which user can calculate the number of CJK (Chinese Japanese and Korean), Western and other words in a document separately. Another improved function is user can calculate the number of characters</text:span><text:span text:style-name="T4"> <text:s/></text:span><text:span text:style-name="T3"><text:s/>excluding separators such as space, tab as well. At the same time it keeps the features of the original tool such as table statistics, graphic statistics, and so on.</text:span></text:p>
      <text:p text:style-name="P1"/>
      <text:p text:style-name="Text_20_Body_20_Single">The official version of this document can be found in the OpenStorm Document Library Notes Database under the file name <text:span text:style-name="T11">SD(1).sxw. </text:span>Authorized users may access this database and view or print this document from there. </text:p>
      <text:p text:style-name="P2"/>
      <text:p text:style-name="Text_20_Body_20_Single">Users of this document are responsible for using the official version, and for continuously verifying that any copies of the document in whole or in part, are the official version. <text:s/>If this document is not a copy of the official version, it is obsolete.</text:p>
      <text:p text:style-name="P2"/>
      <text:p text:style-name="P6">For minor changes or updates, the author(s) can modify the contents of the Approved Version of this document without the need of re-approval by the designated approver(s). In other words, the author can approve his/her document by directly updating the Approver List and History and Summary Changes sections.</text:p>
      <text:p text:style-name="P6"/>
      <text:p text:style-name="Text_20_Body_20_Single"><text:span text:style-name="T1">This test plan will focus on FVT (Functional Verification Test) and NL-FVT (National Language - Functional Verification Test) of the feature </text:span><text:span text:style-name="T6">Header and Footer , Rehearse Timings, </text:span><text:span text:style-name="T5">Increase/Reduce Font Size and Toggle slide show mode </text:span><text:span text:style-name="T10">. <text:s/></text:span><text:span text:style-name="T1">All test cases cover the </text:span><text:span text:style-name="T6">Header and Footer</text:span><text:span text:style-name="T1"> , </text:span><text:span text:style-name="T6">Rehearse Timings, </text:span><text:span text:style-name="T5">Increase/Reduce Font Size and Toggle slide show mode </text:span><text:span text:style-name="T6"><text:s/></text:span><text:span text:style-name="T1"><text:s/>will be included in this plan. When performing FVT and NL-FVT test, this document should be the exclusive official version. </text:span></text:p>
      <text:h text:style-name="P21" text:outline-level="2"/>
      <text:p text:style-name="P8"/>
      <text:p text:style-name="Text_20_Body_20_Single"><text:span text:style-name="T12">Firstly, </text:span><text:span text:style-name="T13">Header&amp;Footer</text:span><text:span text:style-name="T12"> <text:s/>feature will provide a way for users to customize the masters of slide, handout and notes, and then provide a way to add, delete and modify Header&amp;Footer properties of OpenStorm Presentation Documents. Thus the information of OpenStorm Presentation Documents can be enriched greatly. </text:span></text:p>
      <text:p text:style-name="Text_20_Body_20_Single"><text:span text:style-name="T7">Headers and Footer</text:span><text:span text:style-name="T6">s</text:span><text:span text:style-name="T1"> are typically used in printed documents. You can create headers and footers that include text or graphics, There are </text:span><text:span text:style-name="T2">four </text:span><text:span text:style-name="T2">areas--Date area, Footer area, Number area and Header area, which are belong to Header and Footer in the broad sense. </text:span><text:span text:style-name="T1">A header is printed in the top margin. A footer is printed in the bottom margin. </text:span><text:span text:style-name="T2">At <text:s/>the end, the value of the four areas can be customized as needed. </text:span></text:p>
      <text:p text:style-name="P4"/>
      <text:h text:style-name="P15" text:outline-level="3"/>
      <text:p text:style-name="P7">The current functions of Rehearse Timings provided by OpenOffice.org 1.0.1are:</text:p>
      <text:list xml:id="list37333331" text:style-name="WW8Num1">
        <text:list-item>
          <text:p text:style-name="P18">To set for your slides before you rehearse, or you can set them automatically while you rehearse. If you set them before you rehearse, you'll find it to work in slide. sorter view where you see miniatures of each slide in your presentation. You can set the timing for one or more selected slides. You can also set a different timing for each slide.</text:p>
        </text:list-item>
      </text:list>
      <text:list xml:id="list37321819" text:style-name="WW8Num2">
        <text:list-item>
          <text:p text:style-name="P20">To record the time escape of the current slide when you present. When you move the next slide, the timing will be reset to zero.</text:p>
        </text:list-item>
      </text:list>
      <text:p text:style-name="P9">In Open Storm, we will add/improve the following functions to the Rehearse Timings:</text:p>
      <text:list xml:id="list37315197" text:style-name="WW8Num3">
        <text:list-item>
          <text:p text:style-name="P19">Record the accumulated time escape of the whole presentation.</text:p>
        </text:list-item>
        <text:list-item>
          <text:p text:style-name="P19">Hide/unhide the Rehearse Timings button by a certain shortcut key. </text:p>
        </text:list-item>
      </text:list>
      <text:p text:style-name="P10"/>
      <text:h text:style-name="P17" text:outline-level="3"/>
      <text:p text:style-name="P7">This function provides a shortcut key to increase/reduce Font Size of the selected character objects. </text:p>
      <text:p text:style-name="Text_20_Body_20_Single"/>
      <text:h text:style-name="P16" text:outline-level="3"/>
      <text:p text:style-name="P7">This feature is for SD <text:s/>provide user a convenience way to begin slide show from current page. </text:p>
      <text:p text:style-name="Text_20_Body_20_Single"/>
      <text:h text:style-name="P21" text:outline-level="2"><text:span text:style-name="T9"></text:span><text:span text:style-name="T1"> Function of <text:s/>Add, Delete and Modify the Header&amp;Footer Properties .</text:span></text:h>
      <text:p text:style-name="P11"><text:span text:style-name="T8"></text:span><text:span text:style-name="T2"> Header&amp;Footer Dialog's Mode</text:span>.</text:p>
      <text:p text:style-name="P11"><text:span text:style-name="T8"></text:span><text:span text:style-name="T2"> The communication between Header&amp;Footer Properties with Document objects in OpenStorm</text:span><text:span text:style-name="T12">. </text:span></text:p>
      <text:p text:style-name="P12"><text:span text:style-name="T8"></text:span> The connection between Header&amp;Footer areas and Header&amp;Footer dialog.</text:p>
      <text:p text:style-name="Text_20_Body_20_Single"><text:span text:style-name="T8"></text:span><text:span text:style-name="T12"> Function of Undo/Redo. </text:span></text:p>
      <text:p text:style-name="P3"/>
      <text:h text:style-name="P15" text:outline-level="3"/>
      <text:p text:style-name="Text_20_Body_20_Single"><text:span text:style-name="T8"></text:span> Rehearse Timings dialog's Mode.</text:p>
      <text:p text:style-name="P13"><text:span text:style-name="T8"></text:span> The communication between Rehearse Timings dialog with Presentation Documents in OpenStor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Arial1" svg:font-family="Arial" style:font-pitch="variable"/>
    <style:font-face style:name="MS Mincho" svg:font-family="'MS Mincho'" style:font-pitch="variable"/>
    <style:font-face style:name="Tahoma" svg:font-family="Tahoma" style:font-pitch="variable"/>
    <style:font-face style:name="宋体" svg:font-family="宋体, SimSu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Unicode" svg:font-family="'Lucida Sans Unicode'" style:font-family-generic="swiss" style:font-pitch="variable"/>
    <style:font-face style:name="Tahoma2" svg:font-family="Tahom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Default_20_Text" style:display-name="Default Text" style:family="paragraph" style:class="text">
      <style:paragraph-properties fo:margin-top="0in" fo:margin-bottom="0in" style:line-height-at-least="0.0693in" fo:text-align="justify" style:justify-single-word="false"/>
      <style:text-properties style:font-name="Helvetica" style:font-name-asian="Helvetica" style:font-name-complex="Helvetica"/>
    </style:style>
    <style:style style:name="Text_20_Body_20_Single" style:display-name="Text Body Single" style:family="paragraph" style:parent-style-name="Default_20_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2" style:display-name="Heading 2" style:family="paragraph" style:parent-style-name="标题1" style:next-style-name="Text_20_Body_20_Single">
      <style:paragraph-properties fo:margin-left="0in" fo:margin-right="0in" fo:text-indent="0in"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标题1" style:next-style-name="Text_20_Body_20_Single" style:class="text">
      <style:paragraph-properties fo:margin-left="0in" fo:margin-right="0in" fo:text-indent="0in" style:auto-text-indent="false"/>
      <style:text-properties fo:font-size="14pt" fo:font-weight="bold" style:font-size-asian="14pt" style:font-weight-asian="bold" style:font-size-complex="14pt" style:font-weight-complex="bold"/>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cjk" style:family="paragraph" style:parent-style-name="Default_20_Text">
      <style:paragraph-properties fo:margin-top="0.1945in" fo:margin-bottom="0.0827in" fo:text-align="start" style:justify-single-word="false" fo:orphans="2" fo:widows="2"/>
      <style:text-properties style:font-name="宋体" fo:font-size="12pt" style:letter-kerning="true" style:font-size-asian="12pt" style:font-name-complex="宋体"/>
    </style:style>
    <style:style style:name="Normal" style:family="paragraph" style:parent-style-name="Default_20_Text">
      <style:paragraph-properties style:text-autospace="none"/>
      <style:text-properties fo:font-size="10pt" style:font-size-asian="10pt" style:font-size-complex="10pt"/>
    </style:style>
    <style:style style:name="标题1" style:family="paragraph" style:parent-style-name="Default_20_Text" style:next-style-name="Text_20_Body_20_Single">
      <style:paragraph-properties fo:margin-top="0.1665in" fo:margin-bottom="0.0835in" fo:keep-with-next="always"/>
      <style:text-properties style:font-name="Arial" fo:font-size="14pt" style:font-name-asian="Lucida Sans Unicode" style:font-size-asian="14pt" style:font-name-complex="Tahoma2" style:font-size-complex="14pt"/>
    </style:style>
    <style:style style:name="Footnote_20_Symbol" style:display-name="Footnote Symbol" style:family="text"/>
    <style:style style:name="Endnote_20_Symbol" style:display-name="Endnote Symbol" style:family="text"/>
    <style:style style:name="WW8Num1z0" style:family="text">
      <style:text-properties style:font-name="Symbol" fo:font-size="9pt" style:font-size-asian="9pt" style:font-name-complex="StarSymbol" style:font-size-complex="9pt"/>
    </style:style>
    <style:style style:name="WW8Num2z0" style:family="text">
      <style:text-properties style:font-name="Symbol" fo:font-size="9pt" style:font-size-asian="9pt" style:font-name-complex="StarSymbol" style:font-size-complex="9pt"/>
    </style:style>
    <style:style style:name="WW8Num3z0" style:family="text">
      <style:text-properties style:font-name="Symbol" fo:font-size="9pt" style:font-size-asian="9pt" style:font-name-complex="StarSymbol" style:font-size-complex="9p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list-level-style-bullet text:level="1" text:style-name="WW8Num1z0" style:num-suffix="." text:bullet-char="·">
        <style:list-level-properties text:min-label-width="0.1965in"/>
        <style:text-properties style:font-name="Symbol"/>
      </text:list-level-style-bullet>
      <text:list-level-style-bullet text:level="2" text:style-name="WW8Num1z0" style:num-suffix="." text:bullet-char="·">
        <style:list-level-properties text:space-before="0.1972in" text:min-label-width="0.1965in"/>
        <style:text-properties style:font-name="Symbol"/>
      </text:list-level-style-bullet>
      <text:list-level-style-bullet text:level="3" text:style-name="WW8Num1z0" style:num-suffix="." text:bullet-char="·">
        <style:list-level-properties text:space-before="0.3937in" text:min-label-width="0.1965in"/>
        <style:text-properties style:font-name="Symbol"/>
      </text:list-level-style-bullet>
      <text:list-level-style-bullet text:level="4" text:style-name="WW8Num1z0" style:num-suffix="." text:bullet-char="·">
        <style:list-level-properties text:space-before="0.5909in" text:min-label-width="0.1965in"/>
        <style:text-properties style:font-name="Symbol"/>
      </text:list-level-style-bullet>
      <text:list-level-style-bullet text:level="5" text:style-name="WW8Num1z0" style:num-suffix="." text:bullet-char="·">
        <style:list-level-properties text:space-before="0.7874in" text:min-label-width="0.1965in"/>
        <style:text-properties style:font-name="Symbol"/>
      </text:list-level-style-bullet>
      <text:list-level-style-bullet text:level="6" text:style-name="WW8Num1z0" style:num-suffix="." text:bullet-char="·">
        <style:list-level-properties text:space-before="0.9846in" text:min-label-width="0.1965in"/>
        <style:text-properties style:font-name="Symbol"/>
      </text:list-level-style-bullet>
      <text:list-level-style-bullet text:level="7" text:style-name="WW8Num1z0" style:num-suffix="." text:bullet-char="·">
        <style:list-level-properties text:space-before="1.1815in" text:min-label-width="0.1965in"/>
        <style:text-properties style:font-name="Symbol"/>
      </text:list-level-style-bullet>
      <text:list-level-style-bullet text:level="8" text:style-name="WW8Num1z0" style:num-suffix="." text:bullet-char="·">
        <style:list-level-properties text:space-before="1.3787in" text:min-label-width="0.1965in"/>
        <style:text-properties style:font-name="Symbol"/>
      </text:list-level-style-bullet>
      <text:list-level-style-bullet text:level="9" text:style-name="WW8Num1z0" style:num-suffix="." text:bullet-char="·">
        <style:list-level-properties text:space-before="1.5752in" text:min-label-width="0.1965in"/>
        <style:text-properties style:font-name="Symbol"/>
      </text:list-level-style-bullet>
      <text:list-level-style-number text:level="10" style:num-suffix="." style:num-format="1">
        <style:list-level-properties text:space-before="1.7724in" text:min-label-width="0.1965in"/>
      </text:list-level-style-number>
    </text:list-style>
    <text:list-style style:name="WW8Num2">
      <text:list-level-style-bullet text:level="1" text:style-name="WW8Num2z0" style:num-suffix="." text:bullet-char="·">
        <style:list-level-properties text:min-label-width="0.1965in"/>
        <style:text-properties style:font-name="Symbol"/>
      </text:list-level-style-bullet>
      <text:list-level-style-bullet text:level="2" text:style-name="WW8Num2z0" style:num-suffix="." text:bullet-char="·">
        <style:list-level-properties text:space-before="0.1972in" text:min-label-width="0.1965in"/>
        <style:text-properties style:font-name="Symbol"/>
      </text:list-level-style-bullet>
      <text:list-level-style-bullet text:level="3" text:style-name="WW8Num2z0" style:num-suffix="." text:bullet-char="·">
        <style:list-level-properties text:space-before="0.3937in" text:min-label-width="0.1965in"/>
        <style:text-properties style:font-name="Symbol"/>
      </text:list-level-style-bullet>
      <text:list-level-style-bullet text:level="4" text:style-name="WW8Num2z0" style:num-suffix="." text:bullet-char="·">
        <style:list-level-properties text:space-before="0.5909in" text:min-label-width="0.1965in"/>
        <style:text-properties style:font-name="Symbol"/>
      </text:list-level-style-bullet>
      <text:list-level-style-bullet text:level="5" text:style-name="WW8Num2z0" style:num-suffix="." text:bullet-char="·">
        <style:list-level-properties text:space-before="0.7874in" text:min-label-width="0.1965in"/>
        <style:text-properties style:font-name="Symbol"/>
      </text:list-level-style-bullet>
      <text:list-level-style-bullet text:level="6" text:style-name="WW8Num2z0" style:num-suffix="." text:bullet-char="·">
        <style:list-level-properties text:space-before="0.9846in" text:min-label-width="0.1965in"/>
        <style:text-properties style:font-name="Symbol"/>
      </text:list-level-style-bullet>
      <text:list-level-style-bullet text:level="7" text:style-name="WW8Num2z0" style:num-suffix="." text:bullet-char="·">
        <style:list-level-properties text:space-before="1.1815in" text:min-label-width="0.1965in"/>
        <style:text-properties style:font-name="Symbol"/>
      </text:list-level-style-bullet>
      <text:list-level-style-bullet text:level="8" text:style-name="WW8Num2z0" style:num-suffix="." text:bullet-char="·">
        <style:list-level-properties text:space-before="1.3787in" text:min-label-width="0.1965in"/>
        <style:text-properties style:font-name="Symbol"/>
      </text:list-level-style-bullet>
      <text:list-level-style-bullet text:level="9" text:style-name="WW8Num2z0" style:num-suffix="." text:bullet-char="·">
        <style:list-level-properties text:space-before="1.5752in" text:min-label-width="0.1965in"/>
        <style:text-properties style:font-name="Symbol"/>
      </text:list-level-style-bullet>
      <text:list-level-style-number text:level="10" style:num-suffix="." style:num-format="1">
        <style:list-level-properties text:space-before="1.7724in" text:min-label-width="0.1965in"/>
      </text:list-level-style-number>
    </text:list-style>
    <text:list-style style:name="WW8Num3">
      <text:list-level-style-bullet text:level="1" text:style-name="WW8Num3z0" style:num-suffix="." text:bullet-char="·">
        <style:list-level-properties text:min-label-width="0.1965in"/>
        <style:text-properties style:font-name="Symbol"/>
      </text:list-level-style-bullet>
      <text:list-level-style-bullet text:level="2" text:style-name="WW8Num3z0" style:num-suffix="." text:bullet-char="·">
        <style:list-level-properties text:space-before="0.1972in" text:min-label-width="0.1965in"/>
        <style:text-properties style:font-name="Symbol"/>
      </text:list-level-style-bullet>
      <text:list-level-style-bullet text:level="3" text:style-name="WW8Num3z0" style:num-suffix="." text:bullet-char="·">
        <style:list-level-properties text:space-before="0.3937in" text:min-label-width="0.1965in"/>
        <style:text-properties style:font-name="Symbol"/>
      </text:list-level-style-bullet>
      <text:list-level-style-bullet text:level="4" text:style-name="WW8Num3z0" style:num-suffix="." text:bullet-char="·">
        <style:list-level-properties text:space-before="0.5909in" text:min-label-width="0.1965in"/>
        <style:text-properties style:font-name="Symbol"/>
      </text:list-level-style-bullet>
      <text:list-level-style-bullet text:level="5" text:style-name="WW8Num3z0" style:num-suffix="." text:bullet-char="·">
        <style:list-level-properties text:space-before="0.7874in" text:min-label-width="0.1965in"/>
        <style:text-properties style:font-name="Symbol"/>
      </text:list-level-style-bullet>
      <text:list-level-style-bullet text:level="6" text:style-name="WW8Num3z0" style:num-suffix="." text:bullet-char="·">
        <style:list-level-properties text:space-before="0.9846in" text:min-label-width="0.1965in"/>
        <style:text-properties style:font-name="Symbol"/>
      </text:list-level-style-bullet>
      <text:list-level-style-bullet text:level="7" text:style-name="WW8Num3z0" style:num-suffix="." text:bullet-char="·">
        <style:list-level-properties text:space-before="1.1815in" text:min-label-width="0.1965in"/>
        <style:text-properties style:font-name="Symbol"/>
      </text:list-level-style-bullet>
      <text:list-level-style-bullet text:level="8" text:style-name="WW8Num3z0" style:num-suffix="." text:bullet-char="·">
        <style:list-level-properties text:space-before="1.3787in" text:min-label-width="0.1965in"/>
        <style:text-properties style:font-name="Symbol"/>
      </text:list-level-style-bullet>
      <text:list-level-style-bullet text:level="9" text:style-name="WW8Num3z0" style:num-suffix="." text:bullet-char="·">
        <style:list-level-properties text:space-before="1.5752in" text:min-label-width="0.1965in"/>
        <style:text-properties style:font-name="Symbol"/>
      </text:list-level-style-bullet>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meta:initial-creator>Yuan Cheng</meta:initial-creator>
    <meta:creation-date>2005-03-31T10:44:50</meta:creation-date>
    <dc:date>2009-10-30T09:34:26.09</dc:date>
    <dc:language>en-US</dc:language>
    <meta:editing-cycles>5</meta:editing-cycles>
    <meta:editing-duration>PT00H01M03S</meta:editing-duration>
    <meta:document-statistic meta:table-count="0" meta:image-count="0" meta:object-count="0" meta:page-count="111" meta:paragraph-count="1156" meta:word-count="33826" meta:character-count="209055"/>
    <meta:user-defined meta:name="Info 1"/>
    <meta:user-defined meta:name="Info 2"/>
    <meta:user-defined meta:name="Info 3"/>
    <meta:user-defined meta:name="Info 4"/>
  </office:meta>
</office:document-meta>
</file>